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a7466" officeooo:paragraph-rsid="034b8f1c"/>
    </style:style>
    <style:style style:name="P109" style:family="paragraph" style:parent-style-name="Text_20_body">
      <style:text-properties officeooo:rsid="012b569b" officeooo:paragraph-rsid="012b569b"/>
    </style:style>
    <style:style style:name="P110" style:family="paragraph" style:parent-style-name="Text_20_body">
      <style:text-properties officeooo:rsid="012c9d95" officeooo:paragraph-rsid="012c9d95"/>
    </style:style>
    <style:style style:name="P111" style:family="paragraph" style:parent-style-name="Text_20_body">
      <style:text-properties officeooo:rsid="012cb77e" officeooo:paragraph-rsid="012cb77e"/>
    </style:style>
    <style:style style:name="P112" style:family="paragraph" style:parent-style-name="Text_20_body">
      <style:text-properties officeooo:paragraph-rsid="012d05c2"/>
    </style:style>
    <style:style style:name="P113" style:family="paragraph" style:parent-style-name="Text_20_body">
      <style:text-properties officeooo:rsid="012d531e" officeooo:paragraph-rsid="012d531e"/>
    </style:style>
    <style:style style:name="P114" style:family="paragraph" style:parent-style-name="Text_20_body">
      <style:text-properties officeooo:rsid="012e7b95" officeooo:paragraph-rsid="012e7b95"/>
    </style:style>
    <style:style style:name="P115" style:family="paragraph" style:parent-style-name="Text_20_body">
      <style:text-properties officeooo:rsid="0132a7b3" officeooo:paragraph-rsid="0132a7b3"/>
    </style:style>
    <style:style style:name="P116" style:family="paragraph" style:parent-style-name="Text_20_body">
      <style:text-properties officeooo:rsid="01339b1e" officeooo:paragraph-rsid="01339b1e"/>
    </style:style>
    <style:style style:name="P117" style:family="paragraph" style:parent-style-name="Text_20_body">
      <style:text-properties officeooo:rsid="01342891" officeooo:paragraph-rsid="01342891"/>
    </style:style>
    <style:style style:name="P118" style:family="paragraph" style:parent-style-name="Text_20_body">
      <style:text-properties officeooo:rsid="013a74a7" officeooo:paragraph-rsid="013a74a7"/>
    </style:style>
    <style:style style:name="P119" style:family="paragraph" style:parent-style-name="Text_20_body">
      <style:text-properties officeooo:rsid="013b6bd1" officeooo:paragraph-rsid="013b6bd1"/>
    </style:style>
    <style:style style:name="P120" style:family="paragraph" style:parent-style-name="Text_20_body">
      <style:text-properties officeooo:rsid="013c23c7" officeooo:paragraph-rsid="013c23c7"/>
    </style:style>
    <style:style style:name="P121" style:family="paragraph" style:parent-style-name="Text_20_body">
      <style:text-properties officeooo:rsid="013c6e81" officeooo:paragraph-rsid="013c6e81"/>
    </style:style>
    <style:style style:name="P122" style:family="paragraph" style:parent-style-name="Text_20_body">
      <style:text-properties officeooo:rsid="013d155f" officeooo:paragraph-rsid="013d155f"/>
    </style:style>
    <style:style style:name="P123" style:family="paragraph" style:parent-style-name="Text_20_body">
      <style:text-properties officeooo:rsid="013fe2b7" officeooo:paragraph-rsid="013fe2b7"/>
    </style:style>
    <style:style style:name="P124" style:family="paragraph" style:parent-style-name="Text_20_body">
      <style:text-properties officeooo:rsid="01400a34" officeooo:paragraph-rsid="01400a34"/>
    </style:style>
    <style:style style:name="P125" style:family="paragraph" style:parent-style-name="Text_20_body">
      <style:text-properties officeooo:rsid="014203ce" officeooo:paragraph-rsid="014203ce"/>
    </style:style>
    <style:style style:name="P126" style:family="paragraph" style:parent-style-name="Text_20_body">
      <style:text-properties officeooo:rsid="0144a541" officeooo:paragraph-rsid="0144a541"/>
    </style:style>
    <style:style style:name="P127" style:family="paragraph" style:parent-style-name="Text_20_body">
      <style:text-properties officeooo:rsid="0147c595" officeooo:paragraph-rsid="01489c97"/>
    </style:style>
    <style:style style:name="P128" style:family="paragraph" style:parent-style-name="Text_20_body">
      <style:text-properties officeooo:rsid="0147c595" officeooo:paragraph-rsid="014bb31f"/>
    </style:style>
    <style:style style:name="P129" style:family="paragraph" style:parent-style-name="Text_20_body">
      <style:text-properties officeooo:rsid="01489c97" officeooo:paragraph-rsid="01489c97"/>
    </style:style>
    <style:style style:name="P130" style:family="paragraph" style:parent-style-name="Text_20_body">
      <style:text-properties officeooo:rsid="014cc8f9" officeooo:paragraph-rsid="014cc8f9"/>
    </style:style>
    <style:style style:name="P131" style:family="paragraph" style:parent-style-name="Text_20_body">
      <style:text-properties officeooo:rsid="014e58f2" officeooo:paragraph-rsid="014e58f2"/>
    </style:style>
    <style:style style:name="P132" style:family="paragraph" style:parent-style-name="Text_20_body">
      <style:text-properties officeooo:rsid="015136a0" officeooo:paragraph-rsid="015136a0"/>
    </style:style>
    <style:style style:name="P133" style:family="paragraph" style:parent-style-name="Text_20_body">
      <style:text-properties officeooo:rsid="01522ae0" officeooo:paragraph-rsid="01522ae0"/>
    </style:style>
    <style:style style:name="P134" style:family="paragraph" style:parent-style-name="Text_20_body">
      <style:text-properties officeooo:rsid="01534f2d" officeooo:paragraph-rsid="01522ae0"/>
    </style:style>
    <style:style style:name="P135" style:family="paragraph" style:parent-style-name="Text_20_body">
      <style:text-properties officeooo:rsid="01534f2d" officeooo:paragraph-rsid="01534f2d"/>
    </style:style>
    <style:style style:name="P136" style:family="paragraph" style:parent-style-name="Text_20_body">
      <style:text-properties officeooo:rsid="0154f334" officeooo:paragraph-rsid="0154f334"/>
    </style:style>
    <style:style style:name="P137" style:family="paragraph" style:parent-style-name="Text_20_body">
      <style:text-properties officeooo:rsid="0157724e" officeooo:paragraph-rsid="01595dcb"/>
    </style:style>
    <style:style style:name="P138" style:family="paragraph" style:parent-style-name="Text_20_body">
      <style:text-properties officeooo:rsid="01596aff" officeooo:paragraph-rsid="0160d7df"/>
    </style:style>
    <style:style style:name="P139" style:family="paragraph" style:parent-style-name="Text_20_body">
      <style:text-properties officeooo:rsid="015a7272" officeooo:paragraph-rsid="015a7272"/>
    </style:style>
    <style:style style:name="P140" style:family="paragraph" style:parent-style-name="Text_20_body">
      <style:text-properties officeooo:rsid="015a7272" officeooo:paragraph-rsid="015bed25"/>
    </style:style>
    <style:style style:name="P141" style:family="paragraph" style:parent-style-name="Text_20_body">
      <style:text-properties officeooo:rsid="015c7522" officeooo:paragraph-rsid="015c7522"/>
    </style:style>
    <style:style style:name="P142" style:family="paragraph" style:parent-style-name="Text_20_body">
      <style:text-properties officeooo:rsid="015fe938" officeooo:paragraph-rsid="015fe938"/>
    </style:style>
    <style:style style:name="P143" style:family="paragraph" style:parent-style-name="Text_20_body">
      <style:text-properties officeooo:rsid="0160d7df" officeooo:paragraph-rsid="0160d7df"/>
    </style:style>
    <style:style style:name="P144" style:family="paragraph" style:parent-style-name="Text_20_body">
      <style:text-properties officeooo:rsid="0160e7a2" officeooo:paragraph-rsid="0160e7a2"/>
    </style:style>
    <style:style style:name="P145" style:family="paragraph" style:parent-style-name="Text_20_body">
      <style:text-properties officeooo:rsid="0161ecea" officeooo:paragraph-rsid="0161ecea"/>
    </style:style>
    <style:style style:name="P146" style:family="paragraph" style:parent-style-name="Text_20_body">
      <style:text-properties officeooo:rsid="01678512" officeooo:paragraph-rsid="01678512"/>
    </style:style>
    <style:style style:name="P147" style:family="paragraph" style:parent-style-name="Text_20_body">
      <style:text-properties officeooo:paragraph-rsid="016acbc0"/>
    </style:style>
    <style:style style:name="P148" style:family="paragraph" style:parent-style-name="Text_20_body">
      <style:text-properties officeooo:rsid="016bd881" officeooo:paragraph-rsid="016bd881"/>
    </style:style>
    <style:style style:name="P149" style:family="paragraph" style:parent-style-name="Text_20_body">
      <style:text-properties officeooo:paragraph-rsid="016c7301"/>
    </style:style>
    <style:style style:name="P150" style:family="paragraph" style:parent-style-name="Text_20_body">
      <style:text-properties officeooo:rsid="0170ccbc" officeooo:paragraph-rsid="0170ccbc"/>
    </style:style>
    <style:style style:name="P151" style:family="paragraph" style:parent-style-name="Text_20_body">
      <style:text-properties officeooo:rsid="01713a28" officeooo:paragraph-rsid="01713a28"/>
    </style:style>
    <style:style style:name="P152" style:family="paragraph" style:parent-style-name="Text_20_body">
      <style:text-properties officeooo:rsid="01739db8" officeooo:paragraph-rsid="01739db8"/>
    </style:style>
    <style:style style:name="P153" style:family="paragraph" style:parent-style-name="Text_20_body">
      <style:text-properties officeooo:rsid="01754fb1" officeooo:paragraph-rsid="01754fb1"/>
    </style:style>
    <style:style style:name="P154" style:family="paragraph" style:parent-style-name="Text_20_body">
      <style:text-properties officeooo:rsid="01783914" officeooo:paragraph-rsid="01783914"/>
    </style:style>
    <style:style style:name="P155" style:family="paragraph" style:parent-style-name="Text_20_body">
      <style:text-properties officeooo:rsid="01798d5e" officeooo:paragraph-rsid="01798d5e"/>
    </style:style>
    <style:style style:name="P156" style:family="paragraph" style:parent-style-name="Text_20_body">
      <style:text-properties officeooo:rsid="01798d5e" officeooo:paragraph-rsid="0187818b"/>
    </style:style>
    <style:style style:name="P157" style:family="paragraph" style:parent-style-name="Text_20_body">
      <style:text-properties officeooo:rsid="017ad801" officeooo:paragraph-rsid="017ad801"/>
    </style:style>
    <style:style style:name="P158" style:family="paragraph" style:parent-style-name="Text_20_body">
      <style:text-properties officeooo:rsid="017ad801" officeooo:paragraph-rsid="030200f6"/>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5c98e" officeooo:paragraph-rsid="0187818b"/>
    </style:style>
    <style:style style:name="P161" style:family="paragraph" style:parent-style-name="Text_20_body">
      <style:text-properties officeooo:rsid="0185c98e" officeooo:paragraph-rsid="0185c98e"/>
    </style:style>
    <style:style style:name="P162" style:family="paragraph" style:parent-style-name="Text_20_body">
      <style:text-properties officeooo:rsid="01878875" officeooo:paragraph-rsid="01878875"/>
    </style:style>
    <style:style style:name="P163" style:family="paragraph" style:parent-style-name="Text_20_body">
      <style:text-properties officeooo:rsid="0188cf06" officeooo:paragraph-rsid="0188cf06"/>
    </style:style>
    <style:style style:name="P164" style:family="paragraph" style:parent-style-name="Text_20_body">
      <style:text-properties officeooo:rsid="018ac40b" officeooo:paragraph-rsid="018ac40b"/>
    </style:style>
    <style:style style:name="P165" style:family="paragraph" style:parent-style-name="Text_20_body">
      <style:text-properties officeooo:rsid="018ca677" officeooo:paragraph-rsid="018ca677"/>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1" officeooo:rsid="02108767" officeooo:paragraph-rsid="02108767"/>
    </style:style>
    <style:style style:name="P230" style:family="paragraph" style:parent-style-name="Text_20_body">
      <style:text-properties style:font-name="Courier New1" officeooo:paragraph-rsid="031c3dcf"/>
    </style:style>
    <style:style style:name="P231" style:family="paragraph" style:parent-style-name="Text_20_body">
      <style:text-properties style:font-name="Courier New1" officeooo:rsid="03331474" officeooo:paragraph-rsid="03331474"/>
    </style:style>
    <style:style style:name="P232" style:family="paragraph" style:parent-style-name="Text_20_body">
      <style:text-properties officeooo:rsid="020e5ecc" officeooo:paragraph-rsid="020f4523"/>
    </style:style>
    <style:style style:name="P233" style:family="paragraph" style:parent-style-name="Text_20_body">
      <style:text-properties officeooo:rsid="021273b1" officeooo:paragraph-rsid="021273b1"/>
    </style:style>
    <style:style style:name="P234" style:family="paragraph" style:parent-style-name="Text_20_body">
      <style:text-properties officeooo:rsid="0216efed" officeooo:paragraph-rsid="0216efed"/>
    </style:style>
    <style:style style:name="P235" style:family="paragraph" style:parent-style-name="Text_20_body">
      <style:text-properties officeooo:rsid="021822c1" officeooo:paragraph-rsid="021822c1"/>
    </style:style>
    <style:style style:name="P236" style:family="paragraph" style:parent-style-name="Text_20_body">
      <style:text-properties officeooo:rsid="021b10a0" officeooo:paragraph-rsid="021b10a0"/>
    </style:style>
    <style:style style:name="P237" style:family="paragraph" style:parent-style-name="Text_20_body">
      <style:text-properties officeooo:rsid="021b80e4" officeooo:paragraph-rsid="021b80e4"/>
    </style:style>
    <style:style style:name="P238" style:family="paragraph" style:parent-style-name="Text_20_body">
      <style:text-properties officeooo:rsid="021ca456" officeooo:paragraph-rsid="021ca456"/>
    </style:style>
    <style:style style:name="P239" style:family="paragraph" style:parent-style-name="Text_20_body">
      <style:text-properties officeooo:rsid="0224a5da" officeooo:paragraph-rsid="0224a5da"/>
    </style:style>
    <style:style style:name="P240" style:family="paragraph" style:parent-style-name="Text_20_body">
      <style:text-properties officeooo:rsid="021d1e8e" officeooo:paragraph-rsid="021d1e8e"/>
    </style:style>
    <style:style style:name="P241" style:family="paragraph" style:parent-style-name="Text_20_body">
      <style:text-properties officeooo:rsid="0225fede" officeooo:paragraph-rsid="0225fede"/>
    </style:style>
    <style:style style:name="P242" style:family="paragraph" style:parent-style-name="Text_20_body">
      <style:text-properties officeooo:rsid="02273ec7" officeooo:paragraph-rsid="02273ec7"/>
    </style:style>
    <style:style style:name="P243" style:family="paragraph" style:parent-style-name="Text_20_body">
      <style:text-properties officeooo:rsid="0229317e" officeooo:paragraph-rsid="0229317e"/>
    </style:style>
    <style:style style:name="P244" style:family="paragraph" style:parent-style-name="Text_20_body">
      <style:text-properties officeooo:rsid="0229ae53" officeooo:paragraph-rsid="0229ae53"/>
    </style:style>
    <style:style style:name="P245" style:family="paragraph" style:parent-style-name="Text_20_body">
      <style:text-properties officeooo:rsid="022aeb9c" officeooo:paragraph-rsid="022aeb9c"/>
    </style:style>
    <style:style style:name="P246" style:family="paragraph" style:parent-style-name="Text_20_body">
      <style:text-properties officeooo:paragraph-rsid="022c0c05"/>
    </style:style>
    <style:style style:name="P247" style:family="paragraph" style:parent-style-name="Text_20_body">
      <style:text-properties officeooo:rsid="022dd26f" officeooo:paragraph-rsid="022dd26f"/>
    </style:style>
    <style:style style:name="P248" style:family="paragraph" style:parent-style-name="Text_20_body">
      <style:text-properties officeooo:rsid="022ef77e" officeooo:paragraph-rsid="022ef77e"/>
    </style:style>
    <style:style style:name="P249" style:family="paragraph" style:parent-style-name="Text_20_body">
      <style:text-properties officeooo:rsid="022f12b1" officeooo:paragraph-rsid="022f12b1"/>
    </style:style>
    <style:style style:name="P250" style:family="paragraph" style:parent-style-name="Text_20_body">
      <style:text-properties officeooo:rsid="0231aca3" officeooo:paragraph-rsid="0231aca3"/>
    </style:style>
    <style:style style:name="P251" style:family="paragraph" style:parent-style-name="Text_20_body">
      <style:text-properties officeooo:rsid="0232b612" officeooo:paragraph-rsid="0232b612"/>
    </style:style>
    <style:style style:name="P252" style:family="paragraph" style:parent-style-name="Text_20_body">
      <style:text-properties officeooo:rsid="0232febe" officeooo:paragraph-rsid="0232febe"/>
    </style:style>
    <style:style style:name="P253" style:family="paragraph" style:parent-style-name="Text_20_body">
      <style:text-properties officeooo:rsid="02345891" officeooo:paragraph-rsid="02345891"/>
    </style:style>
    <style:style style:name="P254" style:family="paragraph" style:parent-style-name="Text_20_body">
      <style:text-properties officeooo:rsid="023464a1" officeooo:paragraph-rsid="023464a1"/>
    </style:style>
    <style:style style:name="P255" style:family="paragraph" style:parent-style-name="Text_20_body">
      <style:text-properties officeooo:rsid="02356d00" officeooo:paragraph-rsid="02356d00"/>
    </style:style>
    <style:style style:name="P256" style:family="paragraph" style:parent-style-name="Text_20_body">
      <style:text-properties officeooo:rsid="022c0c05" officeooo:paragraph-rsid="022c0c05"/>
    </style:style>
    <style:style style:name="P257" style:family="paragraph" style:parent-style-name="Text_20_body">
      <style:text-properties officeooo:rsid="022a96e4" officeooo:paragraph-rsid="022a96e4"/>
    </style:style>
    <style:style style:name="P258" style:family="paragraph" style:parent-style-name="Text_20_body">
      <style:text-properties officeooo:rsid="023585d5" officeooo:paragraph-rsid="023585d5"/>
    </style:style>
    <style:style style:name="P259" style:family="paragraph" style:parent-style-name="Text_20_body">
      <style:text-properties officeooo:rsid="0239c69c" officeooo:paragraph-rsid="0239c69c"/>
    </style:style>
    <style:style style:name="P260" style:family="paragraph" style:parent-style-name="Text_20_body">
      <style:text-properties officeooo:rsid="023cdf6f" officeooo:paragraph-rsid="023cdf6f"/>
    </style:style>
    <style:style style:name="P261" style:family="paragraph" style:parent-style-name="Text_20_body">
      <style:text-properties officeooo:rsid="023ed994" officeooo:paragraph-rsid="0240f336"/>
    </style:style>
    <style:style style:name="P262" style:family="paragraph" style:parent-style-name="Text_20_body">
      <style:text-properties officeooo:rsid="02407de0" officeooo:paragraph-rsid="02407de0"/>
    </style:style>
    <style:style style:name="P263" style:family="paragraph" style:parent-style-name="Text_20_body">
      <style:text-properties officeooo:rsid="0241cee7" officeooo:paragraph-rsid="0241cee7"/>
    </style:style>
    <style:style style:name="P264" style:family="paragraph" style:parent-style-name="Text_20_body">
      <style:text-properties officeooo:rsid="024331ce" officeooo:paragraph-rsid="024331ce"/>
    </style:style>
    <style:style style:name="P265" style:family="paragraph" style:parent-style-name="Text_20_body">
      <style:text-properties officeooo:rsid="0243b6b4" officeooo:paragraph-rsid="0243b6b4"/>
    </style:style>
    <style:style style:name="P266" style:family="paragraph" style:parent-style-name="Text_20_body">
      <style:text-properties officeooo:rsid="0245467a" officeooo:paragraph-rsid="0245467a"/>
    </style:style>
    <style:style style:name="P267" style:family="paragraph" style:parent-style-name="Text_20_body">
      <style:text-properties officeooo:rsid="0245467a" officeooo:paragraph-rsid="0245b1f1"/>
    </style:style>
    <style:style style:name="P268" style:family="paragraph" style:parent-style-name="Text_20_body">
      <style:text-properties officeooo:rsid="0245f737" officeooo:paragraph-rsid="0245f737"/>
    </style:style>
    <style:style style:name="P269" style:family="paragraph" style:parent-style-name="Text_20_body">
      <style:text-properties officeooo:rsid="0246958f" officeooo:paragraph-rsid="0246958f"/>
    </style:style>
    <style:style style:name="P270" style:family="paragraph" style:parent-style-name="Text_20_body">
      <style:text-properties officeooo:rsid="02484cfa" officeooo:paragraph-rsid="02484cfa"/>
    </style:style>
    <style:style style:name="P271" style:family="paragraph" style:parent-style-name="Text_20_body">
      <style:text-properties officeooo:rsid="024a1b54" officeooo:paragraph-rsid="024a1b54"/>
    </style:style>
    <style:style style:name="P272" style:family="paragraph" style:parent-style-name="Text_20_body">
      <style:text-properties officeooo:rsid="024dab0f" officeooo:paragraph-rsid="024dab0f"/>
    </style:style>
    <style:style style:name="P273" style:family="paragraph" style:parent-style-name="Text_20_body">
      <style:text-properties officeooo:rsid="024dae99" officeooo:paragraph-rsid="024dab0f"/>
    </style:style>
    <style:style style:name="P274" style:family="paragraph" style:parent-style-name="Text_20_body">
      <style:text-properties officeooo:rsid="024df9f9" officeooo:paragraph-rsid="024df9f9"/>
    </style:style>
    <style:style style:name="P275" style:family="paragraph" style:parent-style-name="Text_20_body">
      <style:text-properties officeooo:rsid="024ff46e" officeooo:paragraph-rsid="024ff46e"/>
    </style:style>
    <style:style style:name="P276" style:family="paragraph" style:parent-style-name="Text_20_body">
      <style:text-properties officeooo:rsid="02518057" officeooo:paragraph-rsid="02518057"/>
    </style:style>
    <style:style style:name="P277" style:family="paragraph" style:parent-style-name="Text_20_body">
      <style:text-properties officeooo:rsid="0253c36a" officeooo:paragraph-rsid="0253c36a"/>
    </style:style>
    <style:style style:name="P278" style:family="paragraph" style:parent-style-name="Text_20_body">
      <style:text-properties officeooo:rsid="0255797a" officeooo:paragraph-rsid="0255797a"/>
    </style:style>
    <style:style style:name="P279" style:family="paragraph" style:parent-style-name="Text_20_body">
      <style:text-properties officeooo:rsid="0256ef0a" officeooo:paragraph-rsid="0256ef0a"/>
    </style:style>
    <style:style style:name="P280" style:family="paragraph" style:parent-style-name="Text_20_body">
      <style:text-properties officeooo:rsid="0258a3ab" officeooo:paragraph-rsid="0258a3ab"/>
    </style:style>
    <style:style style:name="P281" style:family="paragraph" style:parent-style-name="Text_20_body">
      <style:text-properties officeooo:rsid="0258a3ab" officeooo:paragraph-rsid="025dccdd"/>
    </style:style>
    <style:style style:name="P282" style:family="paragraph" style:parent-style-name="Text_20_body">
      <style:text-properties officeooo:rsid="0258a3ab" officeooo:paragraph-rsid="025e1211"/>
    </style:style>
    <style:style style:name="P283" style:family="paragraph" style:parent-style-name="Text_20_body">
      <style:text-properties officeooo:rsid="025af35b" officeooo:paragraph-rsid="025af35b"/>
    </style:style>
    <style:style style:name="P284" style:family="paragraph" style:parent-style-name="Text_20_body">
      <style:text-properties officeooo:rsid="025d5d1f" officeooo:paragraph-rsid="025d5d1f"/>
    </style:style>
    <style:style style:name="P285" style:family="paragraph" style:parent-style-name="Text_20_body">
      <style:text-properties officeooo:rsid="0260c6eb" officeooo:paragraph-rsid="0260c6eb"/>
    </style:style>
    <style:style style:name="P286" style:family="paragraph" style:parent-style-name="Text_20_body">
      <style:text-properties officeooo:rsid="026335ea" officeooo:paragraph-rsid="026335ea"/>
    </style:style>
    <style:style style:name="P287" style:family="paragraph" style:parent-style-name="Text_20_body">
      <style:text-properties officeooo:rsid="0264a54c" officeooo:paragraph-rsid="0264a54c"/>
    </style:style>
    <style:style style:name="P288" style:family="paragraph" style:parent-style-name="Text_20_body">
      <style:text-properties officeooo:rsid="0264fa4b" officeooo:paragraph-rsid="0264fa4b"/>
    </style:style>
    <style:style style:name="P289" style:family="paragraph" style:parent-style-name="Text_20_body">
      <style:text-properties officeooo:rsid="0266863b" officeooo:paragraph-rsid="0266863b"/>
    </style:style>
    <style:style style:name="P290" style:family="paragraph" style:parent-style-name="Text_20_body">
      <style:text-properties officeooo:rsid="026a36ce" officeooo:paragraph-rsid="026b8f0f"/>
    </style:style>
    <style:style style:name="P291" style:family="paragraph" style:parent-style-name="Text_20_body">
      <style:text-properties officeooo:rsid="026ec1f6" officeooo:paragraph-rsid="026ec1f6"/>
    </style:style>
    <style:style style:name="P292" style:family="paragraph" style:parent-style-name="Text_20_body">
      <style:text-properties officeooo:rsid="0272ea93" officeooo:paragraph-rsid="0272ea93"/>
    </style:style>
    <style:style style:name="P293" style:family="paragraph" style:parent-style-name="Text_20_body">
      <style:text-properties officeooo:rsid="0272ea93" officeooo:paragraph-rsid="0273c7c2"/>
    </style:style>
    <style:style style:name="P294" style:family="paragraph" style:parent-style-name="Text_20_body">
      <style:text-properties officeooo:rsid="027dfc2e" officeooo:paragraph-rsid="027dfc2e"/>
    </style:style>
    <style:style style:name="P295" style:family="paragraph" style:parent-style-name="Text_20_body">
      <style:text-properties officeooo:rsid="028105fa" officeooo:paragraph-rsid="028105fa"/>
    </style:style>
    <style:style style:name="P296" style:family="paragraph" style:parent-style-name="Text_20_body">
      <style:text-properties officeooo:rsid="026b8f0f" officeooo:paragraph-rsid="026b8f0f"/>
    </style:style>
    <style:style style:name="P297" style:family="paragraph" style:parent-style-name="Text_20_body">
      <style:text-properties officeooo:rsid="027c06bc" officeooo:paragraph-rsid="027c06bc"/>
    </style:style>
    <style:style style:name="P298" style:family="paragraph" style:parent-style-name="Text_20_body">
      <style:text-properties officeooo:rsid="02833bb5" officeooo:paragraph-rsid="02833bb5"/>
    </style:style>
    <style:style style:name="P299" style:family="paragraph" style:parent-style-name="Text_20_body">
      <style:text-properties officeooo:rsid="028950b5" officeooo:paragraph-rsid="028950b5"/>
    </style:style>
    <style:style style:name="P300" style:family="paragraph" style:parent-style-name="Text_20_body">
      <style:text-properties officeooo:rsid="028b1d46" officeooo:paragraph-rsid="028b1d46"/>
    </style:style>
    <style:style style:name="P301" style:family="paragraph" style:parent-style-name="Text_20_body">
      <style:text-properties officeooo:rsid="028b4f1b" officeooo:paragraph-rsid="028b4f1b"/>
    </style:style>
    <style:style style:name="P302" style:family="paragraph" style:parent-style-name="Text_20_body">
      <style:text-properties officeooo:rsid="028cca09" officeooo:paragraph-rsid="028cca09"/>
    </style:style>
    <style:style style:name="P303" style:family="paragraph" style:parent-style-name="Text_20_body">
      <style:text-properties officeooo:rsid="028e1d3f" officeooo:paragraph-rsid="028e1d3f"/>
    </style:style>
    <style:style style:name="P304" style:family="paragraph" style:parent-style-name="Text_20_body">
      <style:text-properties officeooo:rsid="028ece84" officeooo:paragraph-rsid="028ece84"/>
    </style:style>
    <style:style style:name="P305" style:family="paragraph" style:parent-style-name="Text_20_body">
      <style:text-properties officeooo:rsid="029167d9" officeooo:paragraph-rsid="029167d9"/>
    </style:style>
    <style:style style:name="P306" style:family="paragraph" style:parent-style-name="Text_20_body">
      <style:text-properties officeooo:rsid="0291cfb3" officeooo:paragraph-rsid="0291cfb3"/>
    </style:style>
    <style:style style:name="P307" style:family="paragraph" style:parent-style-name="Text_20_body">
      <style:text-properties officeooo:rsid="0293720b" officeooo:paragraph-rsid="0293720b"/>
    </style:style>
    <style:style style:name="P308" style:family="paragraph" style:parent-style-name="Text_20_body">
      <style:text-properties officeooo:rsid="029558d4" officeooo:paragraph-rsid="029558d4"/>
    </style:style>
    <style:style style:name="P309" style:family="paragraph" style:parent-style-name="Text_20_body">
      <style:text-properties officeooo:rsid="0296f342" officeooo:paragraph-rsid="0296f342"/>
    </style:style>
    <style:style style:name="P310" style:family="paragraph" style:parent-style-name="Text_20_body">
      <style:text-properties officeooo:rsid="02985324" officeooo:paragraph-rsid="02985324"/>
    </style:style>
    <style:style style:name="P311" style:family="paragraph" style:parent-style-name="Text_20_body">
      <style:text-properties officeooo:rsid="0299ad59" officeooo:paragraph-rsid="0299ad59"/>
    </style:style>
    <style:style style:name="P312" style:family="paragraph" style:parent-style-name="Text_20_body">
      <style:text-properties officeooo:rsid="029b4bc6" officeooo:paragraph-rsid="029b4bc6"/>
    </style:style>
    <style:style style:name="P313" style:family="paragraph" style:parent-style-name="Text_20_body">
      <style:text-properties officeooo:rsid="029c9a92" officeooo:paragraph-rsid="029c9a92"/>
    </style:style>
    <style:style style:name="P314" style:family="paragraph" style:parent-style-name="Text_20_body">
      <style:text-properties officeooo:rsid="029ddf1c" officeooo:paragraph-rsid="029ddf1c"/>
    </style:style>
    <style:style style:name="P315" style:family="paragraph" style:parent-style-name="Text_20_body">
      <style:text-properties officeooo:rsid="02a077dd" officeooo:paragraph-rsid="02a077dd"/>
    </style:style>
    <style:style style:name="P316" style:family="paragraph" style:parent-style-name="Text_20_body">
      <style:text-properties officeooo:rsid="02a0af27" officeooo:paragraph-rsid="02a0af27"/>
    </style:style>
    <style:style style:name="P317" style:family="paragraph" style:parent-style-name="Text_20_body">
      <style:text-properties officeooo:rsid="02a17a55" officeooo:paragraph-rsid="02a17a55"/>
    </style:style>
    <style:style style:name="P318" style:family="paragraph" style:parent-style-name="Text_20_body">
      <style:text-properties officeooo:rsid="02a28c81" officeooo:paragraph-rsid="02a31b44"/>
    </style:style>
    <style:style style:name="P319" style:family="paragraph" style:parent-style-name="Text_20_body">
      <style:text-properties officeooo:rsid="02a32ac3" officeooo:paragraph-rsid="02a32ac3"/>
    </style:style>
    <style:style style:name="P320" style:family="paragraph" style:parent-style-name="Text_20_body">
      <style:text-properties officeooo:rsid="02a45ca4" officeooo:paragraph-rsid="02a45ca4"/>
    </style:style>
    <style:style style:name="P321" style:family="paragraph" style:parent-style-name="Text_20_body">
      <style:text-properties officeooo:rsid="02a5dfdc" officeooo:paragraph-rsid="02a5dfdc"/>
    </style:style>
    <style:style style:name="P322" style:family="paragraph" style:parent-style-name="Text_20_body">
      <style:text-properties officeooo:rsid="02a5dfdc" officeooo:paragraph-rsid="02a6939a"/>
    </style:style>
    <style:style style:name="P323" style:family="paragraph" style:parent-style-name="Text_20_body">
      <style:text-properties officeooo:rsid="00c889f3" officeooo:paragraph-rsid="02a8935a"/>
    </style:style>
    <style:style style:name="P324" style:family="paragraph" style:parent-style-name="Text_20_body">
      <style:text-properties officeooo:rsid="00d33ce0" officeooo:paragraph-rsid="00d33ce0"/>
    </style:style>
    <style:style style:name="P325" style:family="paragraph" style:parent-style-name="Text_20_body">
      <style:text-properties officeooo:rsid="02ab59a9" officeooo:paragraph-rsid="02ab59a9"/>
    </style:style>
    <style:style style:name="P326" style:family="paragraph" style:parent-style-name="Text_20_body">
      <style:text-properties officeooo:rsid="00d6501b" officeooo:paragraph-rsid="00d6501b"/>
    </style:style>
    <style:style style:name="P327" style:family="paragraph" style:parent-style-name="Text_20_body">
      <style:text-properties officeooo:rsid="02abc405" officeooo:paragraph-rsid="02abc405"/>
    </style:style>
    <style:style style:name="P328" style:family="paragraph" style:parent-style-name="Text_20_body">
      <style:text-properties officeooo:rsid="02af3fe9" officeooo:paragraph-rsid="02af3fe9"/>
    </style:style>
    <style:style style:name="P329" style:family="paragraph" style:parent-style-name="Text_20_body">
      <style:text-properties officeooo:rsid="007cdabc" officeooo:paragraph-rsid="007cdabc"/>
    </style:style>
    <style:style style:name="P330" style:family="paragraph" style:parent-style-name="Text_20_body">
      <style:text-properties officeooo:rsid="02b23a81" officeooo:paragraph-rsid="02b23a81"/>
    </style:style>
    <style:style style:name="P331" style:family="paragraph" style:parent-style-name="Text_20_body">
      <style:text-properties officeooo:rsid="02b5a924" officeooo:paragraph-rsid="02b5a924"/>
    </style:style>
    <style:style style:name="P332" style:family="paragraph" style:parent-style-name="Text_20_body">
      <style:text-properties officeooo:rsid="02b5a924" officeooo:paragraph-rsid="02b952dd"/>
    </style:style>
    <style:style style:name="P333" style:family="paragraph" style:parent-style-name="Text_20_body">
      <style:text-properties officeooo:rsid="02cd2f05" officeooo:paragraph-rsid="02cd2f05"/>
    </style:style>
    <style:style style:name="P334" style:family="paragraph" style:parent-style-name="Text_20_body">
      <style:text-properties officeooo:rsid="02cfb0c0" officeooo:paragraph-rsid="02cfb0c0"/>
    </style:style>
    <style:style style:name="P335" style:family="paragraph" style:parent-style-name="Text_20_body">
      <style:text-properties officeooo:rsid="02d1771e" officeooo:paragraph-rsid="02d1771e"/>
    </style:style>
    <style:style style:name="P336" style:family="paragraph" style:parent-style-name="Text_20_body">
      <style:text-properties officeooo:rsid="02d2e80e" officeooo:paragraph-rsid="02d2e80e"/>
    </style:style>
    <style:style style:name="P337" style:family="paragraph" style:parent-style-name="Text_20_body">
      <style:text-properties officeooo:rsid="02d2e80e" officeooo:paragraph-rsid="02d4a0f3"/>
    </style:style>
    <style:style style:name="P338" style:family="paragraph" style:parent-style-name="Text_20_body">
      <style:text-properties officeooo:rsid="02d2e80e" officeooo:paragraph-rsid="02d5bc46"/>
    </style:style>
    <style:style style:name="P339" style:family="paragraph" style:parent-style-name="Text_20_body">
      <style:text-properties officeooo:rsid="02d609a2" officeooo:paragraph-rsid="02d609a2"/>
    </style:style>
    <style:style style:name="P340" style:family="paragraph" style:parent-style-name="Text_20_body">
      <style:text-properties officeooo:rsid="02dc14e0" officeooo:paragraph-rsid="02dc14e0"/>
    </style:style>
    <style:style style:name="P341" style:family="paragraph" style:parent-style-name="Text_20_body">
      <style:text-properties officeooo:rsid="02dc1aa4" officeooo:paragraph-rsid="02dc1aa4"/>
    </style:style>
    <style:style style:name="P342" style:family="paragraph" style:parent-style-name="Text_20_body">
      <style:text-properties officeooo:rsid="02dea94f"/>
    </style:style>
    <style:style style:name="P343" style:family="paragraph" style:parent-style-name="Text_20_body">
      <style:text-properties officeooo:paragraph-rsid="02e606ce"/>
    </style:style>
    <style:style style:name="P344" style:family="paragraph" style:parent-style-name="Text_20_body">
      <style:text-properties fo:font-weight="bold" style:font-weight-asian="bold" style:font-weight-complex="bold"/>
    </style:style>
    <style:style style:name="P345" style:family="paragraph" style:parent-style-name="Text_20_body">
      <style:text-properties officeooo:rsid="02ef0999" officeooo:paragraph-rsid="02ef0999"/>
    </style:style>
    <style:style style:name="P346" style:family="paragraph" style:parent-style-name="Text_20_body">
      <style:text-properties officeooo:rsid="02f04903" officeooo:paragraph-rsid="02f04903"/>
    </style:style>
    <style:style style:name="P347" style:family="paragraph" style:parent-style-name="Text_20_body">
      <style:text-properties officeooo:rsid="02f1e00d" officeooo:paragraph-rsid="02f1e00d"/>
    </style:style>
    <style:style style:name="P348" style:family="paragraph" style:parent-style-name="Text_20_body">
      <style:text-properties officeooo:rsid="02f2c4bd" officeooo:paragraph-rsid="02f2c4bd"/>
    </style:style>
    <style:style style:name="P349" style:family="paragraph" style:parent-style-name="Text_20_body">
      <style:text-properties officeooo:rsid="02f2c4bd" officeooo:paragraph-rsid="02f4a7b7"/>
    </style:style>
    <style:style style:name="P350" style:family="paragraph" style:parent-style-name="Text_20_body">
      <style:text-properties officeooo:rsid="02f2c4bd" officeooo:paragraph-rsid="02f7a684"/>
    </style:style>
    <style:style style:name="P351" style:family="paragraph" style:parent-style-name="Text_20_body">
      <style:text-properties officeooo:rsid="02f4a7b7" officeooo:paragraph-rsid="02f4a7b7"/>
    </style:style>
    <style:style style:name="P352" style:family="paragraph" style:parent-style-name="Text_20_body">
      <style:text-properties officeooo:rsid="02f76e43" officeooo:paragraph-rsid="02f76e43"/>
    </style:style>
    <style:style style:name="P353" style:family="paragraph" style:parent-style-name="Text_20_body">
      <style:text-properties officeooo:rsid="02fb1c1c" officeooo:paragraph-rsid="02fb1c1c"/>
    </style:style>
    <style:style style:name="P354" style:family="paragraph" style:parent-style-name="Text_20_body">
      <style:text-properties officeooo:rsid="017db451" officeooo:paragraph-rsid="02fe8947"/>
    </style:style>
    <style:style style:name="P355" style:family="paragraph" style:parent-style-name="Text_20_body">
      <style:text-properties officeooo:rsid="017e3671" officeooo:paragraph-rsid="03081bed"/>
    </style:style>
    <style:style style:name="P356" style:family="paragraph" style:parent-style-name="Text_20_body">
      <style:text-properties officeooo:rsid="0303949e" officeooo:paragraph-rsid="0303949e"/>
    </style:style>
    <style:style style:name="P357" style:family="paragraph" style:parent-style-name="Text_20_body">
      <style:text-properties officeooo:rsid="03043942" officeooo:paragraph-rsid="03043942"/>
    </style:style>
    <style:style style:name="P358" style:family="paragraph" style:parent-style-name="Text_20_body">
      <style:text-properties officeooo:rsid="03093fd2" officeooo:paragraph-rsid="03093fd2"/>
    </style:style>
    <style:style style:name="P359" style:family="paragraph" style:parent-style-name="Text_20_body">
      <style:text-properties officeooo:rsid="01819225" officeooo:paragraph-rsid="030f57ca"/>
    </style:style>
    <style:style style:name="P360" style:family="paragraph" style:parent-style-name="Text_20_body">
      <style:text-properties officeooo:paragraph-rsid="03179ad0"/>
    </style:style>
    <style:style style:name="P361" style:family="paragraph" style:parent-style-name="Text_20_body">
      <style:text-properties officeooo:paragraph-rsid="031beedc"/>
    </style:style>
    <style:style style:name="P362" style:family="paragraph" style:parent-style-name="Text_20_body">
      <style:text-properties officeooo:paragraph-rsid="031c3dcf"/>
    </style:style>
    <style:style style:name="P363" style:family="paragraph" style:parent-style-name="Text_20_body">
      <style:text-properties officeooo:paragraph-rsid="031f5b1a"/>
    </style:style>
    <style:style style:name="P364" style:family="paragraph" style:parent-style-name="Text_20_body">
      <style:text-properties officeooo:paragraph-rsid="0320b6e8"/>
    </style:style>
    <style:style style:name="P365" style:family="paragraph" style:parent-style-name="Text_20_body">
      <style:text-properties officeooo:rsid="0320b6e8" officeooo:paragraph-rsid="0320b6e8"/>
    </style:style>
    <style:style style:name="P366" style:family="paragraph" style:parent-style-name="Text_20_body">
      <style:text-properties officeooo:rsid="030f57ca" officeooo:paragraph-rsid="030f57ca"/>
    </style:style>
    <style:style style:name="P367" style:family="paragraph" style:parent-style-name="Text_20_body">
      <style:text-properties officeooo:rsid="03144688" officeooo:paragraph-rsid="031beedc"/>
    </style:style>
    <style:style style:name="P368" style:family="paragraph" style:parent-style-name="Text_20_body">
      <style:text-properties officeooo:paragraph-rsid="0324ed2e"/>
    </style:style>
    <style:style style:name="P369" style:family="paragraph" style:parent-style-name="Text_20_body">
      <style:text-properties officeooo:rsid="0326fc04" officeooo:paragraph-rsid="0326fc04"/>
    </style:style>
    <style:style style:name="P370" style:family="paragraph" style:parent-style-name="Text_20_body">
      <style:text-properties officeooo:rsid="0327d5a1" officeooo:paragraph-rsid="0327d5a1"/>
    </style:style>
    <style:style style:name="P371" style:family="paragraph" style:parent-style-name="Text_20_body">
      <style:text-properties officeooo:paragraph-rsid="0328bb13"/>
    </style:style>
    <style:style style:name="P372" style:family="paragraph" style:parent-style-name="Text_20_body">
      <style:text-properties officeooo:paragraph-rsid="0329970b"/>
    </style:style>
    <style:style style:name="P373" style:family="paragraph" style:parent-style-name="Text_20_body">
      <style:text-properties officeooo:rsid="0329970b" officeooo:paragraph-rsid="0329970b"/>
    </style:style>
    <style:style style:name="P374" style:family="paragraph" style:parent-style-name="Text_20_body">
      <style:text-properties officeooo:rsid="032eb02b" officeooo:paragraph-rsid="032eb02b"/>
    </style:style>
    <style:style style:name="P375" style:family="paragraph" style:parent-style-name="Text_20_body">
      <style:text-properties officeooo:paragraph-rsid="0330cced"/>
    </style:style>
    <style:style style:name="P376" style:family="paragraph" style:parent-style-name="Text_20_body">
      <style:text-properties officeooo:paragraph-rsid="03322c5e"/>
    </style:style>
    <style:style style:name="P377" style:family="paragraph" style:parent-style-name="Text_20_body">
      <style:text-properties officeooo:rsid="03351932" officeooo:paragraph-rsid="03351932"/>
    </style:style>
    <style:style style:name="P378" style:family="paragraph" style:parent-style-name="Text_20_body">
      <style:text-properties officeooo:paragraph-rsid="0337e792"/>
    </style:style>
    <style:style style:name="P379" style:family="paragraph" style:parent-style-name="Text_20_body">
      <style:text-properties officeooo:paragraph-rsid="03386ae5"/>
    </style:style>
    <style:style style:name="P380" style:family="paragraph" style:parent-style-name="Text_20_body">
      <style:text-properties officeooo:rsid="0340687e" officeooo:paragraph-rsid="0340687e"/>
    </style:style>
    <style:style style:name="P381" style:family="paragraph" style:parent-style-name="Text_20_body">
      <style:text-properties officeooo:paragraph-rsid="0341e6b7"/>
    </style:style>
    <style:style style:name="P382" style:family="paragraph" style:parent-style-name="Text_20_body">
      <style:text-properties officeooo:rsid="0343f908" officeooo:paragraph-rsid="0343f908"/>
    </style:style>
    <style:style style:name="P383" style:family="paragraph" style:parent-style-name="Text_20_body">
      <style:text-properties officeooo:rsid="034b8f1c" officeooo:paragraph-rsid="034b8f1c"/>
    </style:style>
    <style:style style:name="P384" style:family="paragraph" style:parent-style-name="Text_20_body">
      <style:text-properties officeooo:rsid="034c894e" officeooo:paragraph-rsid="034f56fa"/>
    </style:style>
    <style:style style:name="P385" style:family="paragraph" style:parent-style-name="Quelltext">
      <style:text-properties officeooo:paragraph-rsid="0013c287"/>
    </style:style>
    <style:style style:name="P386" style:family="paragraph" style:parent-style-name="Quelltext">
      <style:text-properties officeooo:paragraph-rsid="001a70cb"/>
    </style:style>
    <style:style style:name="P387" style:family="paragraph" style:parent-style-name="Quelltext">
      <style:text-properties officeooo:paragraph-rsid="0056a24e"/>
    </style:style>
    <style:style style:name="P388" style:family="paragraph" style:parent-style-name="Quelltext">
      <style:text-properties officeooo:paragraph-rsid="005d8782"/>
    </style:style>
    <style:style style:name="P389" style:family="paragraph" style:parent-style-name="Quelltext">
      <style:text-properties fo:font-weight="bold" style:font-weight-asian="bold" style:font-weight-complex="bold"/>
    </style:style>
    <style:style style:name="P390" style:family="paragraph" style:parent-style-name="Quelltext">
      <style:text-properties fo:font-weight="bold" officeooo:rsid="00743caa" officeooo:paragraph-rsid="00743caa" style:font-weight-asian="bold" style:font-weight-complex="bold"/>
    </style:style>
    <style:style style:name="P391" style:family="paragraph" style:parent-style-name="Quelltext">
      <style:text-properties fo:font-weight="bold" officeooo:rsid="007a6ff8" officeooo:paragraph-rsid="007a6ff8" style:font-weight-asian="bold" style:font-weight-complex="bold"/>
    </style:style>
    <style:style style:name="P392" style:family="paragraph" style:parent-style-name="Quelltext">
      <style:text-properties fo:font-weight="bold" officeooo:paragraph-rsid="007a6ff8" style:font-weight-asian="bold" style:font-weight-complex="bold"/>
    </style:style>
    <style:style style:name="P393" style:family="paragraph" style:parent-style-name="Quelltext">
      <style:text-properties fo:font-weight="bold" officeooo:paragraph-rsid="007cb6ae" style:font-weight-asian="bold" style:font-weight-complex="bold"/>
    </style:style>
    <style:style style:name="P394" style:family="paragraph" style:parent-style-name="Quelltext">
      <style:text-properties fo:font-weight="bold" officeooo:rsid="02dea94f" officeooo:paragraph-rsid="02dea94f" style:font-weight-asian="bold" style:font-weight-complex="bold"/>
    </style:style>
    <style:style style:name="P395" style:family="paragraph" style:parent-style-name="Quelltext">
      <style:text-properties fo:font-weight="bold" officeooo:rsid="02dff559" officeooo:paragraph-rsid="02dff559" style:font-weight-asian="bold" style:font-weight-complex="bold"/>
    </style:style>
    <style:style style:name="P396" style:family="paragraph" style:parent-style-name="Quelltext">
      <style:text-properties fo:font-weight="bold" officeooo:rsid="02e67546" officeooo:paragraph-rsid="02e67546" style:font-weight-asian="bold" style:font-weight-complex="bold"/>
    </style:style>
    <style:style style:name="P397" style:family="paragraph" style:parent-style-name="Quelltext">
      <style:text-properties fo:font-weight="bold" officeooo:rsid="02e74d69" officeooo:paragraph-rsid="02e74d69" style:font-weight-asian="bold" style:font-weight-complex="bold"/>
    </style:style>
    <style:style style:name="P398" style:family="paragraph" style:parent-style-name="Quelltext">
      <style:text-properties fo:font-weight="bold" officeooo:rsid="03410c88" officeooo:paragraph-rsid="03410c88" style:font-weight-asian="bold" style:font-weight-complex="bold"/>
    </style:style>
    <style:style style:name="P399" style:family="paragraph" style:parent-style-name="Quelltext">
      <style:text-properties officeooo:paragraph-rsid="00743caa"/>
    </style:style>
    <style:style style:name="P400" style:family="paragraph" style:parent-style-name="Quelltext">
      <style:text-properties officeooo:paragraph-rsid="007a6ff8"/>
    </style:style>
    <style:style style:name="P401" style:family="paragraph" style:parent-style-name="Quelltext">
      <style:text-properties officeooo:rsid="007cb6ae" officeooo:paragraph-rsid="007cb6ae"/>
    </style:style>
    <style:style style:name="P402" style:family="paragraph" style:parent-style-name="Quelltext">
      <style:text-properties officeooo:rsid="007cb6ae" officeooo:paragraph-rsid="00a918df"/>
    </style:style>
    <style:style style:name="P403" style:family="paragraph" style:parent-style-name="Quelltext">
      <style:text-properties officeooo:rsid="007cb6ae" officeooo:paragraph-rsid="00b87086"/>
    </style:style>
    <style:style style:name="P404" style:family="paragraph" style:parent-style-name="Quelltext">
      <style:text-properties officeooo:rsid="00a22f61" officeooo:paragraph-rsid="00a918df"/>
    </style:style>
    <style:style style:name="P405" style:family="paragraph" style:parent-style-name="Quelltext">
      <style:text-properties officeooo:rsid="007a6ff8" officeooo:paragraph-rsid="007a6ff8"/>
    </style:style>
    <style:style style:name="P406" style:family="paragraph" style:parent-style-name="Quelltext">
      <style:text-properties officeooo:rsid="02d1771e" officeooo:paragraph-rsid="02d1771e"/>
    </style:style>
    <style:style style:name="P407" style:family="paragraph" style:parent-style-name="Quelltext">
      <style:text-properties officeooo:rsid="02d90a76" officeooo:paragraph-rsid="02d90a76"/>
    </style:style>
    <style:style style:name="P408" style:family="paragraph" style:parent-style-name="Quelltext">
      <style:text-properties officeooo:rsid="02dc14e0" officeooo:paragraph-rsid="02dc14e0"/>
    </style:style>
    <style:style style:name="P409" style:family="paragraph" style:parent-style-name="Quelltext">
      <style:text-properties officeooo:rsid="02dc1aa4" officeooo:paragraph-rsid="02dc1aa4"/>
    </style:style>
    <style:style style:name="P410" style:family="paragraph" style:parent-style-name="Quelltext">
      <style:text-properties officeooo:rsid="02dea94f" officeooo:paragraph-rsid="02dea94f"/>
    </style:style>
    <style:style style:name="P411" style:family="paragraph" style:parent-style-name="Quelltext">
      <style:text-properties officeooo:rsid="02dff559" officeooo:paragraph-rsid="02dff559"/>
    </style:style>
    <style:style style:name="P412" style:family="paragraph" style:parent-style-name="Quelltext">
      <style:text-properties officeooo:rsid="02e06367" officeooo:paragraph-rsid="02e06367"/>
    </style:style>
    <style:style style:name="P413" style:family="paragraph" style:parent-style-name="Quelltext">
      <style:text-properties officeooo:rsid="02e420fc" officeooo:paragraph-rsid="02e420fc"/>
    </style:style>
    <style:style style:name="P414" style:family="paragraph" style:parent-style-name="Quelltext">
      <style:text-properties officeooo:rsid="02e67546" officeooo:paragraph-rsid="02e67546"/>
    </style:style>
    <style:style style:name="P415" style:family="paragraph" style:parent-style-name="Quelltext">
      <style:text-properties officeooo:rsid="02e74d69" officeooo:paragraph-rsid="02e74d69"/>
    </style:style>
    <style:style style:name="P416" style:family="paragraph" style:parent-style-name="Quelltext">
      <style:text-properties officeooo:paragraph-rsid="03081bed"/>
    </style:style>
    <style:style style:name="P417" style:family="paragraph" style:parent-style-name="Quelltext">
      <style:text-properties officeooo:rsid="03345bfb" officeooo:paragraph-rsid="03345bfb"/>
    </style:style>
    <style:style style:name="P418" style:family="paragraph" style:parent-style-name="Quelltext">
      <style:text-properties officeooo:rsid="03351932" officeooo:paragraph-rsid="03351932"/>
    </style:style>
    <style:style style:name="P419" style:family="paragraph" style:parent-style-name="Quelltext">
      <style:text-properties officeooo:rsid="0337860d" officeooo:paragraph-rsid="0337860d"/>
    </style:style>
    <style:style style:name="P420" style:family="paragraph" style:parent-style-name="Quelltext">
      <style:text-properties officeooo:rsid="033aa8d0" officeooo:paragraph-rsid="033aa8d0"/>
    </style:style>
    <style:style style:name="P421" style:family="paragraph" style:parent-style-name="Quelltext">
      <style:text-properties officeooo:rsid="033aa8d0" officeooo:paragraph-rsid="033e8dc1"/>
    </style:style>
    <style:style style:name="P422" style:family="paragraph" style:parent-style-name="Quelltext">
      <style:text-properties officeooo:paragraph-rsid="033e8dc1"/>
    </style:style>
    <style:style style:name="P423" style:family="paragraph" style:parent-style-name="Quelltext">
      <style:text-properties officeooo:rsid="0340687e" officeooo:paragraph-rsid="0340687e"/>
    </style:style>
    <style:style style:name="P424" style:family="paragraph" style:parent-style-name="Quelltext">
      <style:text-properties officeooo:rsid="03410c88" officeooo:paragraph-rsid="03410c88"/>
    </style:style>
    <style:style style:name="P425" style:family="paragraph" style:parent-style-name="Quotations">
      <style:text-properties officeooo:rsid="00601668" officeooo:paragraph-rsid="00601668"/>
    </style:style>
    <style:style style:name="P426" style:family="paragraph" style:parent-style-name="Quotations">
      <style:text-properties officeooo:paragraph-rsid="00f19a8f"/>
    </style:style>
    <style:style style:name="P427" style:family="paragraph" style:parent-style-name="Quotations">
      <style:text-properties officeooo:paragraph-rsid="01713a28"/>
    </style:style>
    <style:style style:name="P428" style:family="paragraph" style:parent-style-name="Quotations">
      <style:text-properties officeooo:rsid="01ee67e6" officeooo:paragraph-rsid="01ee67e6"/>
    </style:style>
    <style:style style:name="P429" style:family="paragraph" style:parent-style-name="Quotations">
      <style:text-properties officeooo:rsid="02cb29d1" officeooo:paragraph-rsid="02cc14f9"/>
    </style:style>
    <style:style style:name="P430" style:family="paragraph" style:parent-style-name="Quotations">
      <style:text-properties officeooo:paragraph-rsid="030031ad"/>
    </style:style>
    <style:style style:name="P431" style:family="paragraph" style:parent-style-name="Quotations">
      <style:text-properties officeooo:paragraph-rsid="03228e83"/>
    </style:style>
    <style:style style:name="P432" style:family="paragraph" style:parent-style-name="Preformatted_20_Text">
      <style:text-properties officeooo:rsid="00ba1bfd" officeooo:paragraph-rsid="00ba1bfd"/>
    </style:style>
    <style:style style:name="P433" style:family="paragraph" style:parent-style-name="Preformatted_20_Text">
      <style:paragraph-properties fo:margin-top="0cm" fo:margin-bottom="0.499cm" loext:contextual-spacing="false"/>
    </style:style>
    <style:style style:name="P434" style:family="paragraph" style:parent-style-name="Table_20_Contents">
      <style:text-properties style:font-name="Verdana" style:font-size-asian="10.5pt"/>
    </style:style>
    <style:style style:name="P435" style:family="paragraph" style:parent-style-name="Table_20_Contents">
      <style:text-properties style:font-name="Verdana" officeooo:rsid="00828cb7" officeooo:paragraph-rsid="00828cb7" style:font-size-asian="10.5pt"/>
    </style:style>
    <style:style style:name="P436" style:family="paragraph" style:parent-style-name="Standard">
      <style:text-properties fo:language="de" fo:country="DE" officeooo:rsid="02a5dfdc" officeooo:paragraph-rsid="02a5dfdc"/>
    </style:style>
    <style:style style:name="P437" style:family="paragraph" style:parent-style-name="Text_20_body" style:list-style-name="L1">
      <style:text-properties officeooo:rsid="00135d5b" officeooo:paragraph-rsid="00135d5b"/>
    </style:style>
    <style:style style:name="P438" style:family="paragraph" style:parent-style-name="Text_20_body" style:list-style-name="L2">
      <style:text-properties officeooo:rsid="001dddb2" officeooo:paragraph-rsid="001dddb2"/>
    </style:style>
    <style:style style:name="P439" style:family="paragraph" style:parent-style-name="Text_20_body" style:list-style-name="L2">
      <style:text-properties officeooo:rsid="005f4544" officeooo:paragraph-rsid="005f4544"/>
    </style:style>
    <style:style style:name="P440" style:family="paragraph" style:parent-style-name="Text_20_body" style:list-style-name="L3">
      <style:text-properties officeooo:paragraph-rsid="02f2c4bd"/>
    </style:style>
    <style:style style:name="P441" style:family="paragraph" style:parent-style-name="Text_20_body" style:list-style-name="L3">
      <style:text-properties officeooo:rsid="02f2c4bd" officeooo:paragraph-rsid="02f2c4bd"/>
    </style:style>
    <style:style style:name="P442" style:family="paragraph" style:parent-style-name="Text_20_body" style:list-style-name="L4">
      <style:text-properties officeooo:rsid="02f2c4bd" officeooo:paragraph-rsid="02f76e43"/>
    </style:style>
    <style:style style:name="P443" style:family="paragraph" style:parent-style-name="Text_20_body" style:list-style-name="L5">
      <style:text-properties officeooo:rsid="00a22f61" officeooo:paragraph-rsid="00a22f61"/>
    </style:style>
    <style:style style:name="P444" style:family="paragraph" style:parent-style-name="Text_20_body" style:list-style-name="L5">
      <style:text-properties officeooo:rsid="00a22f61" officeooo:paragraph-rsid="00af5123"/>
    </style:style>
    <style:style style:name="P445" style:family="paragraph" style:parent-style-name="Text_20_body" style:list-style-name="L5">
      <style:text-properties officeooo:rsid="00a31ab2" officeooo:paragraph-rsid="00a31ab2"/>
    </style:style>
    <style:style style:name="P446" style:family="paragraph" style:parent-style-name="Text_20_body" style:list-style-name="L5">
      <style:text-properties officeooo:rsid="00abdc1f" officeooo:paragraph-rsid="00abdc1f"/>
    </style:style>
    <style:style style:name="P447" style:family="paragraph" style:parent-style-name="Text_20_body" style:list-style-name="L6">
      <style:text-properties officeooo:paragraph-rsid="00dabc5f"/>
    </style:style>
    <style:style style:name="P448" style:family="paragraph" style:parent-style-name="Text_20_body" style:list-style-name="L6">
      <style:text-properties officeooo:rsid="00dabc5f" officeooo:paragraph-rsid="00dabc5f"/>
    </style:style>
    <style:style style:name="P449" style:family="paragraph" style:parent-style-name="Text_20_body" style:list-style-name="L7">
      <style:text-properties officeooo:rsid="00f812ae" officeooo:paragraph-rsid="00fab098"/>
    </style:style>
    <style:style style:name="P450" style:family="paragraph" style:parent-style-name="Text_20_body" style:list-style-name="L7">
      <style:text-properties officeooo:rsid="00f812ae" officeooo:paragraph-rsid="00f812ae"/>
    </style:style>
    <style:style style:name="P451" style:family="paragraph" style:parent-style-name="Text_20_body" style:list-style-name="L8">
      <style:text-properties officeooo:rsid="011d293e" officeooo:paragraph-rsid="011d293e"/>
    </style:style>
    <style:style style:name="P452" style:family="paragraph" style:parent-style-name="Text_20_body" style:list-style-name="L9">
      <style:text-properties officeooo:paragraph-rsid="014bb31f"/>
    </style:style>
    <style:style style:name="P453" style:family="paragraph" style:parent-style-name="Text_20_body" style:list-style-name="L9">
      <style:text-properties officeooo:rsid="01489c97" officeooo:paragraph-rsid="014bb31f"/>
    </style:style>
    <style:style style:name="P454" style:family="paragraph" style:parent-style-name="Text_20_body" style:list-style-name="L9">
      <style:text-properties officeooo:rsid="014bb31f" officeooo:paragraph-rsid="014bb31f"/>
    </style:style>
    <style:style style:name="P455" style:family="paragraph" style:parent-style-name="Text_20_body" style:list-style-name="L10">
      <style:text-properties officeooo:rsid="015e548d" officeooo:paragraph-rsid="015e548d"/>
    </style:style>
    <style:style style:name="P456" style:family="paragraph" style:parent-style-name="Text_20_body" style:list-style-name="L10">
      <style:text-properties officeooo:rsid="015e548d" officeooo:paragraph-rsid="015edd1a"/>
    </style:style>
    <style:style style:name="P457" style:family="paragraph" style:parent-style-name="Text_20_body" style:list-style-name="L11">
      <style:text-properties officeooo:paragraph-rsid="0303949e"/>
    </style:style>
    <style:style style:name="P458" style:family="paragraph" style:parent-style-name="Text_20_body" style:list-style-name="L11">
      <style:text-properties officeooo:rsid="0303949e" officeooo:paragraph-rsid="0303949e"/>
    </style:style>
    <style:style style:name="P459" style:family="paragraph" style:parent-style-name="Text_20_body" style:list-style-name="L12">
      <style:text-properties officeooo:paragraph-rsid="03443e22"/>
    </style:style>
    <style:style style:name="P460" style:family="paragraph" style:parent-style-name="Text_20_body" style:list-style-name="L12">
      <style:text-properties officeooo:rsid="0343f908" officeooo:paragraph-rsid="03443e22"/>
    </style:style>
    <style:style style:name="P461" style:family="paragraph" style:parent-style-name="Text_20_body" style:list-style-name="L12">
      <style:text-properties officeooo:rsid="0344bde8" officeooo:paragraph-rsid="03443e22"/>
    </style:style>
    <style:style style:name="P462" style:family="paragraph" style:parent-style-name="Text_20_body" style:list-style-name="L13">
      <style:text-properties officeooo:paragraph-rsid="01e3c650"/>
    </style:style>
    <style:style style:name="P463" style:family="paragraph" style:parent-style-name="Text_20_body" style:list-style-name="L13">
      <style:text-properties officeooo:paragraph-rsid="01d510da"/>
    </style:style>
    <style:style style:name="P464" style:family="paragraph" style:parent-style-name="Text_20_body" style:list-style-name="L13">
      <style:text-properties officeooo:paragraph-rsid="01e392ea"/>
    </style:style>
    <style:style style:name="P465" style:family="paragraph" style:parent-style-name="Text_20_body" style:list-style-name="L14">
      <style:text-properties officeooo:rsid="01ef69a6" officeooo:paragraph-rsid="01ef69a6"/>
    </style:style>
    <style:style style:name="P466" style:family="paragraph" style:parent-style-name="Text_20_body" style:list-style-name="L15">
      <style:text-properties officeooo:paragraph-rsid="021ec61e"/>
    </style:style>
    <style:style style:name="P467" style:family="paragraph" style:parent-style-name="Text_20_body" style:list-style-name="L15">
      <style:text-properties officeooo:paragraph-rsid="021ff612"/>
    </style:style>
    <style:style style:name="P468" style:family="paragraph" style:parent-style-name="Text_20_body" style:list-style-name="L15">
      <style:text-properties officeooo:paragraph-rsid="0221911d"/>
    </style:style>
    <style:style style:name="P469" style:family="paragraph" style:parent-style-name="Text_20_body" style:list-style-name="L15">
      <style:text-properties officeooo:rsid="021ec61e" officeooo:paragraph-rsid="021ec61e"/>
    </style:style>
    <style:style style:name="P470" style:family="paragraph" style:parent-style-name="Text_20_body" style:list-style-name="L15">
      <style:text-properties officeooo:rsid="021ec61e" officeooo:paragraph-rsid="021ff612"/>
    </style:style>
    <style:style style:name="P471" style:family="paragraph" style:parent-style-name="Text_20_body" style:list-style-name="L15">
      <style:text-properties officeooo:rsid="021ec61e" officeooo:paragraph-rsid="0221911d"/>
    </style:style>
    <style:style style:name="P472" style:family="paragraph" style:parent-style-name="Text_20_body" style:list-style-name="L16">
      <style:text-properties officeooo:rsid="0253c36a" officeooo:paragraph-rsid="0253c36a"/>
    </style:style>
    <style:style style:name="P473" style:family="paragraph" style:parent-style-name="Text_20_body" style:list-style-name="L17">
      <style:text-properties officeooo:rsid="025af35b" officeooo:paragraph-rsid="025af35b"/>
    </style:style>
    <style:style style:name="P474" style:family="paragraph" style:parent-style-name="Text_20_body" style:list-style-name="L18">
      <style:text-properties officeooo:rsid="02784a97" officeooo:paragraph-rsid="02784a97"/>
    </style:style>
    <style:style style:name="P475" style:family="paragraph" style:parent-style-name="Text_20_body" style:list-style-name="L19">
      <style:text-properties officeooo:paragraph-rsid="02ced728"/>
    </style:style>
    <style:style style:name="P476" style:family="paragraph" style:parent-style-name="Text_20_body" style:list-style-name="L19">
      <style:text-properties officeooo:paragraph-rsid="02d34488"/>
    </style:style>
    <style:style style:name="P477" style:family="paragraph" style:parent-style-name="Text_20_body" style:list-style-name="L20">
      <style:text-properties officeooo:paragraph-rsid="02d1771e"/>
    </style:style>
    <style:style style:name="P478" style:family="paragraph" style:parent-style-name="Text_20_body" style:list-style-name="L20">
      <style:text-properties officeooo:paragraph-rsid="02d4a0f3"/>
    </style:style>
    <style:style style:name="P479" style:family="paragraph" style:parent-style-name="Text_20_body" style:list-style-name="L20">
      <style:text-properties officeooo:rsid="02d1771e" officeooo:paragraph-rsid="02d1771e"/>
    </style:style>
    <style:style style:name="P480" style:family="paragraph" style:parent-style-name="Text_20_body">
      <style:text-properties officeooo:rsid="0358d2f8" officeooo:paragraph-rsid="035c05d0"/>
    </style:style>
    <style:style style:name="P481" style:family="paragraph" style:parent-style-name="Text_20_body">
      <style:text-properties officeooo:rsid="017db451" officeooo:paragraph-rsid="0358d2f8"/>
    </style:style>
    <style:style style:name="P482" style:family="paragraph" style:parent-style-name="Text_20_body">
      <style:text-properties officeooo:rsid="035cdace" officeooo:paragraph-rsid="035cdace"/>
    </style:style>
    <style:style style:name="P483" style:family="paragraph" style:parent-style-name="Heading_20_1">
      <style:text-properties officeooo:rsid="0037f9cb"/>
    </style:style>
    <style:style style:name="P484" style:family="paragraph" style:parent-style-name="Heading_20_1">
      <style:text-properties officeooo:rsid="0054fced" officeooo:paragraph-rsid="0054fced"/>
    </style:style>
    <style:style style:name="P485" style:family="paragraph" style:parent-style-name="Heading_20_1">
      <style:text-properties officeooo:rsid="0034a62c" officeooo:paragraph-rsid="0034a62c"/>
    </style:style>
    <style:style style:name="P486" style:family="paragraph" style:parent-style-name="Heading_20_2">
      <style:text-properties officeooo:rsid="0041cd81" officeooo:paragraph-rsid="0041cd81"/>
    </style:style>
    <style:style style:name="P487" style:family="paragraph" style:parent-style-name="Heading_20_2">
      <style:text-properties officeooo:rsid="0041cd81" officeooo:paragraph-rsid="004334e0"/>
    </style:style>
    <style:style style:name="P488" style:family="paragraph" style:parent-style-name="Heading_20_2">
      <style:text-properties officeooo:rsid="007ea01b"/>
    </style:style>
    <style:style style:name="P489" style:family="paragraph" style:parent-style-name="Heading_20_2">
      <style:text-properties officeooo:rsid="02f1e00d" officeooo:paragraph-rsid="02f1e00d"/>
    </style:style>
    <style:style style:name="P490" style:family="paragraph" style:parent-style-name="Heading_20_2">
      <style:text-properties officeooo:paragraph-rsid="00898f00"/>
    </style:style>
    <style:style style:name="P491" style:family="paragraph" style:parent-style-name="Heading_20_2">
      <style:text-properties officeooo:rsid="00c18d74" officeooo:paragraph-rsid="00c18d74"/>
    </style:style>
    <style:style style:name="P492" style:family="paragraph" style:parent-style-name="Heading_20_2">
      <style:text-properties officeooo:paragraph-rsid="012302ea"/>
    </style:style>
    <style:style style:name="P493" style:family="paragraph" style:parent-style-name="Heading_20_2">
      <style:text-properties officeooo:rsid="014674c0" officeooo:paragraph-rsid="014674c0"/>
    </style:style>
    <style:style style:name="P494" style:family="paragraph" style:parent-style-name="Heading_20_2">
      <style:text-properties officeooo:paragraph-rsid="01b336d2"/>
    </style:style>
    <style:style style:name="P495" style:family="paragraph" style:parent-style-name="Heading_20_2">
      <style:text-properties officeooo:rsid="027256cd" officeooo:paragraph-rsid="027256cd"/>
    </style:style>
    <style:style style:name="P496" style:family="paragraph" style:parent-style-name="Heading_20_3">
      <style:text-properties officeooo:rsid="0041cd81" officeooo:paragraph-rsid="0041cd81"/>
    </style:style>
    <style:style style:name="P497" style:family="paragraph" style:parent-style-name="Heading_20_3">
      <style:text-properties officeooo:paragraph-rsid="008e471a"/>
    </style:style>
    <style:style style:name="P498" style:family="paragraph" style:parent-style-name="Heading_20_3">
      <style:text-properties officeooo:rsid="00ff6dbd" officeooo:paragraph-rsid="00ff6dbd"/>
    </style:style>
    <style:style style:name="P499" style:family="paragraph" style:parent-style-name="Heading_20_3">
      <style:text-properties officeooo:rsid="00fdc173" officeooo:paragraph-rsid="00fdc173"/>
    </style:style>
    <style:style style:name="P500" style:family="paragraph" style:parent-style-name="Heading_20_3">
      <style:text-properties officeooo:paragraph-rsid="0129ef20"/>
    </style:style>
    <style:style style:name="P501" style:family="paragraph" style:parent-style-name="Heading_20_3">
      <style:text-properties officeooo:paragraph-rsid="0303949e"/>
    </style:style>
    <style:style style:name="P502" style:family="paragraph" style:parent-style-name="Heading_20_3">
      <style:text-properties officeooo:rsid="019cd625" officeooo:paragraph-rsid="019cd625"/>
    </style:style>
    <style:style style:name="P503" style:family="paragraph" style:parent-style-name="Heading_20_3">
      <style:text-properties officeooo:paragraph-rsid="019cd625"/>
    </style:style>
    <style:style style:name="P504" style:family="paragraph" style:parent-style-name="Heading_20_3">
      <style:text-properties officeooo:rsid="01b336d2" officeooo:paragraph-rsid="01b48c37"/>
    </style:style>
    <style:style style:name="P505" style:family="paragraph" style:parent-style-name="Heading_20_3">
      <style:text-properties officeooo:paragraph-rsid="01b336d2"/>
    </style:style>
    <style:style style:name="P506" style:family="paragraph" style:parent-style-name="Heading_20_3">
      <style:text-properties officeooo:paragraph-rsid="01b48c37"/>
    </style:style>
    <style:style style:name="P507" style:family="paragraph" style:parent-style-name="Heading_20_3">
      <style:text-properties officeooo:rsid="01b994aa" officeooo:paragraph-rsid="01b994aa"/>
    </style:style>
    <style:style style:name="P508" style:family="paragraph" style:parent-style-name="Heading_20_3">
      <style:text-properties officeooo:paragraph-rsid="0227ab74"/>
    </style:style>
    <style:style style:name="P509" style:family="paragraph" style:parent-style-name="Heading_20_3">
      <style:text-properties officeooo:rsid="022a96e4" officeooo:paragraph-rsid="022a96e4"/>
    </style:style>
    <style:style style:name="P510" style:family="paragraph" style:parent-style-name="Heading_20_3">
      <style:text-properties officeooo:rsid="0232b612" officeooo:paragraph-rsid="023464a1"/>
    </style:style>
    <style:style style:name="P511" style:family="paragraph" style:parent-style-name="Heading_20_3">
      <style:text-properties officeooo:rsid="024ff46e" officeooo:paragraph-rsid="024ff46e"/>
    </style:style>
    <style:style style:name="P512" style:family="paragraph" style:parent-style-name="Heading_20_3">
      <style:text-properties officeooo:rsid="027a549a" officeooo:paragraph-rsid="027a549a"/>
    </style:style>
    <style:style style:name="P513" style:family="paragraph" style:parent-style-name="Heading_20_3">
      <style:text-properties officeooo:paragraph-rsid="0274ca91"/>
    </style:style>
    <style:style style:name="P514" style:family="paragraph" style:parent-style-name="Heading_20_3">
      <style:text-properties officeooo:paragraph-rsid="02e606ce"/>
    </style:style>
    <style:style style:name="P515" style:family="paragraph" style:parent-style-name="Quotations">
      <style:text-properties officeooo:paragraph-rsid="03634743"/>
    </style:style>
    <style:style style:name="P516" style:family="paragraph" style:parent-style-name="Heading_20_4">
      <style:text-properties officeooo:paragraph-rsid="0073db24"/>
    </style:style>
    <style:style style:name="P517" style:family="paragraph" style:parent-style-name="Heading_20_4">
      <style:text-properties officeooo:rsid="01aa2635" officeooo:paragraph-rsid="01aa2635"/>
    </style:style>
    <style:style style:name="P518" style:family="paragraph" style:parent-style-name="Heading_20_4">
      <style:text-properties officeooo:rsid="019cde54" officeooo:paragraph-rsid="019cde54"/>
    </style:style>
    <style:style style:name="P519" style:family="paragraph" style:parent-style-name="Heading_20_4">
      <style:text-properties officeooo:paragraph-rsid="019cde54"/>
    </style:style>
    <style:style style:name="P520" style:family="paragraph" style:parent-style-name="Heading_20_4">
      <style:text-properties officeooo:rsid="023464a1" officeooo:paragraph-rsid="023464a1"/>
    </style:style>
    <style:style style:name="P521" style:family="paragraph" style:parent-style-name="Heading_20_4">
      <style:text-properties officeooo:rsid="02883229"/>
    </style:style>
    <style:style style:name="P522" style:family="paragraph" style:parent-style-name="Heading_20_4">
      <style:text-properties officeooo:rsid="02883229" officeooo:paragraph-rsid="02883229"/>
    </style:style>
    <style:style style:name="P523" style:family="paragraph" style:parent-style-name="Heading_20_4">
      <style:text-properties officeooo:paragraph-rsid="02883229"/>
    </style:style>
    <style:style style:name="P524" style:family="paragraph" style:parent-style-name="Heading_20_4">
      <style:text-properties officeooo:rsid="028edc2e" officeooo:paragraph-rsid="028edc2e"/>
    </style:style>
    <style:style style:name="P525" style:family="paragraph" style:parent-style-name="Heading_20_5">
      <style:text-properties officeooo:rsid="03179ad0" officeooo:paragraph-rsid="03179ad0"/>
    </style:style>
    <style:style style:name="P526" style:family="paragraph" style:parent-style-name="Heading_20_5">
      <style:text-properties officeooo:paragraph-rsid="03179ad0"/>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81bed"/>
    </style:style>
    <style:style style:name="T220" style:family="text">
      <style:text-properties officeooo:rsid="03093fd2"/>
    </style:style>
    <style:style style:name="T221" style:family="text">
      <style:text-properties officeooo:rsid="030945ff"/>
    </style:style>
    <style:style style:name="T222" style:family="text">
      <style:text-properties officeooo:rsid="030b486a"/>
    </style:style>
    <style:style style:name="T223" style:family="text">
      <style:text-properties officeooo:rsid="030cd574"/>
    </style:style>
    <style:style style:name="T224" style:family="text">
      <style:text-properties officeooo:rsid="030d8e97"/>
    </style:style>
    <style:style style:name="T225" style:family="text">
      <style:text-properties officeooo:rsid="030f57ca"/>
    </style:style>
    <style:style style:name="T226" style:family="text">
      <style:text-properties officeooo:rsid="030fc7fe"/>
    </style:style>
    <style:style style:name="T227" style:family="text">
      <style:text-properties officeooo:rsid="0314464d"/>
    </style:style>
    <style:style style:name="T228" style:family="text">
      <style:text-properties officeooo:rsid="03144688"/>
    </style:style>
    <style:style style:name="T229" style:family="text">
      <style:text-properties officeooo:rsid="03179ad0"/>
    </style:style>
    <style:style style:name="T230" style:family="text">
      <style:text-properties officeooo:rsid="031b3cb4"/>
    </style:style>
    <style:style style:name="T231" style:family="text">
      <style:text-properties officeooo:rsid="031b4cde"/>
    </style:style>
    <style:style style:name="T232" style:family="text">
      <style:text-properties officeooo:rsid="031be496"/>
    </style:style>
    <style:style style:name="T233" style:family="text">
      <style:text-properties officeooo:rsid="031beedc"/>
    </style:style>
    <style:style style:name="T234" style:family="text">
      <style:text-properties officeooo:rsid="031c3dcf"/>
    </style:style>
    <style:style style:name="T235" style:family="text">
      <style:text-properties officeooo:rsid="031d3858"/>
    </style:style>
    <style:style style:name="T236" style:family="text">
      <style:text-properties officeooo:rsid="031edb30"/>
    </style:style>
    <style:style style:name="T237" style:family="text">
      <style:text-properties officeooo:rsid="031f5319"/>
    </style:style>
    <style:style style:name="T238" style:family="text">
      <style:text-properties officeooo:rsid="031f5b1a"/>
    </style:style>
    <style:style style:name="T239" style:family="text">
      <style:text-properties officeooo:rsid="0320b6e8"/>
    </style:style>
    <style:style style:name="T240" style:family="text">
      <style:text-properties officeooo:rsid="0320b748"/>
    </style:style>
    <style:style style:name="T241" style:family="text">
      <style:text-properties officeooo:rsid="03228e83"/>
    </style:style>
    <style:style style:name="T242" style:family="text">
      <style:text-properties officeooo:rsid="03230b07"/>
    </style:style>
    <style:style style:name="T243" style:family="text">
      <style:text-properties officeooo:rsid="0324ed2e"/>
    </style:style>
    <style:style style:name="T244" style:family="text">
      <style:text-properties officeooo:rsid="03262258"/>
    </style:style>
    <style:style style:name="T245" style:family="text">
      <style:text-properties officeooo:rsid="03284c88"/>
    </style:style>
    <style:style style:name="T246" style:family="text">
      <style:text-properties officeooo:rsid="0328bb13"/>
    </style:style>
    <style:style style:name="T247" style:family="text">
      <style:text-properties officeooo:rsid="0328e7dd"/>
    </style:style>
    <style:style style:name="T248" style:family="text">
      <style:text-properties officeooo:rsid="0329970b"/>
    </style:style>
    <style:style style:name="T249" style:family="text">
      <style:text-properties fo:font-weight="normal" style:font-weight-asian="normal" style:font-weight-complex="normal"/>
    </style:style>
    <style:style style:name="T250" style:family="text">
      <style:text-properties officeooo:rsid="0330e16d"/>
    </style:style>
    <style:style style:name="T251" style:family="text">
      <style:text-properties officeooo:rsid="0337e792"/>
    </style:style>
    <style:style style:name="T252" style:family="text">
      <style:text-properties officeooo:rsid="03386ae5"/>
    </style:style>
    <style:style style:name="T253" style:family="text">
      <style:text-properties officeooo:rsid="033a5f08"/>
    </style:style>
    <style:style style:name="T254" style:family="text">
      <style:text-properties officeooo:rsid="033aa8d0"/>
    </style:style>
    <style:style style:name="T255" style:family="text">
      <style:text-properties officeooo:rsid="033e8dc1"/>
    </style:style>
    <style:style style:name="T256" style:family="text">
      <style:text-properties officeooo:rsid="0341e6b7"/>
    </style:style>
    <style:style style:name="T257" style:family="text">
      <style:text-properties officeooo:rsid="0343f908"/>
    </style:style>
    <style:style style:name="T258" style:family="text">
      <style:text-properties officeooo:rsid="03486db3"/>
    </style:style>
    <style:style style:name="T259" style:family="text">
      <style:text-properties officeooo:rsid="034d49ff"/>
    </style:style>
    <style:style style:name="T260" style:family="text">
      <style:text-properties officeooo:rsid="034ee75a"/>
    </style:style>
    <style:style style:name="T261" style:family="text">
      <style:text-properties officeooo:rsid="034f56fa"/>
    </style:style>
    <style:style style:name="T262" style:family="text">
      <style:text-properties officeooo:rsid="0351e2e2"/>
    </style:style>
    <style:style style:name="T263" style:family="text">
      <style:text-properties officeooo:rsid="0352745f"/>
    </style:style>
    <style:style style:name="T264" style:family="text">
      <style:text-properties officeooo:rsid="03569694"/>
    </style:style>
    <style:style style:name="T265" style:family="text">
      <style:text-properties officeooo:rsid="0358d2f8"/>
    </style:style>
    <style:style style:name="T266" style:family="text">
      <style:text-properties officeooo:rsid="035a458e"/>
    </style:style>
    <style:style style:name="T267" style:family="text">
      <style:text-properties officeooo:rsid="035c05d0"/>
    </style:style>
    <style:style style:name="T268" style:family="text">
      <style:text-properties officeooo:rsid="035cbaf6"/>
    </style:style>
    <style:style style:name="T269" style:family="text">
      <style:text-properties officeooo:rsid="035e34ab"/>
    </style:style>
    <style:style style:name="T270" style:family="text">
      <style:text-properties officeooo:rsid="036058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83"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86" text:outline-level="2"><text:soft-page-break/>Wichtiges zum Buch</text:h>
      <text:h text:style-name="P496" text:outline-level="3">Worum geht es in diesem Buch</text:h>
      <text:h text:style-name="P496"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87" text:outline-level="2">Die Autorin</text:h>
      <text:p text:style-name="P13">Fragen per E-Mail an <text:span text:style-name="T6">die E-Mail-Adresse info@astrid-guenther.de</text:span></text:p>
      <text:h text:style-name="P484" text:outline-level="1">Eine Karte <text:span text:style-name="T15">mit Leaflet </text:span>erstellen</text:h>
      <text:p text:style-name="P19">Todo was behandelt dieses Kapitel?</text:p>
      <text:h text:style-name="P488"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3062454427202989160" text:style-name="L1">
        <text:list-item>
          <text:p text:style-name="P437"><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437"><text:bookmark-start text:name="__DdeLink__456_1591445353"/>Erstellen Sie ein &lt;div&gt;-Element in dem die Karte angezeigt werden soll.<text:bookmark-end text:name="__DdeLink__456_1591445353"/></text:p>
        </text:list-item>
        <text:list-item>
          <text:p text:style-name="P437"><text:bookmark-start text:name="__DdeLink__458_1591445353"/>Erstellen Sie das Karten-Objekt.<text:bookmark-end text:name="__DdeLink__458_1591445353"/></text:p>
        </text:list-item>
        <text:list-item>
          <text:p text:style-name="P43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85"><text:bookmark-start text:name="__DdeLink__433_1591445353"/>&lt;!DOCTYPE html&gt;</text:p>
      <text:p text:style-name="P385">&lt;html&gt;</text:p>
      <text:p text:style-name="P385">&lt;head&gt;</text:p>
      <text:p text:style-name="P387">&lt;title&gt;Eine OSM Karte mit Leaflet&lt;/title&gt;</text:p>
      <text:p text:style-name="P385"><text:soft-page-break/>&lt;/head&gt;</text:p>
      <text:p text:style-name="P385">&lt;body&gt;</text:p>
      <text:p text:style-name="P386">&lt;/body&gt;</text:p>
      <text:p text:style-name="P38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228608521521571068" text:style-name="L2">
        <text:list-item>
          <text:p text:style-name="P438"><text:span text:style-name="T13">Erstellen Sie eine eigene </text:span>lokale Kopie <text:span text:style-name="T13">der Dateien</text:span></text:p>
        </text:list-item>
        <text:list-item>
          <text:p text:style-name="P439">Laden Sie die Dateien über ein Content Delivery Network (CDN)</text:p>
        </text:list-item>
      </text:list>
      <text:p text:style-name="P425">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88">&lt;title&gt;Eine OSM Karte mit Leaflet&lt;/title&gt;</text:p>
      <text:p text:style-name="P390"><text:bookmark-start text:name="__DdeLink__600_1677780976"/>&lt;link rel="stylesheet" href="https://unpkg.com/leaflet@1.1.0/dist/leaflet.css" /&gt;</text:p>
      <text:p text:style-name="P390">&lt;script src="https://unpkg.com/leaflet@1.1.0/dist/leaflet.js"&gt;&lt;/script&gt;</text:p>
      <text:p text:style-name="P399"><text:bookmark-end text:name="__DdeLink__600_1677780976"/>&lt;/head&gt;</text:p>
      <text:p text:style-name="Quelltext">&lt;body&gt;</text:p>
      <text:p text:style-name="Quelltext">&lt;/body&gt;</text:p>
      <text:p text:style-name="Quelltext">&lt;/html&gt; <text:span text:style-name="T18">todo 998</text:span></text:p>
      <text:p text:style-name="P11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516"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405">&lt;!DOCTYPE HTML&gt;</text:p>
      <text:p text:style-name="P405">&lt;html&gt;</text:p>
      <text:p text:style-name="P405">&lt;head&gt;</text:p>
      <text:p text:style-name="P405">&lt;title&gt;Eine OSM Karte mit Leaflet&lt;/title&gt;</text:p>
      <text:p text:style-name="P405">&lt;link rel="stylesheet" href="https://unpkg.com/leaflet@1.1.0/dist/leaflet.css" /&gt;</text:p>
      <text:p text:style-name="P405">&lt;script src="https://unpkg.com/leaflet@1.1.0/dist/leaflet.js"&gt;&lt;/script&gt;</text:p>
      <text:p text:style-name="P405">&lt;/head&gt;</text:p>
      <text:p text:style-name="P405">&lt;body&gt;</text:p>
      <text:p text:style-name="P391"><text:soft-page-break/>&lt;div style="height: 180px;" id="mapid"&gt;&lt;/div&gt;</text:p>
      <text:p text:style-name="P405">&lt;/body&gt;</text:p>
      <text:p text:style-name="P405">&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405"><text:bookmark-start text:name="__DdeLink__616_1677780976"/>&lt;!DOCTYPE HTML&gt;</text:p>
      <text:p text:style-name="P405">&lt;html&gt;</text:p>
      <text:p text:style-name="P405">&lt;head&gt;</text:p>
      <text:p text:style-name="P405">&lt;title&gt;Eine OSM Karte mit Leaflet&lt;/title&gt;</text:p>
      <text:p text:style-name="P405">&lt;link rel="stylesheet" href="https://unpkg.com/leaflet@1.1.0/dist/leaflet.css" /&gt;</text:p>
      <text:p text:style-name="P405">&lt;script src="https://unpkg.com/leaflet@1.1.0/dist/leaflet.js"&gt;&lt;/script&gt;</text:p>
      <text:p text:style-name="P405">&lt;/head&gt;</text:p>
      <text:p text:style-name="P405">&lt;body&gt;</text:p>
      <text:p text:style-name="P405">&lt;div style="height: 180px;" id="mapid"&gt;&lt;/div&gt;</text:p>
      <text:p text:style-name="P392"><text:bookmark-start text:name="__DdeLink__618_1677780976"/>&lt;script&gt;</text:p>
      <text:p text:style-name="P393">var mymap = L.map('mapid').setView([50.27264, 7.26469], 13);</text:p>
      <text:p text:style-name="P392">&lt;/script&gt;<text:bookmark-end text:name="__DdeLink__618_1677780976"/></text:p>
      <text:p text:style-name="P405">&lt;/body&gt;</text:p>
      <text:p text:style-name="P400"><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401"><text:bookmark-start text:name="__DdeLink__29273_1677780976"/>&lt;!DOCTYPE HTML&gt;</text:p>
      <text:p text:style-name="P401">&lt;html&gt;</text:p>
      <text:p text:style-name="P401">&lt;head&gt;</text:p>
      <text:p text:style-name="P401">&lt;title&gt;Eine OSM Karte mit Leaflet&lt;/title&gt;</text:p>
      <text:p text:style-name="P401">&lt;link rel="stylesheet" href="https://unpkg.com/leaflet@1.1.0/dist/leaflet.css" /&gt;</text:p>
      <text:p text:style-name="P401">&lt;script src="https://unpkg.com/leaflet@1.1.0/dist/leaflet.js"&gt;&lt;/script&gt;</text:p>
      <text:p text:style-name="P401">&lt;/head&gt;</text:p>
      <text:p text:style-name="P401">&lt;body&gt;</text:p>
      <text:p text:style-name="P401">&lt;div style="height: 180px;" id="mapid"&gt;&lt;/div&gt;</text:p>
      <text:p text:style-name="P401">&lt;script&gt;</text:p>
      <text:p text:style-name="P401">var mymap = L.map('mapid').setView([50.27264, 7.26469], 13);</text:p>
      <text:p text:style-name="P401">L.tileLayer('http://{s}.tile.osm.org/{z}/{x}/{y}.png').addTo(mymap);</text:p>
      <text:p text:style-name="P401">&lt;/script&gt;</text:p>
      <text:p text:style-name="P401">&lt;/body&gt;</text:p>
      <text:p text:style-name="P401">&lt;/html&gt; todo 995<text:bookmark-end text:name="__DdeLink__29273_1677780976"/></text:p>
      <text:p text:style-name="P11"/>
      <text:p text:style-name="P11"/>
      <text:h text:style-name="P489" text:outline-level="2"><text:soft-page-break/>Exkurs: Längengrad und Breitengrad: Geographische Koordinaten</text:h>
      <text:p text:style-name="P347">Todo: <text:a xlink:type="simple" xlink:href="https://www.timeanddate.de/geographie/laengengrad-breitengrad" text:style-name="Internet_20_link" text:visited-style-name="Visited_20_Internet_20_Link">https://www.timeanddate.de/geographie/laengengrad-breitengrad</text:a></text:p>
      <text:p text:style-name="P347">todo 964.png 964a.png, und 964b.png noch ändern.</text:p>
      <text:p text:style-name="P351">Todo Texte in diesem Kapitel ändern</text:p>
      <text:p text:style-name="P348">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8">Zum Aufbau des Koordinatensystems wird unser Erdball zunächst in 180 Breitengrade und 360 Längengrade eingeteilt.</text:p>
      <text:list xml:id="list6997267061097683292" text:style-name="L3">
        <text:list-item>
          <text:p text:style-name="P441">Breitengrade verlaufen parallel zum Äquator.</text:p>
        </text:list-item>
        <text:list-item>
          <text:p text:style-name="P44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41">Längengrade verbinden Nord- und Südpol.</text:p>
        </text:list-item>
        <text:list-item>
          <text:p text:style-name="P44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8">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9">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8">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8">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1">964a.png</text:p>
      <text:h text:style-name="Heading_20_4" text:outline-level="4">Polarkreis</text:h>
      <text:p text:style-name="P348">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8">Die Wendekreise liegen bei jeweils 23° 26′ nördlicher und südlicher Breite. Diese Breitenkreise markieren den Sonnenzenit zu den Sommersonnenwenden der Nord- und Südhalbkugel.</text:p>
      <text:h text:style-name="Heading_20_4" text:outline-level="4">Äquator</text:h>
      <text:p text:style-name="P348">Der Äquator liegt bei 0°. Die Äquatorebene durchläuft in etwa den Mittelpunkt der Erdachse zwischen Nord- und Südpol.</text:p>
      <text:h text:style-name="Heading_20_2" text:outline-level="2">Längengrade</text:h>
      <text:p text:style-name="P348">Die Längenkreise verlaufen auf einer Nord-Süd-Achse und beschreiben so die Ost-West-Dimension eines Ortes auf der Erdoberfläche.</text:p>
      <text:p text:style-name="P348">Als erdumspannende Kreise durchlaufen sie den Nord- und Südpol und kreuzen den Äquator. Eine die Pole verbindende Längenkreishälfte wird als Meridian bezeichnet.</text:p>
      <text:p text:style-name="P348">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8">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8"><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8">Beispiel: Das Openhaus von Sydney liegt auf 151°12′50.5″O (östlicher Länge). Zöge man einen geraden Strich von dort zum Erdmittelpunkt, hätte er genau diesen Winkel zu einem Strich auf demselben Breitengrad vom Nullmeridian zum Erdmittelpunkt.</text:p>
      <text:p text:style-name="P352">964b.png</text:p>
      <text:h text:style-name="Heading_20_2" text:outline-level="2">Schreibweisen</text:h>
      <text:p text:style-name="P348">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50">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762657667866253863" text:style-name="L4">
        <text:list-item>
          <text:p text:style-name="P442">Längen- und Breitengrade werden als Winkel (°) angegeben.</text:p>
        </text:list-item>
        <text:list-item>
          <text:p text:style-name="P442">Jeder Grad hat 60 Minuten. Diese werden durch eine Prime (′) gekennzeichnet.</text:p>
        </text:list-item>
        <text:list-item>
          <text:p text:style-name="P442">Jede Minute hat 60 Sekunden, die anhand einer Doppelprime (″) erkennbar sind.</text:p>
        </text:list-item>
      </text:list>
      <text:p text:style-name="P348">So hat die Zugspitze die Koordinaten 47°25′16″N, 10°59′7″O.</text:p>
      <text:h text:style-name="Heading_20_3" text:outline-level="3">Die Dezimalschreibweise</text:h>
      <text:p text:style-name="P348">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8"><text:soft-page-break/>Im Dezimalsystem werden die Koordinaten der Zugspitze so angegeben: 47.4211, 10.9852.</text:p>
      <text:p text:style-name="P348">Machu Picchu, auf dem westlichen Teil der Südhalbkugel gelegen, hat die Koordinaten</text:p>
      <text:p text:style-name="P348">-13.163333, -72.545556.</text:p>
      <text:h text:style-name="P490"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97"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35">0</text:p>
          </table:table-cell>
          <table:table-cell table:style-name="Tabelle1.A2" office:value-type="string">
            <text:p text:style-name="P435">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35">1</text:p>
          </table:table-cell>
          <table:table-cell table:style-name="Tabelle1.A2" office:value-type="string">
            <text:p text:style-name="P435">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34">..</text:p>
          </table:table-cell>
          <table:table-cell table:style-name="Tabelle1.A2" office:value-type="string">
            <text:p text:style-name="P434">..</text:p>
          </table:table-cell>
          <table:table-cell table:style-name="Tabelle1.A2" office:value-type="string">
            <text:p text:style-name="P434">..</text:p>
          </table:table-cell>
          <table:table-cell table:style-name="Tabelle1.D2" office:value-type="string">
            <text:p text:style-name="P434">..</text:p>
          </table:table-cell>
        </table:table-row>
        <table:table-row>
          <table:table-cell table:style-name="Tabelle1.A2" office:value-type="string">
            <text:p text:style-name="P435">18</text:p>
          </table:table-cell>
          <table:table-cell table:style-name="Tabelle1.A2" office:value-type="string">
            <text:p text:style-name="P435"><text:bookmark-start text:name="__DdeLink__29186_1677780976"/>69 Mrd.<text:bookmark-end text:name="__DdeLink__29186_1677780976"/></text:p>
          </table:table-cell>
          <table:table-cell table:style-name="Tabelle1.A2" office:value-type="string">
            <text:p text:style-name="P435">153</text:p>
          </table:table-cell>
          <table:table-cell table:style-name="Tabelle1.D2" office:value-type="string">
            <text:p text:style-name="P435">0,6 m</text:p>
          </table:table-cell>
        </table:table-row>
        <table:table-row>
          <table:table-cell table:style-name="Tabelle1.A2" office:value-type="string">
            <text:p text:style-name="P435">19</text:p>
          </table:table-cell>
          <table:table-cell table:style-name="Tabelle1.A2" office:value-type="string">
            <text:p text:style-name="P435">275 Mrd.</text:p>
          </table:table-cell>
          <table:table-cell table:style-name="Tabelle1.A2" office:value-type="string">
            <text:p text:style-name="P435">76 m</text:p>
          </table:table-cell>
          <table:table-cell table:style-name="Tabelle1.D2" office:value-type="string">
            <text:p text:style-name="P435">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9">todo exkurs tiles, <text:span text:style-name="T20">Seite 96</text:span></text:p>
      <text:p text:style-name="P330"><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5161739792865298654" text:style-name="L5">
        <text:list-item>
          <text:p text:style-name="P443">OpenCyclemap <text:span text:style-name="T52">(cycle)</text:span>:<text:line-break/><text:span text:style-name="T51">997.png todo</text:span></text:p>
        </text:list-item>
        <text:list-item>
          <text:p text:style-name="P443">Transport <text:span text:style-name="T52">(transport)</text:span></text:p>
        </text:list-item>
        <text:list-item>
          <text:p text:style-name="P444">Landscape <text:span text:style-name="T52">(landscape)</text:span>:<text:line-break/><text:span text:style-name="T50">Diese Darstellung konzentrierte sich auf Informationen in der Natur – ideal für den ländlichen Kontext.</text:span></text:p>
        </text:list-item>
        <text:list-item>
          <text:p text:style-name="P443">Outdoors <text:span text:style-name="T52">(outdoors)</text:span></text:p>
        </text:list-item>
        <text:list-item>
          <text:p text:style-name="P445">Transport Dark <text:span text:style-name="T52">(transport-dark)</text:span></text:p>
        </text:list-item>
        <text:list-item>
          <text:p text:style-name="P445">Spinal Map <text:span text:style-name="T52">(spinal-map)</text:span></text:p>
        </text:list-item>
        <text:list-item>
          <text:p text:style-name="P446">Pioneer <text:span text:style-name="T52">(pioneer)</text:span></text:p>
        </text:list-item>
        <text:list-item>
          <text:p text:style-name="P446">Mobile Atlas <text:span text:style-name="T52">(mobile-atlas)</text:span></text:p>
        </text:list-item>
        <text:list-item>
          <text:p text:style-name="P446"><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402">&lt;!DOCTYPE HTML&gt;</text:p>
      <text:p text:style-name="P402">&lt;html&gt;</text:p>
      <text:p text:style-name="P402">&lt;head&gt;</text:p>
      <text:p text:style-name="P402">&lt;title&gt;Eine OSM Karte mit Leaflet&lt;/title&gt;</text:p>
      <text:p text:style-name="P402">&lt;link rel="stylesheet" href="https://unpkg.com/leaflet@1.1.0/dist/leaflet.css" /&gt;</text:p>
      <text:p text:style-name="P402">&lt;script src="https://unpkg.com/leaflet@1.1.0/dist/leaflet.js"&gt;&lt;/script&gt;</text:p>
      <text:p text:style-name="P402">&lt;/head&gt;</text:p>
      <text:p text:style-name="P402">&lt;body&gt;</text:p>
      <text:p text:style-name="P402">&lt;div style="height: 180px;" id="mapid"&gt;&lt;/div&gt;</text:p>
      <text:p text:style-name="P402">&lt;script&gt;</text:p>
      <text:p text:style-name="P402">var mymap = L.map('mapid').setView([50.27264, 7.26469], 13);</text:p>
      <text:p text:style-name="P403">L.tileLayer('<text:span text:style-name="T53">https://{s}.tile.thunderforest.com/cycle/{z}/{x}/{y}.png?apikey=YourApiKey</text:span>').addTo(mymap);</text:p>
      <text:p text:style-name="P402">&lt;/script&gt;</text:p>
      <text:p text:style-name="P402">&lt;/body&gt;</text:p>
      <text:p text:style-name="P402">&lt;/html&gt; todo 994</text:p>
      <text:p text:style-name="P404"/>
      <text:h text:style-name="Heading_20_3" text:outline-level="3">Stamen</text:h>
      <text:p text:style-name="P42">Todo</text:p>
      <text:p text:style-name="P43">Man muss Skript einbinden und speziellen Layer erstellen.</text:p>
      <text:p text:style-name="P43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33"><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91" text:outline-level="2"><text:bookmark-start text:name="__DdeLink__31218_458207731"/>Images als Layer – Web-Map-Service<text:bookmark-end text:name="__DdeLink__31218_458207731"/></text:h>
      <text:p text:style-name="P323"><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4">todo <text:a xlink:type="simple" xlink:href="http://qgis.org/de/site/" text:style-name="Internet_20_link" text:visited-style-name="Visited_20_Internet_20_Link">http://qgis.org/de/site/</text:a></text:p>
      <text:p text:style-name="P325">Open Source Software Geoserver - DWD GeoWebservice: WMS Diensten für die eigene Website</text:p>
      <text:h text:style-name="P491"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6">994b.png</text:p>
      <text:p text:style-name="P327">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3107102818828060564" text:style-name="L6">
        <text:list-item>
          <text:p text:style-name="P447"><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48">Linie:<text:line-break/>Eine Linie ist ein Paar von Punkten, von denen wir annehmen, dass sie durch einen geraden Linienabschnitt miteinander verbunden sind. </text:p>
        </text:list-item>
        <text:list-item>
          <text:p text:style-name="P448">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89">var myMarker = L.marker([50.27264, 7.26469],</text:p>
      <text:p text:style-name="P389">{</text:p>
      <text:p text:style-name="P389">title:"Gering",</text:p>
      <text:p text:style-name="P389">alt:"Ein schönes kleines Dorf auf dem Maifeld in der Eifel",</text:p>
      <text:p text:style-name="P389">draggable:true</text:p>
      <text:p text:style-name="P389">}</text:p>
      <text:p text:style-name="P389">).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426">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91939355539468516" text:style-name="L7">
        <text:list-item>
          <text:p text:style-name="P449">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50">D</text:p>
        </text:list-item>
      </text:list>
      <text:h text:style-name="P498"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99"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8582169734806668606" text:style-name="L8">
        <text:list-item>
          <text:p text:style-name="P451">Sie müssen zum einen das MultiPolyelement – MultiPolygon oder Multipolyline – mit einer Klammer versehen. </text:p>
        </text:list-item>
        <text:list-item>
          <text:p text:style-name="P451">Außerdem müssen Sie jedes Polyelement – Polyline oder Polygone – mit einer Klammer umgeben. </text:p>
        </text:list-item>
        <text:list-item>
          <text:p text:style-name="P451">Und zuletzt werden auch die Koordinaten noch eingeklammert. (todo immer richtig geschrieben)</text:p>
        </text:list-item>
      </text:list>
      <text:h text:style-name="Heading_20_3" text:outline-level="3">MultiPolylines</text:h>
      <text:p text:style-name="P109">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92" text:outline-level="2">Daten <text:span text:style-name="T86">mit</text:span> Layer<text:span text:style-name="T86">n g</text:span>ruppiere<text:span text:style-name="T54">n</text:span></text:h>
      <text:p text:style-name="P110">Im vorherigen Kapitel haben Sie gesehen, dass Sie mehrere Polygone oder Polylines auf einem Layer positionieren können. Es wird aber sicher vorkommen, dass sie Elemente unterschiedlicher Typen auf einem Layer zusammen gruppieren möchten.</text:p>
      <text:p text:style-name="P116">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3">Todo <text:a xlink:type="simple" xlink:href="http://leafletjs.com/reference-1.1.0.html#layergroup" text:style-name="Internet_20_link" text:visited-style-name="Visited_20_Internet_20_Link">http://leafletjs.com/reference-1.1.0.html#layergroup</text:a></text:p>
      <text:p text:style-name="P114">todo mindesteanforderung, was habe ich gemacht. Ich kann später noch hinzufügen, <text:span text:style-name="T89">ich muss nur einmal add to map; remove</text:span></text:p>
      <text:p text:style-name="P111">Eine Layer …</text:p>
      <text:p text:style-name="P328">980.html <text:span text:style-name="T186">(add?)</text:span></text:p>
      <text:h text:style-name="Heading_20_3" text:outline-level="3">Featuregruppen</text:h>
      <text:p text:style-name="P117">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7"/>
      <text:p text:style-name="P115">Todo <text:a xlink:type="simple" xlink:href="http://leafletjs.com/reference-1.1.0.html#featuregroup" text:style-name="Internet_20_link" text:visited-style-name="Visited_20_Internet_20_Link">http://leafletjs.com/reference-1.1.0.html#featuregroup</text:a></text:p>
      <text:p text:style-name="P115">todo mindestanforderung, <text:span text:style-name="T92">methoden überall aulisten?</text:span></text:p>
      <text:p text:style-name="P115">todo was habe ich gemacht, <text:span text:style-name="T94">popup nicht mehr bei Marker sondern bei Feature</text:span></text:p>
      <text:p text:style-name="P115">979.html</text:p>
      <text:h text:style-name="Heading_20_2" text:outline-level="2"><text:soft-page-break/>Popups</text:h>
      <text:p text:style-name="P120">http://leafletjs.com/reference-1.1.0.html#popup</text:p>
      <text:p text:style-name="P118">978.html</text:p>
      <text:p text:style-name="P119">985.png</text:p>
      <text:p text:style-name="P119"/>
      <text:p text:style-name="P12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2">todo link zu später makrers</text:p>
      <text:h text:style-name="Heading_20_2" text:outline-level="2">Mobil</text:h>
      <text:p text:style-name="P123">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4">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5">Todo https://www.w3.org/TR/geolocation-API/</text:p>
      <text:h text:style-name="P500" text:outline-level="3"><text:span text:style-name="T88">HTML und </text:span>CSS</text:h>
      <text:p text:style-name="P126">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9">977.html</text:p>
      <text:p text:style-name="P129"/>
      <text:p text:style-name="P128">Todo was habe ich gemacht </text:p>
      <text:list xml:id="list5372024278113186674" text:style-name="L9">
        <text:list-item>
          <text:p text:style-name="P452"><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53">Außerdem haben wir die Höhe auf 100% gesetzt, damit diese voll ausgenutzt wird. Den fixen Wert für die Höhe habe ich entfernt. So verschwindet auch die Bildlaufleiste am rechten Rand.</text:p>
        </text:list-item>
        <text:list-item>
          <text:p text:style-name="P454">Viewport. <text:span text:style-name="T98">Die Seite kann nicht verkleinert oder vergrößert werden – zoomen ist aber immer noch möglich!</text:span></text:p>
        </text:list-item>
      </text:list>
      <text:p text:style-name="P129">Todo Exkurs padding margin. Media query.</text:p>
      <text:p text:style-name="P127"><text:s/></text:p>
      <text:h text:style-name="P493" text:outline-level="2">JavaScript</text:h>
      <text:p text:style-name="P130">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6">Todo maxzoom1 = ganze welt</text:p>
      <text:p text:style-name="P131">Todo Auch 977.html</text:p>
      <text:p text:style-name="P131">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2">todo <text:a xlink:type="simple" xlink:href="http://leafletjs.com/examples/mobile/" text:style-name="Internet_20_link" text:visited-style-name="Visited_20_Internet_20_Link">http://leafletjs.com/examples/mobile/</text:a></text:p>
      <text:p text:style-name="P133">todo <text:a xlink:type="simple" xlink:href="https://www.mozilla.org/de/firefox/geolocation/" text:style-name="Internet_20_link" text:visited-style-name="Visited_20_Internet_20_Link">https://www.mozilla.org/de/firefox/geolocation/</text:a></text:p>
      <text:p text:style-name="P134">984.png</text:p>
      <text:p text:style-name="P135">984a.png</text:p>
      <text:p text:style-name="P135">984b.png</text:p>
      <text:p text:style-name="P137">Exkurs Variabel e Werte abfragen: 984c →<text:span text:style-name="T100"> aber auch in Dokumentation: http://leafletjs.com/reference-1.1.0.html#locationevent</text:span></text:p>
      <text:h text:style-name="Heading_20_2" text:outline-level="2">Events</text:h>
      <text:p text:style-name="P139">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40">Leaflet bietet <text:span text:style-name="T101">Ihnen </text:span>34? Ereignisse, die die sie nutzen können. <text:span text:style-name="T101">(Todo ereignisse auflisten)</text:span></text:p>
      <text:p text:style-name="P140">---</text:p>
      <text:list xml:id="list4821361775996695531" text:style-name="L10">
        <text:list-item>
          <text:p text:style-name="P455">Layer events</text:p>
          <text:list>
            <text:list-item>
              <text:p text:style-name="P455">baselayerchange <text:tab/>LayersControlEvent <text:tab/>Fired when the base layer is changed through the layer control.</text:p>
            </text:list-item>
            <text:list-item>
              <text:p text:style-name="P456">overlayadd <text:tab/>LayersControlEvent <text:tab/>Fired when an overlay is selected through the layer control.</text:p>
            </text:list-item>
            <text:list-item>
              <text:p text:style-name="P456">overlayremove <text:tab/>LayersControlEvent <text:tab/>Fired when an overlay is deselected through the layer control.</text:p>
            </text:list-item>
            <text:list-item>
              <text:p text:style-name="P456">layeradd <text:tab/>LayerEvent <text:tab/>Fired when a new layer is added to the map.</text:p>
            </text:list-item>
            <text:list-item>
              <text:p text:style-name="P456">layerremove <text:tab/>LayerEvent <text:tab/>Fired when some layer is removed from the map</text:p>
            </text:list-item>
          </text:list>
        </text:list-item>
        <text:list-item>
          <text:p text:style-name="P456">Map state change events</text:p>
          <text:list>
            <text:list-item>
              <text:p text:style-name="P456">zoomlevelschange <text:tab/>Event <text:tab/>Fired when the number of zoomlevels on the map is changed due to adding or removing a layer.</text:p>
            </text:list-item>
            <text:list-item>
              <text:p text:style-name="P456">resize <text:tab/>ResizeEvent <text:tab/>Fired when the map is resized.</text:p>
            </text:list-item>
            <text:list-item>
              <text:p text:style-name="P456">unload <text:tab/>Event <text:tab/>Fired when the map is destroyed with remove method.</text:p>
            </text:list-item>
            <text:list-item>
              <text:p text:style-name="P456">viewreset <text:tab/>Event <text:tab/>Fired when the map needs to redraw its content (this usually happens on map zoom or load). Very useful for creating custom overlays.</text:p>
            </text:list-item>
            <text:list-item>
              <text:p text:style-name="P456">load <text:tab/>Event <text:tab/>Fired when the map is initialized (when its center and zoom are set for the first time).</text:p>
            </text:list-item>
            <text:list-item>
              <text:p text:style-name="P456">zoomstart <text:tab/>Event <text:tab/>Fired when the map zoom is about to change (e.g. before zoom animation).</text:p>
            </text:list-item>
            <text:list-item>
              <text:p text:style-name="P456">movestart <text:tab/>Event <text:tab/>Fired when the view of the map starts changing (e.g. user starts dragging the map).</text:p>
            </text:list-item>
            <text:list-item>
              <text:p text:style-name="P456"><text:soft-page-break/>zoom <text:tab/>Event <text:tab/>Fired repeatedly during any change in zoom level, including zoom and fly animations.</text:p>
            </text:list-item>
            <text:list-item>
              <text:p text:style-name="P456">move <text:tab/>Event <text:tab/>Fired repeatedly during any movement of the map, including pan and fly animations.</text:p>
            </text:list-item>
            <text:list-item>
              <text:p text:style-name="P456">zoomend <text:tab/>Event <text:tab/>Fired when the map has changed, after any animations.</text:p>
            </text:list-item>
            <text:list-item>
              <text:p text:style-name="P456">moveend <text:tab/>Event <text:tab/>Fired when the center of the map stops changing (e.g. user stopped dragging the map).</text:p>
            </text:list-item>
          </text:list>
        </text:list-item>
        <text:list-item>
          <text:p text:style-name="P456">Popup events</text:p>
          <text:list>
            <text:list-item>
              <text:p text:style-name="P456">popupopen <text:tab/>PopupEvent <text:tab/>Fired when a popup is opened in the map</text:p>
            </text:list-item>
            <text:list-item>
              <text:p text:style-name="P456">popupclose <text:tab/>PopupEvent <text:tab/>Fired when a popup in the map is closed</text:p>
            </text:list-item>
            <text:list-item>
              <text:p text:style-name="P456">autopanstart <text:tab/>Event <text:tab/>Fired when the map starts autopanning when opening a popup.</text:p>
            </text:list-item>
          </text:list>
        </text:list-item>
        <text:list-item>
          <text:p text:style-name="P456">Tooltip events</text:p>
          <text:list>
            <text:list-item>
              <text:p text:style-name="P456">tooltipopen <text:tab/>TooltipEvent <text:tab/>Fired when a tooltip is opened in the map.</text:p>
            </text:list-item>
            <text:list-item>
              <text:p text:style-name="P456">tooltipclose <text:tab/>TooltipEvent <text:tab/>Fired when a tooltip in the map is closed.</text:p>
            </text:list-item>
          </text:list>
        </text:list-item>
        <text:list-item>
          <text:p text:style-name="P456">Location events</text:p>
          <text:list>
            <text:list-item>
              <text:p text:style-name="P456">locationerror <text:tab/>ErrorEvent <text:tab/>Fired when geolocation (using the locate method) failed.</text:p>
            </text:list-item>
            <text:list-item>
              <text:p text:style-name="P456">locationfound <text:tab/>LocationEvent <text:tab/>Fired when geolocation (using the locate method) went successfully.</text:p>
            </text:list-item>
          </text:list>
        </text:list-item>
        <text:list-item>
          <text:p text:style-name="P456">Interaction events</text:p>
          <text:list>
            <text:list-item>
              <text:p text:style-name="P456">click <text:tab/>MouseEvent <text:tab/>Fired when the user clicks (or taps) the map.</text:p>
            </text:list-item>
            <text:list-item>
              <text:p text:style-name="P456">dblclick <text:tab/>MouseEvent <text:tab/>Fired when the user double-clicks (or double-taps) the map.</text:p>
            </text:list-item>
            <text:list-item>
              <text:p text:style-name="P456">mousedown <text:tab/>MouseEvent <text:tab/>Fired when the user pushes the mouse button on the map.</text:p>
            </text:list-item>
            <text:list-item>
              <text:p text:style-name="P456">mouseup <text:tab/>MouseEvent <text:tab/>Fired when the user releases the mouse button on the map.</text:p>
            </text:list-item>
            <text:list-item>
              <text:p text:style-name="P456"><text:soft-page-break/>mouseover <text:tab/>MouseEvent <text:tab/>Fired when the mouse enters the map.</text:p>
            </text:list-item>
            <text:list-item>
              <text:p text:style-name="P456">mouseout <text:tab/>MouseEvent <text:tab/>Fired when the mouse leaves the map.</text:p>
            </text:list-item>
            <text:list-item>
              <text:p text:style-name="P456">mousemove <text:tab/>MouseEvent <text:tab/>Fired while the mouse moves over the map.</text:p>
            </text:list-item>
            <text:list-item>
              <text:p text:style-name="P45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56">keypress <text:tab/>KeyboardEvent <text:tab/>Fired when the user presses a key from the keyboard while the map is focused.</text:p>
            </text:list-item>
            <text:list-item>
              <text:p text:style-name="P456">preclick <text:tab/>MouseEvent <text:tab/>Fired before mouse click on the map (sometimes useful when you want something to happen on click before any existing click handlers start running).</text:p>
            </text:list-item>
          </text:list>
        </text:list-item>
        <text:list-item>
          <text:p text:style-name="P456">Other Methods</text:p>
          <text:list>
            <text:list-item>
              <text:p text:style-name="P456">zoomanim <text:tab/>ZoomAnimEvent <text:tab/>Fired on every frame of a zoom animation</text:p>
            </text:list-item>
          </text:list>
        </text:list-item>
      </text:list>
      <text:p text:style-name="P140">---</text:p>
      <text:p text:style-name="P141">Leaflet bietet die Methode on() um auf ein Ereignis zu reagieren. </text:p>
      <text:p text:style-name="P143">983.png</text:p>
      <text:p text:style-name="P138">976.html</text:p>
      <text:p text:style-name="P144">Todo einfaches Beispiel (dirket hierüber) erklären anonyme funktion.</text:p>
      <text:p text:style-name="P138"/>
      <text:p text:style-name="P145"><text:span text:style-name="T104">Todo </text:span>Ein anderes Beispiel <text:span text:style-name="T104">erklären link zu wie man e ausgibt.</text:span> <text:span text:style-name="T103">983a.png - </text:span>976a.html → Marker Event. </text:p>
      <text:p text:style-name="P147"><text:span text:style-name="T105">Todo Beispiel nach </text:span>closePopupOnClick: false <text:span text:style-name="T105">durchsuchen.</text:span></text:p>
      <text:p text:style-name="P142">Todo Vielleicht link zu spielplatz: http://playground-leaflet.rhcloud.com/fixo/edit?html,console,output</text:p>
      <text:h text:style-name="Heading_20_3" text:outline-level="3">Benutzerdefinierte Funktionen</text:h>
      <text:p text:style-name="P146">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9"><text:soft-page-break/><text:span text:style-name="T106">Todo </text:span>autoClose:false <text:span text:style-name="T106">man kriegt die nicht mehr zu :) und </text:span>keepInView:true</text:p>
      <text:p text:style-name="P146">Probieren wir das doch sofort einmal aus. Wir erstellen einen Marker und verbinden diesen mit einem Pop-up.</text:p>
      <text:p text:style-name="P148">982.png 975.html <text:span text:style-name="T106">(</text:span></text:p>
      <text:p text:style-name="P148"/>
      <text:p text:style-name="P150">todo charset und sprach de überall im code</text:p>
      <text:p text:style-name="P150"/>
      <text:p text:style-name="P150"/>
      <text:p text:style-name="P151">Interaktives Beispiel</text:p>
      <text:p text:style-name="P151">974.html</text:p>
      <text:p text:style-name="P151">Todo <text:span text:style-name="T108">vielleicht heiß kalt beispiel machen und heiß kalt <text:s/>in id ausgegeben.</text:span></text:p>
      <text:p text:style-name="P427">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1"/>
      <text:p text:style-name="P107">Todo zusammenfassung?</text:p>
      <text:h text:style-name="Heading_20_1" text:outline-level="1">GeoJson</text:h>
      <text:p text:style-name="P152">Todo <text:a xlink:type="simple" xlink:href="https://github.com/johan/world.geo.json" text:style-name="Internet_20_link" text:visited-style-name="Visited_20_Internet_20_Link">https://github.com/johan/world.geo.json</text:a></text:p>
      <text:p text:style-name="P153">todo <text:a xlink:type="simple" xlink:href="https://github.com/blog/1528-there-s-a-map-for-that" text:style-name="Internet_20_link" text:visited-style-name="Visited_20_Internet_20_Link">https://github.com/blog/1528-there-s-a-map-for-that</text:a></text:p>
      <text:p text:style-name="P154">todo <text:a xlink:type="simple" xlink:href="http://leafletjs.com/examples/geojson/" text:style-name="Internet_20_link" text:visited-style-name="Visited_20_Internet_20_Link">http://leafletjs.com/examples/geojson/</text:a></text:p>
      <text:p text:style-name="P157">todo http://geojson.org/</text:p>
      <text:p text:style-name="P155">todo GeoJSON überall geleich geschrieben?</text:p>
      <text:h text:style-name="Heading_20_2" text:outline-level="2"><text:soft-page-break/>GeoJson verstehen</text:h>
      <text:p text:style-name="P153">GeoJson ist ein</text:p>
      <text:p text:style-name="P158">Bevor es GeoJSON gab, gab es JSON (JavaScript Object Notation) <text:span text:style-name="T109">und bevor es JSON gab, gab es die erweiterbare Auszeichnungssprache XML (englisch Extensible Markup Language). </text:span></text:p>
      <text:p text:style-name="P158"><text:span text:style-name="T215">Immer wenn etwas Neues entsteht, gibt es einen Grund dafür. </text:span><text:bookmark-start text:name="__DdeLink__4917_1740998680"/><text:span text:style-name="T215">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text:span><text:bookmark-end text:name="__DdeLink__4917_1740998680"/><text:span text:style-name="T215">, ohne das Menschen nacharbeiten müssen. Dies wurde in Zeiten des Internets immer wichtiger.</text:span></text:p>
      <text:p text:style-name="P356">Todo https://www.opendata-hro.de/group/geo?res_format=GeoJSON</text:p>
      <text:h text:style-name="P501" text:outline-level="3">W<text:span text:style-name="T216">ie und warum ist</text:span> <text:span text:style-name="T217">das Format </text:span>GeoJSON <text:span text:style-name="T216">entstanden?</text:span></text:h>
      <text:p text:style-name="P356">GeoJSON, JSON und XML können</text:p>
      <text:list xml:id="list8776769340707453346" text:style-name="L11">
        <text:list-item>
          <text:p text:style-name="P458">… von einem Menschen gelesen und verstanden werden.</text:p>
        </text:list-item>
        <text:list-item>
          <text:p text:style-name="P458">… hierarchisch gegliedert werden. Das bedeutet, das Werte innerhalb von anderen Werten dargestellt werden können.</text:p>
        </text:list-item>
        <text:list-item>
          <text:p text:style-name="P457">… <text:span text:style-name="T219">leicht zu erlernen.</text:span></text:p>
        </text:list-item>
        <text:list-item>
          <text:p text:style-name="P458">… von vielen Programmiersprachen analysiert und genutzt werden.</text:p>
        </text:list-item>
        <text:list-item>
          <text:p text:style-name="P458">… mit einem XMLHttpRequest ausgetauscht werden.</text:p>
        </text:list-item>
      </text:list>
      <text:p text:style-name="P357">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7">Todo habe ich geodaten schon definiert? Dann link sonst definition: https://de.wikipedia.org/wiki/Geodaten</text:p>
      <text:h text:style-name="Heading_20_4" text:outline-level="4">XML</text:h>
      <text:p text:style-name="P481"><text:span text:style-name="T265">XML ist eine Sprache, die die Struktur von Daten beschreibt. Anhand der Tags werden die Daten beschrieben und erklärt. </text:span><text:bookmark-start text:name="__DdeLink__4919_1740998680"/>Durch das Tag-System von XML werden oft kleine Datenbestände sehr aufgebläht und unübersichtlich.<text:bookmark-end text:name="__DdeLink__4919_1740998680"/> Zusätzlich ist das Ansprechen einzelner Knoten (XML-Nodes) in einer XML-Datei nicht immer leicht.</text:p>
      <text:h text:style-name="Heading_20_4" text:outline-level="4">JSON</text:h>
      <text:p text:style-name="P480">JSON <text:span text:style-name="T267">ist die Kurzform für den englischen Begriff JavaScript Object Notation. </text:span><text:bookmark-start text:name="__DdeLink__5046_517448937"/><text:span text:style-name="T267"><text:tab/></text:span><text:bookmark-end text:name="__DdeLink__5046_517448937"/> JSON ist <text:span text:style-name="T266">im Grunde genommen nichts anderes als die Festlegung auf </text:span><text:soft-page-break/><text:span text:style-name="T266">eine bestimmte</text:span> Syntax – <text:span text:style-name="T266">also eine Syntax-</text:span>Konvention. Mit JSON werden <text:span text:style-name="T266">Objekte aus</text:span> strukturierte<text:span text:style-name="T266">n</text:span> Daten definiert.</text:p>
      <text:p text:style-name="P354">Der große Vorteil von JSON im Vergleich zu XML liegt in der einfachen Handhabung. <text:bookmark-start text:name="__DdeLink__4921_1740998680"/>Da JSON selbst gültiges Javascript darstellt, kann es direkt ausgeführt<text:bookmark-end text:name="__DdeLink__4921_1740998680"/> und somit in ein Javascript-Objekt überführt werden. <text:span text:style-name="T213">(todo link wo wir das machen) </text:span>Der Zugriff auf die einzelnen Eigenschaften kann dann über normalen <text:span text:style-name="T213">Attribut Zugriff</text:span> geschehen.</text:p>
      <text:p text:style-name="P355">XML muss mit einem XML-Parser analysiert werden. JSON kann durch eine <text:span text:style-name="T268">einfache</text:span> JavaScript Funktion analysiert werden. <text:span text:style-name="T268">In JSON gibt es kein Ende-Tag, deshalb ist JSON kompakter. Dies hat zur Folge, dass JSON schneller gelesen und verarbeitet werden kann.</text:span></text:p>
      <text:p text:style-name="P354">(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2">Ein konkretes </text:span>Beispiel</text:h>
      <text:p text:style-name="P482"/>
      <text:p text:style-name="Quelltext"><text:bookmark-start text:name="__DdeLink__4923_1740998680"/>&lt;<text:span text:style-name="T219">joomlers</text:span>&gt;</text:p>
      <text:p text:style-name="P416">&lt;n<text:span text:style-name="T219">umber</text:span>&gt;<text:span text:style-name="T219">1721</text:span>&lt;/n<text:span text:style-name="T219">umber</text:span>&gt;</text:p>
      <text:p text:style-name="Quelltext">&lt;vorname&gt;<text:span text:style-name="T219">Astrid</text:span>&lt;/vorname&gt;</text:p>
      <text:p text:style-name="Quelltext">&lt;nachname&gt;<text:span text:style-name="T220">Günther</text:span>&lt;/nachname&gt;</text:p>
      <text:p text:style-name="P416">&lt;/<text:span text:style-name="T219">joomlers</text:span>&gt;</text:p>
      <text:p text:style-name="P358">95 Z<text:span text:style-name="T221">eich</text:span>en</text:p>
      <text:p text:style-name="P159"/>
      <text:p text:style-name="P416">„<text:span text:style-name="T219">joomlers</text:span>“: {</text:p>
      <text:p text:style-name="P416">„n<text:span text:style-name="T219">umber</text:span>“: „<text:span text:style-name="T219">1721</text:span>“,</text:p>
      <text:p text:style-name="Quelltext">„vorname“: „<text:span text:style-name="T220">Astrid</text:span>“,</text:p>
      <text:p text:style-name="Quelltext">„nachname“: „<text:span text:style-name="T220">Günther</text:span>“</text:p>
      <text:p text:style-name="Quelltext">},</text:p>
      <text:p text:style-name="P358">73 Zeichen<text:bookmark-end text:name="__DdeLink__4923_1740998680"/></text:p>
      <text:h text:style-name="Heading_20_4" text:outline-level="4">Und warum <text:span text:style-name="T226">nun auch noch</text:span> <text:span text:style-name="T203">Geo</text:span>JSON?</text:h>
      <text:p text:style-name="P359"><text:bookmark-start text:name="__DdeLink__4935_1740998680"/>GeoJSON ist ein JSON <text:span text:style-name="T224">F</text:span>ormat, dass sich auf Geodaten spezialisiert hat.<text:bookmark-end text:name="__DdeLink__4935_1740998680"/> Es kann gut mit Punkten, Linien und Polygonen <text:span text:style-name="T225">in einem Koordinatensystem </text:span>umgehen. <text:span text:style-name="T225">Im Kapitel todo haben wir gesehen, dass das Arbeiten mit Geodaten im Grunde genommen nichts anderes ist. </text:span></text:p>
      <text:p text:style-name="P366">Todo Sphäre: https://de.wikipedia.org/wiki/Sph%C3%A4re_(Mathematik)</text:p>
      <text:p text:style-name="P156"><text:soft-page-break/>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3">m</text:span> 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3">Elemente</text:span> mithilfe von GeoJSON <text:span text:style-name="T223">auf Ihrer Karte anzeigen können.</text:span></text:p>
      <text:p text:style-name="P160">Todo <text:a xlink:type="simple" xlink:href="http://jsoneditoronline.org/" text:style-name="Internet_20_link" text:visited-style-name="Visited_20_Internet_20_Link">http://jsoneditoronline.org/</text:a></text:p>
      <text:h text:style-name="Heading_20_3" text:outline-level="3">GeoJson erkunden</text:h>
      <text:p text:style-name="P353">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3">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7">Geoinformationssystemen</text:span></text:a>.</text:p>
      <text:p text:style-name="P430">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2">---</text:p>
      <text:h text:style-name="Heading_20_4" text:outline-level="4">Geometrie</text:h>
      <text:p text:style-name="P360">Geometrien sind Formen. Alle Geometrien in GeoJSON <text:span text:style-name="T232">bestehen aus einer</text:span> <text:span text:style-name="T231">oder mehreren</text:span> Koordinaten.</text:p>
      <text:h text:style-name="Heading_20_5" text:outline-level="5">Position</text:h>
      <text:p text:style-name="P361"><text:bookmark-start text:name="__DdeLink__5030_517448937"/>Das wichtigste Element <text:span text:style-name="T230">beim Arbeiten mit Geodaten ist die Beschreibung des Punktes auf der Erde, dem die Geodaten zugeordnet werden.</text:span><text:bookmark-end text:name="__DdeLink__5030_517448937"/><text:span text:style-name="T230"> </text:span><text:bookmark-start text:name="__DdeLink__5032_517448937"/><text:span text:style-name="T230">Diesen Wert kennen wir auch unter dem Namen </text:span>Koordinate.<text:bookmark-end text:name="__DdeLink__5032_517448937"/></text:p>
      <text:p text:style-name="P361"><text:bookmark-start text:name="__DdeLink__5034_517448937"/><text:span text:style-name="T228">Eine Koordinate </text:span>ist eine Zahl<text:span text:style-name="T269">enkombination. Jede Zahl in einer Koordinate steht für eine </text:span>Dimension<text:span text:style-name="T269">. </text:span><text:bookmark-end text:name="__DdeLink__5034_517448937"/><text:span text:style-name="T269">Wir beschränken uns hier im Buch auf zwei Dimensionen: </text:span>Längengrad und Breitengrad. <text:span text:style-name="T233">GeoJSON kann aber drei Dimensionen aufnehmen, nämlich den Längengrad, den Breitengrad und die Höhe.</text:span></text:p>
      <text:p text:style-name="P367">todo GPS Exkurs zwei weitere Dimensionen höhe und zeit und vielleicht link zu beginn mit Exkurs langen und breitengrade es gibt noch eine dritte dimensin die bei GPS Koordinaten eine Rolle spielt</text:p>
      <text:p text:style-name="P362"><text:bookmark-start text:name="__DdeLink__5058_517448937"/><text:bookmark-start text:name="__DdeLink__5060_517448937"/><text:soft-page-break/><text:span text:style-name="T231">Die Koordinaten werden </text:span>in JSON in <text:span text:style-name="T234">im </text:span>Dezimalformat formatiert.<text:bookmark-end text:name="__DdeLink__5058_517448937"/><text:bookmark-end text:name="__DdeLink__5060_517448937"/> <text:span text:style-name="T229">In Kapitel (todo) hatte ich Ihnen schon erklärt, dass es auch andere Formate zum Beschreiben eines Punktes auf der Erde gibt. Aber, auch wenn die Formatierung </text:span><text:span text:style-name="T30">8 ° 10 '23 "</text:span> <text:span text:style-name="T229">schön aussieht, können Sie sich vorstellen, dass die Handhabung dieses Formats bei Berechnungen mit einem Computer umständlich ist</text:span>. <text:span text:style-name="T231">Darum also das Dezimalformat, welches einen Kompromiss f Menschen und Maschinen bietet.</text:span></text:p>
      <text:p text:style-name="P362">Eine Position <text:span text:style-name="T233">in GeoJSon</text:span> ist ein Array <text:span text:style-name="T234">von Zahlen</text:span>. <text:span text:style-name="T234">Diese Zahlen stellen einen </text:span>Punkt auf der Erde dar. <text:span text:style-name="T234">Konkret sieht eine Position in </text:span>GeoJSON <text:span text:style-name="T234">so aus</text:span>:</text:p>
      <text:p text:style-name="P230"><text:bookmark-start text:name="__DdeLink__5018_517448937"/><text:bookmark-start text:name="__DdeLink__5006_517448937"/>[Länge, Breite, Höhe]<text:bookmark-end text:name="__DdeLink__5018_517448937"/><text:bookmark-end text:name="__DdeLink__5006_517448937"/></text:p>
      <text:p text:style-name="P515"><text:span text:style-name="T270">Vielleicht haben Sie in der Vergangenheit schon öfter mit Geodaten gearbeitet und wundern sich nun über die Reihenfolge, in der die Dimensionen im Format GeoJSON stehen. Um dies zu verstehen, müssen Sie folgendes bedenken: Früher war es üblich, dass die erste Stelle einer </text:span>Koordinate <text:span text:style-name="T270">den </text:span>Breitengrad <text:span text:style-name="T270">und die zweite Stelle den</text:span> Längengrad <text:span text:style-name="T270">beschrieb. In der Mathematik ist die übliche Reihenfolge beim Arbeiten mit Koordinatensystemen: X-Wert | Y-Wert. Wenn man eine Landkarte mit einem Koordinatensystem vergleicht, erkennt man schnell, dass der </text:span>Längengrad <text:span text:style-name="T270">dem X-Wert und der </text:span>Breite<text:span text:style-name="T270">ngrad dem </text:span>Y-<text:span text:style-name="T270">Wert entspricht. Dies hat zur Folge, dass es beim Rechnen mit einem Computer viele Vorteile bringt, wenn man die Reihenfolge Längengrad | Breitengrad einhält. todo https://macwright.org/lonlat/</text:span></text:p>
      <text:p text:style-name="P362"><text:span text:style-name="T236">Früher</text:span> erlaubte GeoJSON die Speicherung von mehr als 3 <text:span text:style-name="T236">Zahlen pro</text:span> Position. <text:span text:style-name="T236">Teilweise wurde diese Möglichkeit auch genutzt. Es wurden beispielsweise Sportdaten wie die </text:span>Herzfrequenz <text:span text:style-name="T236">mit der Position gespeichert.</text:span> D<text:span text:style-name="T236">a dies nicht der Sinn einer Position ist, führte es teilweise zu Problemen </text:span>in GeoJSON <text:span text:style-name="T236">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7">n</text:span></text:a><text:a xlink:type="simple" xlink:href="https://tools.ietf.org/html/rfc7946#section-3.1.1" text:style-name="Internet_20_link" text:visited-style-name="Visited_20_Internet_20_Link"> Spezifikation</text:a> <text:span text:style-name="T236">ist das Speichern von mehr als drei Werten pro Position nun </text:span>verboten.</text:p>
      <text:h text:style-name="P525" text:outline-level="5">Point</text:h>
      <text:p text:style-name="P363"><text:span text:style-name="T238">Ein Point – also ein Punkt – ist die</text:span> einfachste Geometrie <text:span text:style-name="T238">in GeoJSON</text:span>. <text:span text:style-name="T238">Die genaue Schreibweise ist</text:span></text:p>
      <text:p text:style-name="P231"><text:bookmark-start text:name="__DdeLink__4904_1740998680"/>{ "type": "Point",</text:p>
      <text:p text:style-name="P231"><text:s text:c="4"/>"coordinates": [30, 10]</text:p>
      <text:p text:style-name="P231">}<text:bookmark-end text:name="__DdeLink__4904_1740998680"/></text:p>
      <text:h text:style-name="P525" text:outline-level="5"><text:bookmark-start text:name="__DdeLink__4947_1740998680"/>Multipoint<text:bookmark-end text:name="__DdeLink__4947_1740998680"/></text:h>
      <text:p text:style-name="P365"/>
      <text:p text:style-name="P419"><text:bookmark-start text:name="__DdeLink__4949_1740998680"/>{ "type": "MultiPoint",</text:p>
      <text:p text:style-name="P419"><text:soft-page-break/><text:s text:c="4"/>"coordinates": [</text:p>
      <text:p text:style-name="P419"><text:s text:c="8"/>[10, 40], [40, 30], [20, 20], [30, 10]</text:p>
      <text:p text:style-name="P419"><text:s text:c="4"/>]</text:p>
      <text:p text:style-name="P419">}<text:bookmark-end text:name="__DdeLink__4949_1740998680"/></text:p>
      <text:p text:style-name="P365"/>
      <text:h text:style-name="Heading_20_5" text:outline-level="5"><text:bookmark-start text:name="__DdeLink__4951_1740998680"/>LineStrings<text:bookmark-end text:name="__DdeLink__4951_1740998680"/></text:h>
      <text:p text:style-name="P364">Um eine Linie darzustellen, benötigen Sie mindestens zwei <text:span text:style-name="T239">Punkte. Die Linie ist dann die Verbindung zwischen diesen Punkten.</text:span></text:p>
      <text:p text:style-name="P231"><text:bookmark-start text:name="__DdeLink__4953_1740998680"/>{ "type": "LineString",</text:p>
      <text:p text:style-name="P231"><text:s text:c="4"/>"coordinates": [</text:p>
      <text:p text:style-name="P231"><text:s text:c="8"/>[30, 10], [10, 30], [40, 40]</text:p>
      <text:p text:style-name="P231"><text:s text:c="4"/>]</text:p>
      <text:p text:style-name="P231">}<text:bookmark-end text:name="__DdeLink__4953_1740998680"/></text:p>
      <text:h text:style-name="P525" text:outline-level="5"><text:bookmark-start text:name="__DdeLink__4955_1740998680"/>MultiLineString<text:bookmark-end text:name="__DdeLink__4955_1740998680"/></text:h>
      <text:p text:style-name="Text_20_body"/>
      <text:p text:style-name="P419"><text:bookmark-start text:name="__DdeLink__4957_1740998680"/>{ "type": "MultiLineString",</text:p>
      <text:p text:style-name="P419"><text:s text:c="4"/>"coordinates": [</text:p>
      <text:p text:style-name="P419"><text:s text:c="8"/>[[10, 10], [20, 20], [10, 40]],</text:p>
      <text:p text:style-name="P419"><text:s text:c="8"/>[[40, 40], [30, 30], [40, 20], [30, 10]]</text:p>
      <text:p text:style-name="P419"><text:s text:c="4"/>]</text:p>
      <text:p text:style-name="P419">}<text:bookmark-end text:name="__DdeLink__4957_1740998680"/></text:p>
      <text:p text:style-name="P431"><text:bookmark-start text:name="__DdeLink__4959_1740998680"/><text:span text:style-name="T241">Linien und Punkte</text:span> die beiden einfachsten Geometrieformen.<text:bookmark-end text:name="__DdeLink__4959_1740998680"/> <text:span text:style-name="T241">Bei beiden müssen Sie nicht viele geometrische Regeln beachten</text:span>. <text:span text:style-name="T240">E</text:span>in Punkt kann irgendwo an einem Ort liegen und eine Linie kann <text:span text:style-name="T241">beliebe </text:span>Anordnung<text:span text:style-name="T241">en</text:span> von Punkten enthalten. <text:span text:style-name="T241">Eine Linie kann sich sogar </text:span>selbst überquer<text:span text:style-name="T241">en</text:span>. <text:bookmark-start text:name="__DdeLink__4961_1740998680"/>Punkte und Linien <text:span text:style-name="T240">haben </text:span>keine Fläche – <text:span text:style-name="T241">somit gibt </text:span>es <text:span text:style-name="T241">auch</text:span> kein <text:span text:style-name="T242">Außen und kein Innen.</text:span><text:bookmark-end text:name="__DdeLink__4961_1740998680"/></text:p>
      <text:h text:style-name="P526" text:outline-level="5"><text:bookmark-start text:name="__DdeLink__4963_1740998680"/>Polygone<text:bookmark-end text:name="__DdeLink__4963_1740998680"/></text:h>
      <text:p text:style-name="P368"><text:span text:style-name="T243">Im Vergleich zu Linien sind </text:span>Polygone <text:span text:style-name="T243">komplexe Geometrien. Polygone verfügen über eine </text:span>Fläche. <text:span text:style-name="T244">Es gibt also einen Innenbereich, der sich von einem Außenbereich unterscheidet. Und hinzu kommt: Der Innenbereich kann Löcher haben!</text:span></text:p>
      <text:p text:style-name="P369">963.png</text:p>
      <text:p text:style-name="P370"><text:soft-page-break/>todo Lizenz oder eigene Bilder machen: By Mwtoews (Own work) [CC BY-SA 3.0 (http://creativecommons.org/licenses/by-sa/3.0)], via Wikimedia Commons</text:p>
      <text:p text:style-name="P417"><text:bookmark-start text:name="__DdeLink__4965_1740998680"/>{ "type": "Polygon",</text:p>
      <text:p text:style-name="P417"><text:s text:c="4"/>"coordinates": [</text:p>
      <text:p text:style-name="P417"><text:s text:c="8"/><text:span text:style-name="T203">[</text:span>[30, 10], [40, 40], [20, 40], [10, 20], [30, 10]<text:span text:style-name="T203">]</text:span></text:p>
      <text:p text:style-name="P417"><text:s text:c="4"/>]</text:p>
      <text:p text:style-name="P417">}<text:bookmark-end text:name="__DdeLink__4965_1740998680"/></text:p>
      <text:p text:style-name="P371">Die Koordinatenliste für Polygone <text:span text:style-name="T245">enthält</text:span> eine Ebene <text:span text:style-name="T245">mehr, </text:span>als die <text:span text:style-name="T245">der </text:span>LineStrings. <text:span text:style-name="T245">Bei</text:span> einfache<text:span text:style-name="T245">n</text:span> Polygone<text:span text:style-name="T245">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5">handelt</text:span>, <text:span text:style-name="T245">wird die L</text:span>inie <text:span text:style-name="T245">geschlossen!</text:span> <text:span text:style-name="T245">Der erste Blick ist oft trügerisch. Wir benötigen die zusätzliche Vierschachtelung um Löcher in die Fläche zeichnen zu können. </text:span>Polygone in GeoJSON sind nicht nur geschlossene Bereiche. <text:span text:style-name="T245">Sie bieten mehr! Sie können genau wie ein Donut Löcher haben.</text:span></text:p>
      <text:p text:style-name="P372">Aus diesem Grund führen Polygone einen neuen Begriff ein, <text:span text:style-name="T246">nämlich den Begriff</text:span> LinearRing. </text:p>
      <text:p text:style-name="P373">Ein LinearRing ist ein geschlossener LineString mit 4 oder mehr Positionen. Obwohl ein LinearRing nicht explizit als GeoJSON-Geometrie-Typ dargestellt wird, wird der Begriff in der <text:a xlink:type="simple" xlink:href="https://tools.ietf.org/html/rfc7946#section-3.1.6" text:style-name="Internet_20_link" text:visited-style-name="Visited_20_Internet_20_Link">Polygon-Geometrie-Typ-Definition</text:a> erwähnt.</text:p>
      <text:p text:style-name="P372"><text:span text:style-name="T248">Ein LinearRing ist</text:span> entweder die äußere Ringposition, die die äußere Kante des Polygons bilde<text:span text:style-name="T248">t</text:span> und definieren, welche Teile gefüllt sind – oder Innenringe, die die Teile des Polygons definieren, <text:span text:style-name="T246">die </text:span>leer <text:span text:style-name="T246">sind</text:span>. Es kann nur einen äußeren Ring geben und <text:span text:style-name="T246">dies </text:span>ist immer der erste <text:span text:style-name="T246">LinearRing. </text:span>Es kann eine beliebige Anzahl von Innenringen geben, einschließlich <text:span text:style-name="T246">null Innenringe</text:span>. <text:span text:style-name="T246">Wenn das Polygon über keinen</text:span> Innenring <text:span text:style-name="T246">verfügt b</text:span>edeutet <text:span text:style-name="T246">dies</text:span>, dass das Polygon keine Löcher hat.</text:p>
      <text:p text:style-name="P374">962a.png und 962b.png → noch jpg</text:p>
      <text:p text:style-name="P417"><text:bookmark-start text:name="__DdeLink__4993_1740998680"/>{ "type": "Polygon",</text:p>
      <text:p text:style-name="P417"><text:s text:c="4"/>"coordinates": [</text:p>
      <text:p text:style-name="P417"><text:s text:c="8"/>[[35, 10], [45, 45], [15, 40], [10, 20], [35, 10]],</text:p>
      <text:p text:style-name="P417"><text:s text:c="8"/>[[20, 30], [35, 35], [30, 20], [20, 30]]</text:p>
      <text:p text:style-name="P417"><text:s text:c="4"/>]</text:p>
      <text:p text:style-name="P417">}<text:bookmark-end text:name="__DdeLink__4993_1740998680"/></text:p>
      <text:p text:style-name="Quotations"><text:soft-page-break/><text:span text:style-name="T247">Vielleicht ist Ihnen aufgefallen, das die</text:span> erste <text:span text:style-name="T247">und die letzte </text:span>Koordinate <text:span text:style-name="T247">jedes LinearRings gleich ist. Die Wiederholung der Koordinate ist heute im Format GeoJSON nicht mehr notwendig. Ein LinearRing wird automatisch geschlossen.</text:span></text:p>
      <text:h text:style-name="Heading_20_5" text:outline-level="5"><text:bookmark-start text:name="__DdeLink__4987_1740998680"/>Multipol<text:span text:style-name="T264">y</text:span>gon<text:bookmark-end text:name="__DdeLink__4987_1740998680"/></text:h>
      <text:p text:style-name="Text_20_body"/>
      <text:p text:style-name="Quelltext"><text:bookmark-start text:name="__DdeLink__4989_1740998680"/>{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bookmark-end text:name="__DdeLink__4989_1740998680"/></text:p>
      <text:p text:style-name="P377"/>
      <text:p text:style-name="P418"><text:bookmark-start text:name="__DdeLink__4991_1740998680"/>{ "type": "MultiPolygon",</text:p>
      <text:p text:style-name="P418"><text:s text:c="4"/>"coordinates": [</text:p>
      <text:p text:style-name="P418"><text:s text:c="8"/>[</text:p>
      <text:p text:style-name="P418"><text:s text:c="12"/>[[40, 40], [20, 45], [45, 30], [40, 40]]</text:p>
      <text:p text:style-name="P418"><text:s text:c="8"/>],</text:p>
      <text:p text:style-name="P418"><text:s text:c="8"/>[</text:p>
      <text:p text:style-name="P418"><text:s text:c="12"/>[[20, 35], [10, 30], [10, 10], [30, 5], [45, 20], [20, 35]],</text:p>
      <text:p text:style-name="P418"><text:s text:c="12"/>[[30, 20], [20, 15], [20, 25], [30, 20]]</text:p>
      <text:p text:style-name="P418"><text:s text:c="8"/>]</text:p>
      <text:p text:style-name="P418"><text:s text:c="4"/>]</text:p>
      <text:p text:style-name="P418">}</text:p>
      <text:p text:style-name="P377"><text:bookmark-end text:name="__DdeLink__4991_1740998680"/></text:p>
      <text:h text:style-name="Heading_20_5" text:outline-level="5">Mehrere Geometrien</text:h>
      <text:p text:style-name="P378"><text:bookmark text:name="result_box2"/>Nun, da wir reden darüber, wie Daten die Welt beschreiben können, können Sie einige Einschränkungen dieses Ansatzes bemerken. Jeder der grundlegenden LineString-, Polygon-, Point-Typen ist ideal für die Darstellung einer einzigen <text:soft-page-break/>Form, aber oft die physische Welt enthält <text:span text:style-name="T251">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378">Hier kommen die verschiedenen Geometrien herein. GeoJSON hat Versionen von jedem der drei Grundtypen mit Multi auf der Vorderseite: MultiPolygon, MultiLineString, MultiPoint. Gemeinsam geben sie uns etwas von einer Lösung für dieses Problem.</text:p>
      <text:p text:style-name="P376">Die Art, wie Multi-Features erstellt werden, ist das gleiche über alle Typen: Alles bewegt sich einen Schritt des <text:span text:style-name="T251">Verschachtelns</text:span>. Die Koordinaten eines einzelnen Punktes werden als [0, 0] dargestellt, so dass ein MultiPoint davon und ein anderer Ort aussehen könnte [[0, 0], [1, 1]].</text:p>
      <text:p text:style-name="P378">In selteneren Fällen haben Sie eine Reihe von verschiedenen Arten von Geometrien, die alle auf die gleiche Sache beziehen. Dazu <text:span text:style-name="T251">gibt es in</text:span> GeoJSON den Typ GeometryCollection. <text:span text:style-name="T251">Im nachfolgenden Programmcode habe ich diesen schon ein Feature Objekt eingebunden. Das Feature Objekt erkläre ich Ihnen im nächsten Kapitel.</text:span></text:p>
      <text:p text:style-name="Quelltext"><text:bookmark-start text:name="__DdeLink__4998_1740998680"/>{</text:p>
      <text:p text:style-name="Quelltext"><text:s text:c="2"/>"type": "Feature",</text:p>
      <text:p text:style-name="P389"><text:s text:c="2"/><text:span text:style-name="T249">"geometry"</text:span>: {</text:p>
      <text:p text:style-name="P389"><text:s text:c="4"/>"type": "<text:bookmark-start text:name="__DdeLink__4995_1740998680"/>GeometryCollection<text:bookmark-end text:name="__DdeLink__4995_1740998680"/>",</text:p>
      <text:p text:style-name="P389"><text:s text:c="4"/>"geometries": [{</text:p>
      <text:p text:style-name="P389"><text:s text:c="6"/>"type": "Point",</text:p>
      <text:p text:style-name="P389"><text:s text:c="6"/>"coordinates": [0, 0]</text:p>
      <text:p text:style-name="P389"><text:s text:c="4"/>}, {</text:p>
      <text:p text:style-name="P389"><text:s text:c="6"/>"type": "LineString",</text:p>
      <text:p text:style-name="P389"><text:s text:c="6"/>"coordinates": [[0, 0], [1, 0]]</text:p>
      <text:p text:style-name="P389"><text:s text:c="4"/>}]</text:p>
      <text:p text:style-name="P389"><text:s text:c="2"/>},</text:p>
      <text:p text:style-name="Quelltext"><text:s text:c="2"/>"properties": {</text:p>
      <text:p text:style-name="Quelltext"><text:s text:c="4"/>"name": "<text:span text:style-name="T250">Der Name dieser GeometryCollection</text:span>"</text:p>
      <text:p text:style-name="Quelltext"><text:s text:c="2"/>}</text:p>
      <text:p text:style-name="Quelltext">}<text:bookmark-end text:name="__DdeLink__4998_1740998680"/></text:p>
      <text:p text:style-name="P375">Geometriekollektionen <text:span text:style-name="T250">gibt es in der Praxis nur sehr </text:span>selten: <text:span text:style-name="T250">Meist ist es so, dass eine</text:span> Geometrien <text:span text:style-name="T250">unterschiedliche </text:span>Eigenschaften <text:span text:style-name="T250">besitzt. Aus diesem </text:span><text:soft-page-break/><text:span text:style-name="T250">Grund empfiehlt d</text:span>ie aktuelle GeoJSON-Spezifikation GeometryCollections <text:span text:style-name="T250">nur in besonderen Fällen zu verwenden</text:span>.</text:p>
      <text:h text:style-name="Heading_20_4" text:outline-level="4">Features</text:h>
      <text:p text:style-name="P379">Geometrien sind Formen – <text:span text:style-name="T252">nicht mehr und nicht weniger</text:span>. Sie sind ein zentraler Teil von GeoJSON, aber die meisten Daten, die etwas mit der Welt zu tun haben, sind nicht einfach <text:span text:style-name="T252">nur </text:span>eine Form. <text:span text:style-name="T252">Die Formen </text:span>haben auch eine Identität und Attribute. Ein Polygon <text:span text:style-name="T252">ist</text:span> <text:span text:style-name="T252">Reichstag. Ein a</text:span>ndere<text:span text:style-name="T252">s</text:span> Polygone <text:span text:style-name="T252">ist</text:span> die Grenze <text:span text:style-name="T252">von Deutschland. Und bei der Arbeit mit den Geometrien ist es wichtig </text:span>zu wissen, welche <text:span text:style-name="T252">Geometrie </text:span>was ist <text:span text:style-name="T252">und, welche Eigenschaften sie hat. In GeoJSON kann genau dies mit einem Objekt des Typs Feature erreicht werden.</text:span></text:p>
      <text:p text:style-name="P380">Das nachfolgende Programmcodebeispiel enthält ein ganz einfaches Feature:</text:p>
      <text:p text:style-name="P423">{</text:p>
      <text:p text:style-name="P423"><text:s text:c="2"/>"type": "Feature",</text:p>
      <text:p text:style-name="P423"><text:s text:c="2"/>"geometry": {</text:p>
      <text:p text:style-name="P423"><text:s text:c="4"/>"type": "Point",</text:p>
      <text:p text:style-name="P423"><text:s text:c="4"/>"coordinates": [0, 0]</text:p>
      <text:p text:style-name="P423"><text:s text:c="2"/>},</text:p>
      <text:p text:style-name="P423"><text:s text:c="2"/>"properties": {</text:p>
      <text:p text:style-name="P423"><text:s text:c="4"/>"name": "Der Name des Punktes"</text:p>
      <text:p text:style-name="P423"><text:s text:c="2"/>}</text:p>
      <text:p text:style-name="P423">}</text:p>
      <text:p text:style-name="P380">Das nachfolgende Programmcodebeispiel enthält ein etwas komplexeres Feature:</text:p>
      <text:p text:style-name="P420">{</text:p>
      <text:p text:style-name="P420"><text:s text:c="2"/>"type": "Feature",</text:p>
      <text:p text:style-name="P420"><text:s text:c="2"/>"geometry": {</text:p>
      <text:p text:style-name="P420"><text:s text:c="4"/>"type": "Polygon",</text:p>
      <text:p text:style-name="P420"><text:s text:c="4"/>"coordinates": [[30, 20], [45, 40], [10, 40], [30, 20]]</text:p>
      <text:p text:style-name="P420"><text:s text:c="2"/>},</text:p>
      <text:p text:style-name="P420"><text:s text:c="2"/>"properties": {</text:p>
      <text:p text:style-name="P420"><text:s text:c="4"/>"prop0": "value0",</text:p>
      <text:p text:style-name="P420"><text:s text:c="4"/>"prop1": {"this": "that"},</text:p>
      <text:p text:style-name="P421"><text:s text:c="4"/>"prop<text:span text:style-name="T255">2</text:span>": <text:span text:style-name="T255">true</text:span>,</text:p>
      <text:p text:style-name="P421"><text:s text:c="4"/>"prop<text:span text:style-name="T255">3</text:span>": <text:span text:style-name="T255">null</text:span>,</text:p>
      <text:p text:style-name="P422"><text:span text:style-name="T254"><text:s text:c="4"/></text:span>"prop<text:span text:style-name="T255">4</text:span>": ["<text:span text:style-name="T255">wert1</text:span>", "<text:span text:style-name="T255">wert2</text:span>", "<text:span text:style-name="T255">wert3</text:span>"]<text:span text:style-name="T255">,</text:span></text:p>
      <text:p text:style-name="P422"><text:soft-page-break/><text:span text:style-name="T254"><text:s text:c="4"/></text:span>"prop<text:span text:style-name="T255">5</text:span>": 0.0</text:p>
      <text:p text:style-name="P420"><text:s text:c="2"/>}</text:p>
      <text:p text:style-name="P420">}</text:p>
      <text:p text:style-name="P379">Die Eigenschaften, die <text:span text:style-name="T253">mit einem Feature </text:span><text:s/>angehängt werden, können jede Art von <text:a xlink:type="simple" xlink:href="http://www.json.org/json-de.html" text:style-name="Internet_20_link" text:visited-style-name="Visited_20_Internet_20_Link">JSON-Objekt</text:a> sein.</text:p>
      <text:h text:style-name="Heading_20_4" text:outline-level="4">FeatureCollection</text:h>
      <text:p text:style-name="P379">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379"/>
      <text:p text:style-name="P398">{</text:p>
      <text:p text:style-name="P398"><text:s text:c="2"/>"type": "FeatureCollection",</text:p>
      <text:p text:style-name="P398"><text:s text:c="2"/>"features": [</text:p>
      <text:p text:style-name="P424"><text:s text:c="4"/>{</text:p>
      <text:p text:style-name="P424"><text:s text:c="6"/>"type": "Feature",</text:p>
      <text:p text:style-name="P424"><text:s text:c="6"/>"geometry": {</text:p>
      <text:p text:style-name="P424"><text:s text:c="8"/>"type": "Point",</text:p>
      <text:p text:style-name="P424"><text:s text:c="8"/>"coordinates": [0, 0]</text:p>
      <text:p text:style-name="P424"><text:s text:c="6"/>},</text:p>
      <text:p text:style-name="P424"><text:s text:c="6"/>"properties": {</text:p>
      <text:p text:style-name="P424"><text:s text:c="8"/>"name": "null island"</text:p>
      <text:p text:style-name="P424"><text:s text:c="6"/>}</text:p>
      <text:p text:style-name="P424"><text:s text:c="4"/>}</text:p>
      <text:p text:style-name="P398"><text:s text:c="2"/>]</text:p>
      <text:p text:style-name="P398">}</text:p>
      <text:p text:style-name="P379"/>
      <text:p text:style-name="P381">FeatureCollection ist nicht viel mehr als ein Objekt, das "type" hat: "FeatureCollection" und dann ein Array von Feature-Objekten unter dem Schlüssel "Features". Wie der Name schon sagt, <text:span text:style-name="T256">darf das </text:span>Array <text:span text:style-name="T256">ausschließlich</text:span> <text:span text:style-name="T256">Objekte vom Typ </text:span>Feature-Objekte.</text:p>
      <text:p text:style-name="P381">Sie könnten fragen, "warum nicht nur erlauben eine Reihe von GeoJSON-Objekten"? FeatureCollections als Objekte macht viel Sinn in Bezug auf die Gemeinsamkeit zwischen verschiedenen GeoJSON-Typen.<text:line-break/><text:line-break/><text:soft-pag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186">Todo gucken ob ich überall diese Geometrien alle verwende</text:p>
      <text:p text:style-name="P161"><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82">Die Vorteile von GeoJSON hatte ich Ihnen in Kapitel todo schon beschrieben. Wie jedes andere Format hat GeoJSON aber auch seine Grenzen. <text:span text:style-name="T258">Diese sind nun Thema dieses Kapitels.</text:span></text:p>
      <text:list xml:id="list12343001539630641" text:style-name="L12">
        <text:list-item>
          <text:p text:style-name="P459"><text:span text:style-name="T257">GeoJSON hat kein Konstrukt das eine Komprimierung unterstützt wie beispielsweise </text:span><text:a xlink:type="simple" xlink:href="https://github.com/topojson/topojson" text:style-name="Internet_20_link" text:visited-style-name="Visited_20_Internet_20_Link"><text:span text:style-name="T257">TopoJSON</text:span></text:a><text:span text:style-name="T257"> oder </text:span><text:a xlink:type="simple" xlink:href="http://wiki.openstreetmap.org/wiki/OSM_XML" text:style-name="Internet_20_link" text:visited-style-name="Visited_20_Internet_20_Link"><text:span text:style-name="T257">OSM XML</text:span></text:a><text:span text:style-name="T257">.</text:span></text:p>
        </text:list-item>
        <text:list-item>
          <text:p text:style-name="P460">GeoJSON-Funktionen haben Eigenschaften, die JSON sind. Eigenschaften können beliebige JSON-Datentypen verwenden: Zahlen, Strings, Booleans, Null, Arrays und Objekte. JSON unterstützt nicht jeden Datentyp: Zum Beispiel werden die Datumswerte von Shapefiles unterstützt, aber nicht in JSON. (Todo link zu shapefiles)</text:p>
        </text:list-item>
        <text:list-item>
          <text:p text:style-name="P460">GeoJSON hat kein Konstrukt für die Anzeige von Pop-up-Fenstern wie Titel oder Beschreibung. Sie werden aber später sehen, wie Leaflet sie bei der Erstellung von Pop-up-Fenstern unterstützt.</text:p>
        </text:list-item>
        <text:list-item>
          <text:p text:style-name="P460">GeoJSON hat keine Geometrie vom Typ Kreis – oder irgendeine andere Art von Kurve.</text:p>
        </text:list-item>
        <text:list-item>
          <text:p text:style-name="P461">In GeoJSON können Sie den einzelnen Koordinaten – also den Positionen, keine eigene Eigenschaft zuweisen. Wenn Sie eine LineString-Darstellung eines Runs haben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Array speichern, aber keine Option wird durch das Ökosystem der Werkzeuge gut unterstützt.</text:p>
        </text:list-item>
      </text:list>
      <text:p text:style-name="P346">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text:soft-page-break/>GeoJson in Leaflet<text:bookmark-end text:name="__RefHeading___Toc4711_1835432033"/></text:h>
      <text:p text:style-name="P384">Leaflet unterstützt alle GeoJSON-Typen. <text:span text:style-name="T259">In der Regel werden Sie aber überwiegend mit </text:span>Features und FeatureCollections <text:span text:style-name="T259">arbeiten</text:span>. <text:span text:style-name="T259">Und diese beiden Typen unterstützt Leaflet bevorzugt. In der Regel werden Sie nicht nur Geometrie Objekte auf Ihrer Karte anzeigen möchten, sondern auch die </text:span>Eigenschaften<text:span text:style-name="T259"> – also</text:span> <text:span text:style-name="T261">weitere Informationen </text:span>– zu <text:span text:style-name="T260">diesen Objekten</text:span>.</text:p>
      <text:p text:style-name="P163"/>
      <text:p text:style-name="P164"><text:span text:style-name="T262">Beginnen wir mit</text:span> ein<text:span text:style-name="T262">em</text:span> <text:span text:style-name="T263">übersichtlichen</text:span> <text:span text:style-name="T113">Beispiel</text:span>: <text:span text:style-name="T112">Der einfachste Weg GeoJSON in Ihrer Karte zu nutzen, ist die Verwendung als Variable direk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4">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5">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h text:style-name="Heading_20_3" text:outline-level="3">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972.html auch mit donut :) <text:span text:style-name="T115">auch auf Featurecollection und geometriecollection eingehen.</text:span></text:p>
      <text:h text:style-name="Heading_20_4" text:outline-level="4"><text:soft-page-break/>Donuts</text:h>
      <text:h text:style-name="P502"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503"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
      <text:p text:style-name="P178">todo Ergebnis im Bild</text:p>
      <text:p text:style-name="P178"><text:soft-page-break/></text:p>
      <text:h text:style-name="P517"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518"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519"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odo vielleicht noch tipp gpsies https://www.gpsies.com/map.do?fileId=rvvclfejgrlqfrom</text:p>
      <text:h text:style-name="Heading_20_1" text:outline-level="1"><text:bookmark-start text:name="__DdeLink__31267_458207731"/><text:soft-page-break/>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94"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504" text:outline-level="3"><text:soft-page-break/>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7771501267032378151" text:style-name="L13">
        <text:list-item>
          <text:p text:style-name="P462"><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62"><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63"><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63"><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63"><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oft-page-break/><text:span text:style-name="T34">blur</text:span><text:span text:style-name="T134"> Wert erzeugt einzelnen Punkte, wohingegen ein hoher Wert mehrere Punkte zusammenfasst. Standardmäßig ist der Wert mit 15 festgesetzt.</text:span></text:p>
        </text:list-item>
        <text:list-item>
          <text:p text:style-name="P464"><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428">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7164337774996616473" text:style-name="L14">
        <text:list-item>
          <text:p text:style-name="P465">setOptions(options): Sets new heatmap options and redraws it.</text:p>
        </text:list-item>
        <text:list-item>
          <text:p text:style-name="P465">addLatLng(latlng): Adds a new point to the heatmap and redraws it.</text:p>
        </text:list-item>
        <text:list-item>
          <text:p text:style-name="P465">setLatLngs(latlngs): Resets heatmap data and redraws it.</text:p>
        </text:list-item>
        <text:list-item>
          <text:p text:style-name="P465">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text:soft-page-break/></text:p>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Anmimierte Heatmaps</text:h>
      <text:p text:style-name="P219">958.html</text:p>
      <text:h text:style-name="P494"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Das Schöne ist, dass wir mit Leaflet keine zusätzlichen Plugins benötigen. Leaflet ist wie dafür gemacht, GeoJSON Daten als Choroplethenkarte anzuzeigen.</text:p>
      <text:h text:style-name="P505" text:outline-level="3"><text:soft-page-break/>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506"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2">Todo Beispielcode hier.</text:p>
      <text:p text:style-name="P227">Das Beispiel zeigt nur einen Codeausschnitt. Die Vollständige Datei wäre todo Zielen lang und würde ein eigenen Buch füllen.</text:p>
      <text:p text:style-name="P227">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Stile</text:h>
      <text:h text:style-name="P507" text:outline-level="3">Normalisierte Choroplethenkarten</text:h>
      <text:p text:style-name="P224">Todo überall anfang und schluss</text:p>
      <text:p text:style-name="P224"/>
      <text:p text:style-name="P225"><text:soft-page-break/>todo Fläche selbst ausrechnen: https://stackoverflow.com/questions/18484619/checking-size-of-polygon-drawn-with-leaflet-l-draw-polyline</text:p>
      <text:h text:style-name="Heading_20_1" text:outline-level="1">Custom Markers</text:h>
      <text:p text:style-name="P233">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4">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5">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6">978.png</text:p>
      <text:p text:style-name="P237"/>
      <text:p text:style-name="P237">Todo <text:a xlink:type="simple" xlink:href="https://www.gimp.org/" text:style-name="Internet_20_link" text:visited-style-name="Visited_20_Internet_20_Link">https://www.gimp.org/</text:a></text:p>
      <text:p text:style-name="P243">todo link zu nächstem Kapitel mit Plugin</text:p>
      <text:p text:style-name="P237">Wie Sie ein eigenes Image erstellen, gehört nicht zum Thema dieses Buches. Hier möchte ich Ihnen nur ein paar Punkte aufzählen, die Sie beachten sollten. Wenn Sie das</text:p>
      <text:p text:style-name="P237"/>
      <text:p text:style-name="P237">todo </text:p>
      <text:p text:style-name="P237">Wenn zwei Bilder haben, also ein Bild, das Ihren Marker selbst darstellt und eines, das den Schatten zeigt, dann können wir dieses in Ihre Karte einbinden. <text:soft-page-break/>Alternativ können Sie zum Ausprobieren auch die Dateien im Tutorial <text:span text:style-name="T152">verwenden</text:span></text:p>
      <text:p text:style-name="P238"><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8"><text:a xlink:type="simple" xlink:href="http://leafletjs.com/examples/custom-icons/leaf-red.png" text:style-name="Internet_20_link" text:visited-style-name="Visited_20_Internet_20_Link">http://leafletjs.com/examples/custom-icons/leaf-red.png</text:a></text:p>
      <text:p text:style-name="P238"><text:a xlink:type="simple" xlink:href="http://leafletjs.com/examples/custom-icons/leaf-orange.png" text:style-name="Internet_20_link" text:visited-style-name="Visited_20_Internet_20_Link">http://leafletjs.com/examples/custom-icons/leaf-orange.png</text:a></text:p>
      <text:p text:style-name="P238"><text:bookmark-start text:name="__DdeLink__2460_1538529263"/>http://leafletjs.com/examples/custom-icons/leaf-shadow.png<text:bookmark-end text:name="__DdeLink__2460_1538529263"/></text:p>
      <text:p text:style-name="P239">977.png</text:p>
      <text:p text:style-name="P239">955.html</text:p>
      <text:h text:style-name="Heading_20_2" text:outline-level="2"><text:span text:style-name="T157">Eigenschaften eines</text:span> individuellen Marker</text:h>
      <text:p text:style-name="P240">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1845743210037850675" text:style-name="L15">
        <text:list-item>
          <text:p text:style-name="P466"><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69">IconRetinaUrl:<text:line-break/>Die URL zu einer Retina Größe Version des Symbolbildes (absolut oder relativ zu deinem Skriptpfad). Verwendet für Retina Bildschirmgeräte. Todo und was ist Retina</text:p>
        </text:list-item>
        <text:list-item>
          <text:p text:style-name="P469">iconSize:<text:line-break/>Größe des Symbolbildes in Pixeln.</text:p>
        </text:list-item>
        <text:list-item>
          <text:p text:style-name="P467"><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70">PopupAnchor:<text:line-break/>Die Koordinaten des Punktes, von dem Popups "öffnen", relativ zum Symbol Anker.</text:p>
        </text:list-item>
        <text:list-item>
          <text:p text:style-name="P471">ShadowUrl:<text:line-break/>Die URL zum Icon Schattenbild. Wenn nicht angegeben, wird kein Schattenbild erstellt.</text:p>
        </text:list-item>
        <text:list-item>
          <text:p text:style-name="P469">ShadowRetinaUrl:</text:p>
        </text:list-item>
        <text:list-item>
          <text:p text:style-name="P471"><text:soft-page-break/>shadowSize:<text:line-break/>Größe des Schattenbildes in Pixeln.</text:p>
        </text:list-item>
        <text:list-item>
          <text:p text:style-name="P468"><text:span text:style-name="T35">ShadowAnchor</text:span><text:span text:style-name="T153">:<text:line-break/>Die Koordinaten der "Spitze" des Schattens (relativ zu der oberen linken Ecke) (das gleiche wie iconAnchor wenn nicht angegeben).</text:span></text:p>
        </text:list-item>
        <text:list-item>
          <text:p text:style-name="P468"><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508" text:outline-level="3"><text:span text:style-name="T155">Die Klasse </text:span><text:span text:style-name="T36">L.Icon</text:span><text:span text:style-name="T155"> erweitern</text:span></text:h>
      <text:p text:style-name="P239">todo <text:a xlink:type="simple" xlink:href="http://leafletjs.com/examples/custom-icons/" text:style-name="Internet_20_link" text:visited-style-name="Visited_20_Internet_20_Link">http://leafletjs.com/examples/custom-icons/</text:a></text:p>
      <text:p text:style-name="P241">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2">976.png</text:p>
      <text:p text:style-name="P242">954.html</text:p>
      <text:h text:style-name="Heading_20_2" text:outline-level="2">Ein Marker Plugin</text:h>
      <text:p text:style-name="P244">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text:span><text:soft-page-break/><text:span text:style-name="T158">zwei Plugins vor, die Sie bei der Erstellung von individuellen Markern unterstützen.</text:span></text:p>
      <text:h text:style-name="P509" text:outline-level="3">Beautiful markers</text:h>
      <text:p text:style-name="P248">https://github.com/marslan390/BeautifyMarker</text:p>
      <text:p text:style-name="P245">975.png</text:p>
      <text:p text:style-name="P249">974.png</text:p>
      <text:p text:style-name="P245">953.html</text:p>
      <text:p text:style-name="P245"/>
      <text:p text:style-name="P247">todo how to make bigger <text:span text:style-name="T161">imageSize und vielleicht noch einmal zeigen wie man optionen einbindet.</text:span> https://github.com/marslan390/BeautifyMarker/issues/10</text:p>
      <text:p text:style-name="P256">todo other frameworks</text:p>
      <text:p text:style-name="P246"><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7">https://github.com/lvoogdt/Leaflet.awesome-markers</text:p>
      <text:h text:style-name="Heading_20_2" text:outline-level="2">Cluster</text:h>
      <text:p text:style-name="P250">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510" text:outline-level="3">Die erste Cluster Karte</text:h>
      <text:p text:style-name="P251">Todo <text:a xlink:type="simple" xlink:href="https://github.com/Leaflet/Leaflet.markercluster" text:style-name="Internet_20_link" text:visited-style-name="Visited_20_Internet_20_Link">https://github.com/Leaflet/Leaflet.markercluster</text:a></text:p>
      <text:p text:style-name="P252">952.html</text:p>
      <text:p text:style-name="P253">973.png</text:p>
      <text:h text:style-name="Heading_20_3" text:outline-level="3">Methoden und Events</text:h>
      <text:p text:style-name="P254">todo</text:p>
      <text:h text:style-name="P520" text:outline-level="4">Standardmethoden</text:h>
      <text:p text:style-name="P254">todo</text:p>
      <text:h text:style-name="Heading_20_4" text:outline-level="4"><text:soft-page-break/>Andere Methoden</text:h>
      <text:p text:style-name="P254">todo</text:p>
      <text:h text:style-name="Heading_20_3" text:outline-level="3">Marker animieren</text:h>
      <text:h text:style-name="Heading_20_4" text:outline-level="4">Hüpfende Marker</text:h>
      <text:p text:style-name="P254"><text:a xlink:type="simple" xlink:href="https://github.com/maximeh/leaflet.bouncemarker" text:style-name="Internet_20_link" text:visited-style-name="Visited_20_Internet_20_Link">https://github.com/maximeh/leaflet.bouncemarker</text:a></text:p>
      <text:p text:style-name="P255">951.html</text:p>
      <text:h text:style-name="Heading_20_4" text:outline-level="4"><text:span text:style-name="T160">Animierte</text:span> Marker</text:h>
      <text:p text:style-name="P254"><text:a xlink:type="simple" xlink:href="https://github.com/openplans/Leaflet.AnimatedMarker" text:style-name="Internet_20_link" text:visited-style-name="Visited_20_Internet_20_Link">https://github.com/openplans/Leaflet.AnimatedMarker</text:a></text:p>
      <text:p text:style-name="P258">950.html</text:p>
      <text:h text:style-name="Heading_20_3" text:outline-level="3">Weitere Beispiel</text:h>
      <text:p text:style-name="P259">todo mit stop start 949.html (<text:a xlink:type="simple" xlink:href="https://github.com/openplans/Leaflet.AnimatedMarker/issues/50" text:style-name="Internet_20_link" text:visited-style-name="Visited_20_Internet_20_Link">https://github.com/openplans/Leaflet.AnimatedMarker/issues/50</text:a>)</text:p>
      <text:p text:style-name="P260">todo 948 bounce out <text:span text:style-name="T163">Schlußfunktion</text:span></text:p>
      <text:h text:style-name="Heading_20_3" text:outline-level="3">Mit Markern Daten visualisieren</text:h>
      <text:p text:style-name="P261">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2">947.html</text:p>
      <text:p text:style-name="P263">todo https://github.com/humangeo/leaflet-dvf/wiki/6.-Markers</text:p>
      <text:h text:style-name="Heading_20_4" text:outline-level="4">Diagrammen <text:span text:style-name="T162">als Marker</text:span></text:h>
      <text:p text:style-name="P264"><text:a xlink:type="simple" xlink:href="https://github.com/humangeo/leaflet-dvf/wiki/6.-Markers" text:style-name="Internet_20_link" text:visited-style-name="Visited_20_Internet_20_Link">https://github.com/humangeo/leaflet-dvf/wiki/6.-Markers</text:a> welche Marker es gibt mit bild.</text:p>
      <text:p text:style-name="P262">946.html</text:p>
      <text:p text:style-name="P265">972.png</text:p>
      <text:p text:style-name="P266">todo Schluss </text:p>
      <text:p text:style-name="P267">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6"><text:soft-page-break/></text:p>
      <text:h text:style-name="Heading_20_1" text:outline-level="1">ESRI</text:h>
      <text:p text:style-name="P268"><text:a xlink:type="simple" xlink:href="https://de.wikipedia.org/wiki/ESRI" text:style-name="Internet_20_link" text:visited-style-name="Visited_20_Internet_20_Link">https://de.wikipedia.org/wiki/ESRI</text:a></text:p>
      <text:p text:style-name="P268">Wenn Sie mit Karten arbeiten Daten eines Geoinformationssystems anzeigen möchten, werden Sie früher oder später über den Begriff Shapefile stolpern. </text:p>
      <text:p text:style-name="P268">Todo <text:a xlink:type="simple" xlink:href="https://de.wikipedia.org/wiki/Shapefile" text:style-name="Internet_20_link" text:visited-style-name="Visited_20_Internet_20_Link">https://de.wikipedia.org/wiki/Shapefile</text:a></text:p>
      <text:p text:style-name="P269">gdb Geodatabase</text:p>
      <text:p text:style-name="P269"><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70">ESRI bietet </text:p>
      <text:p text:style-name="P270"><text:a xlink:type="simple" xlink:href="http://www.esri.com/data/basemaps" text:style-name="Internet_20_link" text:visited-style-name="Visited_20_Internet_20_Link">http://www.esri.com/data/basemaps</text:a></text:p>
      <text:p text:style-name="P27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2">945.html <text:span text:style-name="T167">(todo bild mit und ohne label)</text:span></text:p>
      <text:p text:style-name="P273">todo was muss ich tun</text:p>
      <text:p text:style-name="P27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511" text:outline-level="3">Switch Basemaps</text:h>
      <text:p text:style-name="P275"><text:a xlink:type="simple" xlink:href="https://esri.github.io/esri-leaflet/examples/switching-basemaps.html" text:style-name="Internet_20_link" text:visited-style-name="Visited_20_Internet_20_Link">https://esri.github.io/esri-leaflet/examples/switching-basemaps.html</text:a></text:p>
      <text:p text:style-name="P276">944.html</text:p>
      <text:h text:style-name="Heading_20_2" text:outline-level="2">Shapefiles</text:h>
      <text:p text:style-name="P277">Das Dateiformat Shapefile (oft Shapedaten oder Shape genannt) ist ein ursprünglich für die Software ArcView der Firma ESRI entwickeltes Format für Geodaten.</text:p>
      <text:p text:style-name="P277">Ein Shapefile ist keine einzelne Datei, es besteht aus mindestens drei Dateien:</text:p>
      <text:list xml:id="list8540671891584916989" text:style-name="L16">
        <text:list-item>
          <text:p text:style-name="P472">.shp dient zur Speicherung der Geometriedaten</text:p>
        </text:list-item>
        <text:list-item>
          <text:p text:style-name="P472">.dbf Sachdaten im dBASE-Format</text:p>
        </text:list-item>
        <text:list-item>
          <text:p text:style-name="P472">.shx dient als Index der Geometrie zur Verknüpfung der Sachdaten (auch Attributdaten genannt)</text:p>
        </text:list-item>
      </text:list>
      <text:p text:style-name="P278"><text:soft-page-break/>todo </text:p>
      <text:p text:style-name="P278"><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9"/>
      <text:p text:style-name="P282">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2"/>
      <text:p text:style-name="P281"/>
      <text:p text:style-name="P281"/>
      <text:p text:style-name="P281"><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80">Datei mit Namen exported_boundaries_Germany.shp.zip ist im Downloadverzeichnis.</text:p>
      <text:p text:style-name="P283">Das Archiv enthält die Dateien</text:p>
      <text:list xml:id="list191159084266206414" text:style-name="L17">
        <text:list-item>
          <text:p text:style-name="P473"/>
        </text:list-item>
      </text:list>
      <text:p text:style-name="P284">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4"/>
      <text:p text:style-name="P285">todo testen 969.png <text:a xlink:type="simple" xlink:href="http://leaflet.calvinmetcalf.com/#6/51.358/11.964" text:style-name="Internet_20_link" text:visited-style-name="Visited_20_Internet_20_Link">http://leaflet.calvinmetcalf.com/#6/51.358/11.964</text:a></text:p>
      <text:p text:style-name="P285"/>
      <text:p text:style-name="P286">943.html</text:p>
      <text:p text:style-name="P289">967.png</text:p>
      <text:p text:style-name="P286"/>
      <text:p text:style-name="P286"/>
      <text:p text:style-name="P287">mit styles</text:p>
      <text:p text:style-name="P287">942.html </text:p>
      <text:p text:style-name="P289">968.png</text:p>
      <text:p text:style-name="P287"/>
      <text:p text:style-name="P287"/>
      <text:p text:style-name="P288">todo vielleicht shape files ansehen </text:p>
      <text:p text:style-name="P288"><text:soft-page-break/>todo optionen des plugins leaflet shape ansehen.</text:p>
      <text:p text:style-name="P290">Todo wie popup </text:p>
      <text:p text:style-name="P296">941.html 966.png</text:p>
      <text:p text:style-name="P290"/>
      <text:p text:style-name="P290"/>
      <text:p text:style-name="P291">tip 940 falls du features nicht kennst. <text:span text:style-name="T173">965.png</text:span></text:p>
      <text:p text:style-name="P291"/>
      <text:h text:style-name="P495" text:outline-level="2">ESRI Services</text:h>
      <text:p text:style-name="P292">Sie wissen nun wie Sie eine ESRI Basiskarte laden, wie Sie mit dem Plugin ESRI-leaflet umgehen und wie Sie das Dateien im Format shapefile nutzen können.</text:p>
      <text:p text:style-name="P292">ESRI bietet aber noch mehr. Sie können Webservices nutzen. Das ESRI Plugin unterstützt Sie auch bei der Verbindung mit einem Geografischen Webservice.</text:p>
      <text:p text:style-name="P292">Ganz nebenbei <text:span text:style-name="T175">Base noch </text:span>können Sie <text:span text:style-name="T175">sieben</text:span> weitere Basemaps nuzten.</text:p>
      <text:list xml:id="list8545402936437156380" text:style-name="L18">
        <text:list-item>
          <text:p text:style-name="P474">L.esri.BasemapLayer</text:p>
        </text:list-item>
        <text:list-item>
          <text:p text:style-name="P474">L.esri.DynamicMapLayer</text:p>
        </text:list-item>
        <text:list-item>
          <text:p text:style-name="P474">L.esri.ImageMapLayer</text:p>
        </text:list-item>
        <text:list-item>
          <text:p text:style-name="P474">L.esri.RasterLayer</text:p>
        </text:list-item>
        <text:list-item>
          <text:p text:style-name="P474">L.esri.TiledMapLayer</text:p>
        </text:list-item>
        <text:list-item>
          <text:p text:style-name="P474">L.esri.FeatureLayer</text:p>
        </text:list-item>
        <text:list-item>
          <text:p text:style-name="P474">L.esri.Cluster.FeatureLayer</text:p>
        </text:list-item>
        <text:list-item>
          <text:p text:style-name="P474">L.esri.Heat.FeatureLayer</text:p>
        </text:list-item>
      </text:list>
      <text:p text:style-name="P293"><text:s/><text:span text:style-name="T174">http://esri.github.io/esri-leaflet/api-reference/</text:span></text:p>
      <text:h text:style-name="P512" text:outline-level="3">L.esri.DynamicMapLayer</text:h>
      <text:p text:style-name="P300">Todo? https://github.com/Esri/esri-leaflet</text:p>
      <text:p text:style-name="P297"><text:a xlink:type="simple" xlink:href="http://esri.github.io/esri-leaflet/api-reference/layers/dynamic-map-layer.html" text:style-name="Internet_20_link" text:visited-style-name="Visited_20_Internet_20_Link">http://esri.github.io/esri-leaflet/api-reference/layers/dynamic-map-layer.html</text:a></text:p>
      <text:p text:style-name="P298">https://geoportal.stadt-koeln.de/arcgis/rest/services/Behindertenparkplaetze/MapServer/0</text:p>
      <text:p text:style-name="P294"><text:a xlink:type="simple" xlink:href="https://geoportal.stadt-koeln.de/arcgis/rest/services/" text:style-name="Internet_20_link" text:visited-style-name="Visited_20_Internet_20_Link">https://geoportal.stadt-koeln.de/arcgis/rest/services/</text:a></text:p>
      <text:p text:style-name="P295"><text:soft-page-break/>939.html</text:p>
      <text:h text:style-name="P513" text:outline-level="3"/>
      <text:h text:style-name="Heading_20_3" text:outline-level="3">geocoding </text:h>
      <text:p text:style-name="P307">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6"><text:a xlink:type="simple" xlink:href="https://de.wikipedia.org/wiki/Georeferenzierung" text:style-name="Internet_20_link" text:visited-style-name="Visited_20_Internet_20_Link">https://de.wikipedia.org/wiki/Georeferenzierung</text:a></text:p>
      <text:p text:style-name="P306"/>
      <text:p text:style-name="P309">todo es bit auch</text:p>
      <text:p text:style-name="P306"><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9">Und <text:a xlink:type="simple" xlink:href="https://developers.google.com/maps/documentation/geocoding/start" text:style-name="Internet_20_link" text:visited-style-name="Visited_20_Internet_20_Link">https://developers.google.com/maps/documentation/geocoding/start</text:a></text:p>
      <text:p text:style-name="P309"/>
      <text:p text:style-name="Text_20_body"/>
      <text:p text:style-name="P301"><text:a xlink:type="simple" xlink:href="https://github.com/Esri/esri-leaflet-geocoder" text:style-name="Internet_20_link" text:visited-style-name="Visited_20_Internet_20_Link">https://github.com/Esri/esri-leaflet-geocoder</text:a></text:p>
      <text:p text:style-name="P301"/>
      <text:p text:style-name="P301"/>
      <text:h text:style-name="P521" text:outline-level="4">Nach Eingabe einer Adresse den passenden Ort auf der Karte finden</text:h>
      <text:p text:style-name="P308">Umgekehrtes Geocoding bezeichnet die Umwandlung geografischer Koordinaten in lesbare Adressen. </text:p>
      <text:p text:style-name="P302">938.html</text:p>
      <text:p text:style-name="P305">Achtung: adresse nurim Bereich wird gefunden</text:p>
      <text:p text:style-name="P302"/>
      <text:p text:style-name="P302"/>
      <text:h text:style-name="P522" text:outline-level="4">Mithilfe eines Parameters in der URL den passenden Ort finden</text:h>
      <text:p text:style-name="P303">937.html</text:p>
      <text:p text:style-name="P303"/>
      <text:p text:style-name="P304"><text:a xlink:type="simple" xlink:href="http://esri.github.io/esri-leaflet/api-reference/tasks/geocode.html" text:style-name="Internet_20_link" text:visited-style-name="Visited_20_Internet_20_Link">http://esri.github.io/esri-leaflet/api-reference/tasks/geocode.html</text:a></text:p>
      <text:p text:style-name="P304"><text:soft-page-break/></text:p>
      <text:p text:style-name="P299">file:///media/astrid/AstridsAktuelleDatenPlatte/Daten/arbeit/Schreiben/bookboon/softwaretesting/BuchLeaflet/code/5/URLgeocode.html?a=56751%20Gering</text:p>
      <text:h text:style-name="P523" text:outline-level="4"/>
      <text:h text:style-name="P523" text:outline-level="4"/>
      <text:h text:style-name="P522" text:outline-level="4">Nach Klick auf die Karte die passende Adresse ausgeben</text:h>
      <text:h text:style-name="P524" text:outline-level="4">http://esri.github.io/esri-leaflet/api-reference/tasks/reverse-geocode.html</text:h>
      <text:h text:style-name="Heading_20_3" text:outline-level="3">query layers</text:h>
      <text:p text:style-name="P319">Todo Punkte im ausgewählten Bereich werden gefunden. Deshalb Bereich klein halten, falls es viele Punkte gibt.</text:p>
      <text:p text:style-name="P310">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2">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7"/>
      <text:p text:style-name="P317">doku feature layer: http://esri.github.io/esri-leaflet/api-reference/layers/feature-layer.html</text:p>
      <text:p text:style-name="P317"/>
      <text:p text:style-name="P313">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3"/>
      <text:p text:style-name="P314">todo <text:span text:style-name="T178">was gibt es in GIS</text:span>: https://gis-iq.esri.de/content-auf-der-arcgis-plattform-viel-mehr-als-nur-basemaps/</text:p>
      <text:h text:style-name="Heading_20_4" text:outline-level="4">Attribut</text:h>
      <text:p text:style-name="P320">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5"><text:soft-page-break/><text:a xlink:type="simple" xlink:href="http://esri.github.io/esri-leaflet/examples/feature-layer-popups.html" text:style-name="Internet_20_link" text:visited-style-name="Visited_20_Internet_20_Link">http://esri.github.io/esri-leaflet/examples/feature-layer-popups.html</text:a></text:p>
      <text:p text:style-name="P316">sicherheitseinrichtungen: http://www.arcgis.com/home/item.html?id=59711f4ee839438299c90164115f129b</text:p>
      <text:p text:style-name="P311">935.html</text:p>
      <text:p text:style-name="Text_20_body"/>
      <text:h text:style-name="Heading_20_4" text:outline-level="4">abstand</text:h>
      <text:p text:style-name="P318">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1">934.html</text:p>
      <text:h text:style-name="P485"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2">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Ein Modul in Joomla!</text:h>
      <text:p text:style-name="P331">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text:span><text:soft-page-break/><text:span text:style-name="T193">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2"><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29"><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3">Es gibt vier Dateien, die ich zu einem Grundgerüst eines Joomla! Modules zähle. <text:span text:style-name="T196">Das sind die Dateien</text:span></text:p>
      <text:list xml:id="list358971588930002797" text:style-name="L19">
        <text:list-item>
          <text:p text:style-name="P475">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76">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75"><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75"><text:soft-page-break/><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4">Todo es gibt Backend und Frontend Module wir behandeln nur ein Frondendmodul.</text:p>
      <text:h text:style-name="Heading_20_2" text:outline-level="2">Creating mod_<text:span text:style-name="T192">MODULNAME</text:span>.php</text:h>
      <text:p text:style-name="P335">Die Datei mod_MODULNAME.php hat drei wichtige Aufgaben:</text:p>
      <text:list xml:id="list3524190074734774450" text:style-name="L20">
        <text:list-item>
          <text:p text:style-name="P477"><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78"><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79">Als letztes bindet Sie Vorlage – also die Datei – ein, um die Ausgabe zu erzeugen.</text:p>
        </text:list-item>
      </text:list>
      <text:p text:style-name="P337">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6">Require_once wird verwendet, weil unsere Helferfunktionen innerhalb einer Klasse definiert sind und wir nur die Klasse einmal definieren wollen.</text:p>
      <text:p text:style-name="P336"/>
      <text:p text:style-name="P338">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6"/>
      <text:p text:style-name="P336"><text:span text:style-name="T200">Todo </text:span>$ Hello = modHelloWorldHelper :: getHello ($ params);</text:p>
      <text:p text:style-name="P336"><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8"><text:soft-page-break/>Die komplette Datei "mod_<text:span text:style-name="T201">jdosm</text:span>.php" <text:span text:style-name="T200">sieht</text:span> <text:span text:style-name="T201">nun </text:span>wie folgt <text:span text:style-name="T200">aus</text:span>:</text:p>
      <text:p text:style-name="P406">mod_jdosm.php</text:p>
      <text:p text:style-name="P406">&lt;?php</text:p>
      <text:p text:style-name="P406">defined('_JEXEC') or die;</text:p>
      <text:p text:style-name="P406">require_once __DIR__ . '/helper.php';</text:p>
      <text:p text:style-name="P406">$moduleclass_sfx = htmlspecialchars($params-&gt;get('moduleclass_sfx'));</text:p>
      <text:p text:style-name="P406">require JModuleHelper::getLayoutPath('mod_jdosm', $params-&gt;get('layout', 'default'));</text:p>
      <text:p text:style-name="Text_20_body"/>
      <text:p text:style-name="Text_20_body"/>
      <text:h text:style-name="Heading_20_2" text:outline-level="2">Creating helper.php</text:h>
      <text:p text:style-name="P321"/>
      <text:p text:style-name="P339">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1"/>
      <text:p text:style-name="P321">Here is the code for the helper.php file:</text:p>
      <text:p text:style-name="P407">&lt;?php</text:p>
      <text:p text:style-name="P407">defined('_JEXEC') or die('');</text:p>
      <text:p text:style-name="P407">class ModJdosmHelper</text:p>
      <text:p text:style-name="P407">{</text:p>
      <text:p text:style-name="P407">public static function getHallo()</text:p>
      <text:p text:style-name="P407">{</text:p>
      <text:p text:style-name="P407"><text:tab/>return "Hallo, I bin ein Leaflet Karte!";</text:p>
      <text:p text:style-name="P407">}</text:p>
      <text:p text:style-name="P321"/>
      <text:p text:style-name="P339">todo Lizenz erklären</text:p>
      <text:p text:style-name="Quotations">Es gibt keine Regel, dass wir unsere Helfer-Klasse benennen müssen, wie wir haben, aber es ist hilfreich, dies zu tun, damit es leicht identifizierbar und lokalisierbar ist. </text:p>
      <text:h text:style-name="Heading_20_2" text:outline-level="2"><text:soft-page-break/>Creating tmpl/default.php</text:h>
      <text:p text:style-name="P340">Die default.php Datei ist die Vorlage, die die Modulausgabe anzeigt.</text:p>
      <text:p text:style-name="P340">Der Code für die default.php-Datei lautet wie folgt:</text:p>
      <text:p text:style-name="P408">&lt;?php</text:p>
      <text:p text:style-name="P413">defined('_JEXEC') or die;</text:p>
      <text:p text:style-name="P408">echo ModJdosmHelper::getHallo();</text:p>
      <text:p text:style-name="P340">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41">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1"/>
      <text:p text:style-name="P321">The code for mod_helloworld.xml is as follows:</text:p>
      <text:p text:style-name="P321"/>
      <text:p text:style-name="P409">&lt;?xml version="1.0" encoding="utf-8"?&gt;</text:p>
      <text:p text:style-name="P409">&lt;extension type="module" version="3.6" client="site" method="upgrade"&gt;</text:p>
      <text:p text:style-name="P409">&lt;name&gt;mod_jdosm&lt;/name&gt;</text:p>
      <text:p text:style-name="P409">&lt;author&gt;Astrid Günther&lt;/author&gt;</text:p>
      <text:p text:style-name="P409">&lt;creationDate&gt;2017-06-21&lt;/creationDate&gt;</text:p>
      <text:p text:style-name="P409">&lt;copyright&gt;(C) 2005 - 2017 Open Source Matters. All rights reserved.&lt;/copyright&gt;</text:p>
      <text:p text:style-name="P409">&lt;license&gt;GNU General Public License version 2 or later;&lt;/license&gt;</text:p>
      <text:p text:style-name="P409">&lt;authorEmail&gt;info@astrid-guenther.de&lt;/authorEmail&gt;</text:p>
      <text:p text:style-name="P409">&lt;authorUrl&gt;www.astrid-guenther.de&lt;/authorUrl&gt;</text:p>
      <text:p text:style-name="P409">&lt;version&gt;1.0.0&lt;/version&gt;</text:p>
      <text:p text:style-name="P409"><text:soft-page-break/>&lt;description&gt;MOD_JDOSM_XML_DESCRIPTION&lt;/description&gt;</text:p>
      <text:p text:style-name="P409">&lt;files&gt;</text:p>
      <text:p text:style-name="P409">&lt;folder&gt;language&lt;/folder&gt;</text:p>
      <text:p text:style-name="P409">&lt;folder&gt;tmpl&lt;/folder&gt;</text:p>
      <text:p text:style-name="P409">&lt;folder&gt;models&lt;/folder&gt;</text:p>
      <text:p text:style-name="P409">&lt;filename module="mod_jdosm"&gt;mod_jdosm.php&lt;/filename&gt;</text:p>
      <text:p text:style-name="P409">&lt;filename&gt;helper.php&lt;/filename&gt;</text:p>
      <text:p text:style-name="P409">&lt;/files&gt;</text:p>
      <text:p text:style-name="P409">&lt;config&gt;</text:p>
      <text:p text:style-name="P409">&lt;/config&gt;</text:p>
      <text:p text:style-name="P409">&lt;/extension&gt;</text:p>
      <text:p text:style-name="P321"/>
      <text:p text:style-name="P436"><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1"/>
      <text:h text:style-name="Heading_20_2" text:outline-level="2">Im modul die karte anstelle von ahllo anzeigen</text:h>
      <text:h text:style-name="Heading_20_3" text:outline-level="3">Xml</text:h>
      <text:p text:style-name="P342">Parameter aufnehmen</text:p>
      <text:p text:style-name="P410">…</text:p>
      <text:p text:style-name="P410">&lt;filename module="mod_jdosm"&gt;mod_jdosm.php&lt;/filename&gt;</text:p>
      <text:p text:style-name="P410">&lt;filename&gt;helper.php&lt;/filename&gt;</text:p>
      <text:p text:style-name="P410">&lt;/files&gt;</text:p>
      <text:p text:style-name="P410">&lt;config&gt;</text:p>
      <text:p text:style-name="P394">&lt;fields name="params"&gt;</text:p>
      <text:p text:style-name="P394">&lt;fieldset</text:p>
      <text:p text:style-name="P394">name="mapConfig"</text:p>
      <text:p text:style-name="P394">label="MOD_JDOSM_H_MAP"</text:p>
      <text:p text:style-name="P394">&gt;</text:p>
      <text:p text:style-name="P394">&lt;field</text:p>
      <text:p text:style-name="P394">type="integer"</text:p>
      <text:p text:style-name="P394">name="height"</text:p>
      <text:p text:style-name="P394">label="MOD_JDOSM_HEIGHT"</text:p>
      <text:p text:style-name="P394"><text:soft-page-break/>description="MOD_JDOSM_HEIGHT_DESC"</text:p>
      <text:p text:style-name="P394">default="400"</text:p>
      <text:p text:style-name="P394">first="10"</text:p>
      <text:p text:style-name="P394">last="1000"</text:p>
      <text:p text:style-name="P394">step="10"</text:p>
      <text:p text:style-name="P394">/&gt;</text:p>
      <text:p text:style-name="P394">&lt;field</text:p>
      <text:p text:style-name="P394">type="list"</text:p>
      <text:p text:style-name="P394">name="zoom"</text:p>
      <text:p text:style-name="P394">default="7"</text:p>
      <text:p text:style-name="P394">label="MOD_JDOSM_ZOOM"</text:p>
      <text:p text:style-name="P394">description="MOD_JDOSM_ZOOM_DESC"</text:p>
      <text:p text:style-name="P394">&gt;</text:p>
      <text:p text:style-name="P394">&lt;option value="1"&gt;1&lt;/option&gt;</text:p>
      <text:p text:style-name="P394">&lt;option value="2"&gt;2&lt;/option&gt;</text:p>
      <text:p text:style-name="P394">&lt;option value="3"&gt;3&lt;/option&gt;</text:p>
      <text:p text:style-name="P394">&lt;option value="4"&gt;4&lt;/option&gt;</text:p>
      <text:p text:style-name="P394">&lt;option value="5"&gt;5&lt;/option&gt;</text:p>
      <text:p text:style-name="P394">&lt;option value="6"&gt;6&lt;/option&gt;</text:p>
      <text:p text:style-name="P394">&lt;option value="7"&gt;7&lt;/option&gt;</text:p>
      <text:p text:style-name="P394">&lt;option value="8"&gt;8&lt;/option&gt;</text:p>
      <text:p text:style-name="P394">&lt;option value="9"&gt;9&lt;/option&gt;</text:p>
      <text:p text:style-name="P394">&lt;option value="10"&gt;10&lt;/option&gt;</text:p>
      <text:p text:style-name="P394">&lt;option value="11"&gt;11&lt;/option&gt;</text:p>
      <text:p text:style-name="P394">&lt;option value="12"&gt;12&lt;/option&gt;</text:p>
      <text:p text:style-name="P394">&lt;option value="13"&gt;13&lt;/option&gt;</text:p>
      <text:p text:style-name="P394">&lt;option value="14"&gt;14&lt;/option&gt;</text:p>
      <text:p text:style-name="P394">&lt;option value="15"&gt;15&lt;/option&gt;</text:p>
      <text:p text:style-name="P394">&lt;option value="16"&gt;16&lt;/option&gt;</text:p>
      <text:p text:style-name="P394">&lt;option value="17"&gt;17&lt;/option&gt;</text:p>
      <text:p text:style-name="P394">&lt;option value="18"&gt;18&lt;/option&gt;</text:p>
      <text:p text:style-name="P394">&lt;option value="19"&gt;19&lt;/option&gt;</text:p>
      <text:p text:style-name="P394">&lt;option value="20"&gt;20&lt;/option&gt;</text:p>
      <text:p text:style-name="P394">&lt;/field&gt;</text:p>
      <text:p text:style-name="P394">&lt;field</text:p>
      <text:p text:style-name="P394">type="list"</text:p>
      <text:p text:style-name="P394"><text:soft-page-break/>name="baselayer"</text:p>
      <text:p text:style-name="P394">default="mapbox"</text:p>
      <text:p text:style-name="P394">label="MOD_JDOSM_BASELAYER"</text:p>
      <text:p text:style-name="P394">description="MOD_JDOSM_BASELAYER_DESC"</text:p>
      <text:p text:style-name="P394">&gt;</text:p>
      <text:p text:style-name="P394">&lt;option value="mapnik"&gt;OpenStreetMap&lt;/option&gt;</text:p>
      <text:p text:style-name="P394">&lt;option value="stamenwater"&gt;Stamen Watercolor&lt;/option&gt;</text:p>
      <text:p text:style-name="P394">&lt;/field&gt;</text:p>
      <text:p text:style-name="P394">&lt;field</text:p>
      <text:p text:style-name="P394">type="spacer"</text:p>
      <text:p text:style-name="P394">name="spacerPos0"</text:p>
      <text:p text:style-name="P394">hr="true"</text:p>
      <text:p text:style-name="P394">/&gt;</text:p>
      <text:p text:style-name="P394">&lt;field</text:p>
      <text:p text:style-name="P394">type="spacer"</text:p>
      <text:p text:style-name="P394">name="spacerPos"</text:p>
      <text:p text:style-name="P394">label="MOD_JDOSM_POSITION"</text:p>
      <text:p text:style-name="P394">class="text"</text:p>
      <text:p text:style-name="P394">/&gt;</text:p>
      <text:p text:style-name="P394">&lt;field</text:p>
      <text:p text:style-name="P394">type="text"</text:p>
      <text:p text:style-name="P394">name="lon"</text:p>
      <text:p text:style-name="P394">label="MOD_JDOSM_LON"</text:p>
      <text:p text:style-name="P394">description="MOD_JDOSM_LON_DESC"</text:p>
      <text:p text:style-name="P394">default="7.43"</text:p>
      <text:p text:style-name="P394">/&gt;</text:p>
      <text:p text:style-name="P394">&lt;field</text:p>
      <text:p text:style-name="P394">type="text"</text:p>
      <text:p text:style-name="P394">name="lat"</text:p>
      <text:p text:style-name="P394">label="MOD_JDOSM_LAT"</text:p>
      <text:p text:style-name="P394">description="MOD_JDOSM_LAT_DESC"</text:p>
      <text:p text:style-name="P394">default="46.93"</text:p>
      <text:p text:style-name="P394">/&gt;</text:p>
      <text:p text:style-name="P394">&lt;/fieldset&gt;</text:p>
      <text:p text:style-name="P394">&lt;/fields&gt;</text:p>
      <text:p text:style-name="P410">&lt;/config&gt;</text:p>
      <text:p text:style-name="P410"><text:soft-page-break/>&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14">&lt;?php</text:p>
      <text:p text:style-name="P414">defined('_JEXEC') or die;</text:p>
      <text:p text:style-name="P414">echo ModJdosmHelper::getHallo();</text:p>
      <text:p text:style-name="P396">$document = JFactory::getDocument();</text:p>
      <text:p text:style-name="P396">$document-&gt;addStyleSheet('https://unpkg.com/leaflet@1.2.0/dist/leaflet.css');</text:p>
      <text:p text:style-name="P396">$document-&gt;addScript('https://unpkg.com/leaflet@1.2.0/dist/leaflet.js');</text:p>
      <text:p text:style-name="P396">?&gt;</text:p>
      <text:p text:style-name="P396">&lt;div style="</text:p>
      <text:p text:style-name="P396"><text:tab/>width: auto;</text:p>
      <text:p text:style-name="P396"><text:tab/>height:&lt;?php echo $params-&gt;get('height', '400'); ?&gt;px;"</text:p>
      <text:p text:style-name="P396"><text:tab/>id="map&lt;?php echo $module-&gt;id; ?&gt;"&gt;</text:p>
      <text:p text:style-name="P396">&lt;/div&gt;</text:p>
      <text:p text:style-name="P396">&lt;?php</text:p>
      <text:p text:style-name="P396">$script = array();</text:p>
      <text:p text:style-name="P396">$script[] = "&lt;script&gt;";</text:p>
      <text:p text:style-name="P396"/>
      <text:p text:style-name="P396">$script[] = ModJdosmHelper::getMap($module, $params);</text:p>
      <text:p text:style-name="P396">$script[] = ModJdosmHelper::getTileLayer($module, $params);</text:p>
      <text:p text:style-name="P396">$script[] = "mymap" . $module-&gt;id . ".setView([" .</text:p>
      <text:p text:style-name="P396"><text:tab/><text:tab/>$params-&gt;get('lat', '46.93') . ", " .</text:p>
      <text:p text:style-name="P396"><text:tab/><text:tab/>$params-&gt;get('lon', '7.43') . "], " .</text:p>
      <text:p text:style-name="P396"><text:tab/><text:tab/>$params-&gt;get('zoom', 'false') . ")";</text:p>
      <text:p text:style-name="P396">$script[] = "&lt;/script&gt;";</text:p>
      <text:p text:style-name="P396">echo implode("\n", $script);</text:p>
      <text:p text:style-name="P344"/>
      <text:h text:style-name="Heading_20_3" text:outline-level="3"><text:soft-page-break/>helper</text:h>
      <text:p text:style-name="Text_20_body"/>
      <text:p text:style-name="Text_20_body"/>
      <text:p text:style-name="P415">&lt;?php</text:p>
      <text:p text:style-name="P415">defined('_JEXEC') or die('');</text:p>
      <text:p text:style-name="P415">class ModJdosmHelper</text:p>
      <text:p text:style-name="P415">{</text:p>
      <text:p text:style-name="P397">public static function getHallo()</text:p>
      <text:p text:style-name="P397">{</text:p>
      <text:p text:style-name="P397">return "Hallo, I<text:span text:style-name="T207">ch</text:span> bin ein<text:span text:style-name="T208">e</text:span> Leaflet Karte!";</text:p>
      <text:p text:style-name="P397">}</text:p>
      <text:p text:style-name="P397">public static function <text:span text:style-name="T205">getMap</text:span>($module, $params)</text:p>
      <text:p text:style-name="P397">{</text:p>
      <text:p text:style-name="P397">$script = "";</text:p>
      <text:p text:style-name="P397">$script .= "var mymap" . $module-&gt;id . " = L.map('map" . $module-&gt;id . "');";</text:p>
      <text:p text:style-name="P397">return $script;</text:p>
      <text:p text:style-name="P397">}</text:p>
      <text:p text:style-name="P397">public static function <text:span text:style-name="T205">getTileLayer</text:span>($module, $params)</text:p>
      <text:p text:style-name="P397">{</text:p>
      <text:p text:style-name="P397">$baselayerSettings = "";</text:p>
      <text:p text:style-name="P397">$baselayerURL = "";</text:p>
      <text:p text:style-name="P397">if ($params-&gt;get('baselayer', 'mapbox') == 'mapnik')</text:p>
      <text:p text:style-name="P397">{</text:p>
      <text:p text:style-name="P397">$baselayerURL = 'https://{s}.tile.openstreetmap.org/{z}/{x}/{y}.png';</text:p>
      <text:p text:style-name="P397">$baselayerSettings = "maxZoom: 19 ";</text:p>
      <text:p text:style-name="P397">}</text:p>
      <text:p text:style-name="P397">elseif ($params-&gt;get('baselayer', 'mapbox') == 'stamenwater')</text:p>
      <text:p text:style-name="P397">{</text:p>
      <text:p text:style-name="P397">$baselayerURL = 'https://stamen-tiles-{s}.a.ssl.fastly.net/watercolor/{z}/{x}/{y}.png';</text:p>
      <text:p text:style-name="P397">$baselayerSettings = "subdomains: 'abcd', minZoom: 1, maxZoom: 16 ";</text:p>
      <text:p text:style-name="P397">}</text:p>
      <text:p text:style-name="P397"><text:soft-page-break/>else</text:p>
      <text:p text:style-name="P397">{</text:p>
      <text:p text:style-name="P397">$baselayerURL = 'https://{s}.tile.openstreetmap.org/{z}/{x}/{y}.png';</text:p>
      <text:p text:style-name="P397">$baselayerSettings = "maxZoom: 19 ";</text:p>
      <text:p text:style-name="P397">}</text:p>
      <text:p text:style-name="P397">$script = "";</text:p>
      <text:p text:style-name="P397">$script .= "<text:tab/>L.tileLayer('" . $baselayerURL . "', {";</text:p>
      <text:p text:style-name="P397">$script .= $baselayerSettings;</text:p>
      <text:p text:style-name="P397">$script .= "<text:tab/>}).addTo(mymap" . $module-&gt;id . ");";</text:p>
      <text:p text:style-name="P397">return $script;</text:p>
      <text:p text:style-name="P397">}</text:p>
      <text:p text:style-name="P415">}</text:p>
      <text:p text:style-name="Text_20_body"/>
      <text:h text:style-name="Heading_20_2" text:outline-level="2">cusom marker</text:h>
      <text:h text:style-name="Heading_20_3" text:outline-level="3">Xml Datei</text:h>
      <text:h text:style-name="Heading_20_4" text:outline-level="4">hauptdatei</text:h>
      <text:p text:style-name="P411">…</text:p>
      <text:p text:style-name="P395">&lt;field</text:p>
      <text:p text:style-name="P395">type="list"</text:p>
      <text:p text:style-name="P395">name="showpin"</text:p>
      <text:p text:style-name="P395">default="0"</text:p>
      <text:p text:style-name="P395">label="MOD_JDOSM_CONFIG_CONTROL_SHOWPIN_LABEL"</text:p>
      <text:p text:style-name="P395">description="MOD_JDOSM_CONFIG_CONTROL_SHOWPIN_DESC"</text:p>
      <text:p text:style-name="P395">&gt;</text:p>
      <text:p text:style-name="P395">&lt;option value="1"&gt;JYES&lt;/option&gt;</text:p>
      <text:p text:style-name="P395">&lt;option value="0"&gt;JNO&lt;/option&gt;</text:p>
      <text:p text:style-name="P395">&lt;/field&gt;</text:p>
      <text:p text:style-name="P395">&lt;field</text:p>
      <text:p text:style-name="P395">name="specialpins"</text:p>
      <text:p text:style-name="P395">type="subform"</text:p>
      <text:p text:style-name="P395">formsource="<text:span text:style-name="T205">modules/mod_jdosm/models/forms/custombuttons.xml</text:span>"</text:p>
      <text:p text:style-name="P395">multiple="true"</text:p>
      <text:p text:style-name="P395"><text:soft-page-break/>label="MOD_JDOSM_CONFIG_CONTROL_SUBFORM_LABEL"</text:p>
      <text:p text:style-name="P395">min= "1"</text:p>
      <text:p text:style-name="P395">max= "20"</text:p>
      <text:p text:style-name="P395">description="MOD_JDOSM_CONFIG_CONTROL_SUBFORM_DESC"</text:p>
      <text:p text:style-name="P395">layout="joomla.form.field.subform.repeatable"</text:p>
      <text:p text:style-name="P395">showon="showpin:1"</text:p>
      <text:p text:style-name="P395">/&gt;</text:p>
      <text:p text:style-name="P395">&lt;/fieldset&gt;</text:p>
      <text:p text:style-name="P411">&lt;/fields&gt;</text:p>
      <text:p text:style-name="P411">&lt;/config&gt;</text:p>
      <text:p text:style-name="P411">&lt;/extension&gt;</text:p>
      <text:p text:style-name="P411"/>
      <text:p text:style-name="Text_20_body"/>
      <text:p text:style-name="Text_20_body"/>
      <text:h text:style-name="Heading_20_4" text:outline-level="4"><text:span text:style-name="T206">Ergänzung</text:span> <text:span text:style-name="T204">models/forms/custombutton.xms</text:span></text:h>
      <text:p text:style-name="Text_20_body"/>
      <text:p text:style-name="P412">&lt;?xml version="1.0" encoding="UTF-8"?&gt;</text:p>
      <text:p text:style-name="P412">&lt;form&gt;</text:p>
      <text:p text:style-name="P412">&lt;field</text:p>
      <text:p text:style-name="P412">type="text"</text:p>
      <text:p text:style-name="P412">name="lonpin"</text:p>
      <text:p text:style-name="P412">label="MOD_JDOSM_LON"</text:p>
      <text:p text:style-name="P412">description="MOD_JDOSM_LON_DESC"</text:p>
      <text:p text:style-name="P412">default="7.43"</text:p>
      <text:p text:style-name="P412">/&gt;</text:p>
      <text:p text:style-name="P412">&lt;field</text:p>
      <text:p text:style-name="P412">type="text"</text:p>
      <text:p text:style-name="P412">name="latpin"</text:p>
      <text:p text:style-name="P412">label="MOD_JDOSM_LAT"</text:p>
      <text:p text:style-name="P412">description="MOD_JDOSM_LAT_DESC"</text:p>
      <text:p text:style-name="P412">default="46.93"</text:p>
      <text:p text:style-name="P412">/&gt;</text:p>
      <text:p text:style-name="P412">&lt;field</text:p>
      <text:p text:style-name="P412">type="spacer"</text:p>
      <text:p text:style-name="P412">name="spacerPosMedia0"</text:p>
      <text:p text:style-name="P412"><text:soft-page-break/>hr="true"</text:p>
      <text:p text:style-name="P412">/&gt;</text:p>
      <text:p text:style-name="P412">&lt;field</text:p>
      <text:p text:style-name="P412">type="radio"</text:p>
      <text:p text:style-name="P412">name="pin"</text:p>
      <text:p text:style-name="P412">default="1"</text:p>
      <text:p text:style-name="P412">label="MOD_JDOSM_PIN"</text:p>
      <text:p text:style-name="P412">description="MOD_JDOSM_PIN_DESC"</text:p>
      <text:p text:style-name="P412">&gt;</text:p>
      <text:p text:style-name="P412">&lt;option value="1"&gt;&amp;lt;img src="https://unpkg.com/leaflet@1.2.0/dist/images/marker-icon.png" /&amp;gt;&lt;/option&gt;</text:p>
      <text:p text:style-name="P412">&lt;option value="2"&gt;MOD_JDOSM_OWNPIN&lt;/option&gt;</text:p>
      <text:p text:style-name="P412">&lt;/field&gt;</text:p>
      <text:p text:style-name="P412">&lt;field</text:p>
      <text:p text:style-name="P412">type="media"</text:p>
      <text:p text:style-name="P412">name="customPinPath"</text:p>
      <text:p text:style-name="P412">label="MOD_JDOSM_PINPATH"</text:p>
      <text:p text:style-name="P412">description="MOD_JDOSM_PINPATH_DESC"</text:p>
      <text:p text:style-name="P412">default="http://leafletjs.com/examples/custom-icons/leaf-green.png"</text:p>
      <text:p text:style-name="P412">showon="pin:2"</text:p>
      <text:p text:style-name="P412">/&gt;</text:p>
      <text:p text:style-name="P412">&lt;field</text:p>
      <text:p text:style-name="P412">type="text"</text:p>
      <text:p text:style-name="P412">name="customPinSize"</text:p>
      <text:p text:style-name="P412">label="MOD_JDOSM_PINSIZE"</text:p>
      <text:p text:style-name="P412">description="MOD_JDOSM_PINSIZE_DESC"</text:p>
      <text:p text:style-name="P412">default="38, 95"</text:p>
      <text:p text:style-name="P412">showon="pin:2"</text:p>
      <text:p text:style-name="P412">/&gt;</text:p>
      <text:p text:style-name="P412">&lt;field</text:p>
      <text:p text:style-name="P412">type="media"</text:p>
      <text:p text:style-name="P412">name="customPinShadowPath"</text:p>
      <text:p text:style-name="P412">label="MOD_JDOSM_PINSHADOWPATH"</text:p>
      <text:p text:style-name="P412">description="MOD_JDOSM_PINSHADOWPATH_DESC"</text:p>
      <text:p text:style-name="P412"><text:soft-page-break/>default="http://leafletjs.com/examples/custom-icons/leaf-shadow.png"</text:p>
      <text:p text:style-name="P412">showon="pin:2"</text:p>
      <text:p text:style-name="P412">/&gt;</text:p>
      <text:p text:style-name="P412">&lt;field</text:p>
      <text:p text:style-name="P412">type="text"</text:p>
      <text:p text:style-name="P412">name="customPinShadowSize"</text:p>
      <text:p text:style-name="P412">label="MOD_JDOSM_PINSHADOWSIZE"</text:p>
      <text:p text:style-name="P412">description="MOD_JDOSM_PINSHADOWSIZE_DESC"</text:p>
      <text:p text:style-name="P412">default="50, 64"</text:p>
      <text:p text:style-name="P412">showon="pin:2"</text:p>
      <text:p text:style-name="P412">/&gt;</text:p>
      <text:p text:style-name="P412">&lt;field</text:p>
      <text:p text:style-name="P412">type="text"</text:p>
      <text:p text:style-name="P412">name="customPinOffset"</text:p>
      <text:p text:style-name="P412">label="MOD_JDOSM_PINOFFSET"</text:p>
      <text:p text:style-name="P412">description="MOD_JDOSM_PINOFFSET_DESC"</text:p>
      <text:p text:style-name="P412">default="22, 94"</text:p>
      <text:p text:style-name="P412">showon="pin:2"</text:p>
      <text:p text:style-name="P412">/&gt;</text:p>
      <text:p text:style-name="P412">&lt;field</text:p>
      <text:p text:style-name="P412">type="text"</text:p>
      <text:p text:style-name="P412">name="customPinPopupOffset"</text:p>
      <text:p text:style-name="P412">label="MOD_JDOSM_PINPOPUPOFFSET"</text:p>
      <text:p text:style-name="P412">description="MOD_JDOSM_PINPOPUPOFFSET_DESC"</text:p>
      <text:p text:style-name="P412">default="-3, -76"</text:p>
      <text:p text:style-name="P412">showon="pin:2"</text:p>
      <text:p text:style-name="P412">/&gt;</text:p>
      <text:p text:style-name="P412">&lt;field</text:p>
      <text:p text:style-name="P412">type="spacer"</text:p>
      <text:p text:style-name="P412">name="spacerPosMedia1"</text:p>
      <text:p text:style-name="P412">hr="true"</text:p>
      <text:p text:style-name="P412">showon="pin:2"</text:p>
      <text:p text:style-name="P412">/&gt;</text:p>
      <text:p text:style-name="P412">&lt;field</text:p>
      <text:p text:style-name="P412">type="list"</text:p>
      <text:p text:style-name="P412"><text:soft-page-break/>name="popup"</text:p>
      <text:p text:style-name="P412">default="0"</text:p>
      <text:p text:style-name="P412">label="MOD_JDOSM_POPUP"</text:p>
      <text:p text:style-name="P412">description="MOD_JDOSM_POPUP_DESC"</text:p>
      <text:p text:style-name="P412">&gt;</text:p>
      <text:p text:style-name="P412">&lt;option value="1"&gt;MOD_JDOSM_KLICK&lt;/option&gt;</text:p>
      <text:p text:style-name="P412">&lt;option value="2"&gt;MOD_JDOSM_ALWAYS&lt;/option&gt;</text:p>
      <text:p text:style-name="P412">&lt;option value="0"&gt;MOD_JDOSM_NEVER&lt;/option&gt;</text:p>
      <text:p text:style-name="P412">&lt;/field&gt;</text:p>
      <text:p text:style-name="P412">&lt;field</text:p>
      <text:p text:style-name="P412">type="editor"</text:p>
      <text:p text:style-name="P412">name="popuptext"</text:p>
      <text:p text:style-name="P412">default=""</text:p>
      <text:p text:style-name="P412">label="MOD_JDOSM_POPUPTEXT"</text:p>
      <text:p text:style-name="P412">description="MOD_JDOSM_POPUPTEXT_DESC"</text:p>
      <text:p text:style-name="P412">filter="safehtml"</text:p>
      <text:p text:style-name="P412">showon="popup!:0"</text:p>
      <text:p text:style-name="P412">/&gt;</text:p>
      <text:p text:style-name="P412">&lt;/form&gt;</text:p>
      <text:p text:style-name="P412"/>
      <text:p text:style-name="Text_20_body"/>
      <text:h text:style-name="P514" text:outline-level="3">tmpl/default.php</text:h>
      <text:p text:style-name="P343"/>
      <text:p text:style-name="P343"/>
      <text:p text:style-name="P414">&lt;?php</text:p>
      <text:p text:style-name="P414">defined('_JEXEC') or die;</text:p>
      <text:p text:style-name="P414">echo ModJdosmHelper::getHallo();</text:p>
      <text:p text:style-name="P414">$document = JFactory::getDocument();</text:p>
      <text:p text:style-name="P414">$document-&gt;addStyleSheet('https://unpkg.com/leaflet@1.2.0/dist/leaflet.css');</text:p>
      <text:p text:style-name="P414">$document-&gt;addScript('https://unpkg.com/leaflet@1.2.0/dist/leaflet.js');</text:p>
      <text:p text:style-name="P414">?&gt;</text:p>
      <text:p text:style-name="P414"><text:soft-page-break/>&lt;div style="</text:p>
      <text:p text:style-name="P414"><text:tab/>width: auto;</text:p>
      <text:p text:style-name="P414"><text:tab/>height:&lt;?php echo $params-&gt;get('height', '400'); ?&gt;px;"</text:p>
      <text:p text:style-name="P414"><text:tab/>id="map&lt;?php echo $module-&gt;id; ?&gt;"&gt;</text:p>
      <text:p text:style-name="P414">&lt;/div&gt;</text:p>
      <text:p text:style-name="P414">&lt;?php</text:p>
      <text:p text:style-name="P414">$script = array();</text:p>
      <text:p text:style-name="P414">$script[] = "&lt;script&gt;";</text:p>
      <text:p text:style-name="P414"/>
      <text:p text:style-name="P414">$script[] = ModJdosmHelper::getMap($module, $params);</text:p>
      <text:p text:style-name="P414">$script[] = ModJdosmHelper::getTileLayer($module, $params);</text:p>
      <text:p text:style-name="P414">$script[] = "mymap" . $module-&gt;id . ".setView([" .</text:p>
      <text:p text:style-name="P414"><text:tab/><text:tab/>$params-&gt;get('lat', '46.93') . ", " .</text:p>
      <text:p text:style-name="P414"><text:tab/><text:tab/>$params-&gt;get('lon', '7.43') . "], " .</text:p>
      <text:p text:style-name="P414"><text:tab/><text:tab/>$params-&gt;get('zoom', 'false') . ")";</text:p>
      <text:p text:style-name="P396">if($params-&gt;get('showpin', '1') == 1)</text:p>
      <text:p text:style-name="P396">{</text:p>
      <text:p text:style-name="P396"><text:tab/>$script[] = ModJdosmHelper::getpin($module, $params);</text:p>
      <text:p text:style-name="P396">}</text:p>
      <text:p text:style-name="P414">$script[] = "&lt;/script&gt;";</text:p>
      <text:p text:style-name="P414">echo implode("\n", $script);</text:p>
      <text:p text:style-name="Text_20_body"/>
      <text:h text:style-name="Heading_20_3" text:outline-level="3">helper</text:h>
      <text:p text:style-name="Text_20_body"/>
      <text:p text:style-name="Text_20_body"/>
      <text:p text:style-name="P415">&lt;?php</text:p>
      <text:p text:style-name="P415">defined('_JEXEC') or die('');</text:p>
      <text:p text:style-name="P415">class ModJdosmHelper</text:p>
      <text:p text:style-name="P415">{</text:p>
      <text:p text:style-name="P415">…</text:p>
      <text:p text:style-name="P397">public static function <text:span text:style-name="T205">getpin</text:span>($module, $params)</text:p>
      <text:p text:style-name="P397">{</text:p>
      <text:p text:style-name="P397">// Standard Icon</text:p>
      <text:p text:style-name="P397">$return = "";</text:p>
      <text:p text:style-name="P397"><text:soft-page-break/>foreach ($params-&gt;get('specialpins', null) as $specialpin)</text:p>
      <text:p text:style-name="P397">{</text:p>
      <text:p text:style-name="P397">if ($specialpin-&gt;pin == 1)</text:p>
      <text:p text:style-name="P397">{</text:p>
      <text:p text:style-name="P397">$return .= "L.marker([" . $specialpin-&gt;latpin . ", " . $specialpin-&gt;lonpin . "])."</text:p>
      <text:p text:style-name="P397"><text:tab/><text:tab/>. "addTo(mymap" . $module-&gt;id . ")";</text:p>
      <text:p text:style-name="P397">}</text:p>
      <text:p text:style-name="P397">// Custom Icon</text:p>
      <text:p text:style-name="P397">if ($specialpin-&gt;pin == 2)</text:p>
      <text:p text:style-name="P397">{</text:p>
      <text:p text:style-name="P397">$iconimage = $specialpin-&gt;customPinPath;</text:p>
      <text:p text:style-name="P397">$shadowimage = $specialpin-&gt;customPinShadowPath;</text:p>
      <text:p text:style-name="P397">if (!(substr($specialpin-&gt;customPinPath, 0, 4) === "http"))</text:p>
      <text:p text:style-name="P397">{</text:p>
      <text:p text:style-name="P397">$iconimage = JURI::base() . $specialpin-&gt;customPinPath;</text:p>
      <text:p text:style-name="P397">}</text:p>
      <text:p text:style-name="P397">if (!(substr($specialpin-&gt;customPinShadowPath, 0, 4) === "http"))</text:p>
      <text:p text:style-name="P397">{</text:p>
      <text:p text:style-name="P397">$shadowimage = JURI::base() . $specialpin-&gt;customPinShadowPath;</text:p>
      <text:p text:style-name="P397">}</text:p>
      <text:p text:style-name="P397">$return .= 'var LeafIcon = L.Icon.extend({'</text:p>
      <text:p text:style-name="P397">. 'options: {'</text:p>
      <text:p text:style-name="P397">. 'iconUrl: \'' . $iconimage . '\','</text:p>
      <text:p text:style-name="P397">. 'shadowUrl: \'' . $shadowimage . '\','</text:p>
      <text:p text:style-name="P397">. 'iconSize: [' . $specialpin-&gt;customPinSize . '],'</text:p>
      <text:p text:style-name="P397">. 'shadowSize: [' . $specialpin-&gt;customPinShadowSize . '],'</text:p>
      <text:p text:style-name="P397">. 'iconAnchor: [' . $specialpin-&gt;customPinOffset . '],'</text:p>
      <text:p text:style-name="P397">. 'popupAnchor: [' . $specialpin-&gt;customPinPopupOffset . ']'</text:p>
      <text:p text:style-name="P397">. '}'</text:p>
      <text:p text:style-name="P397">. '});';</text:p>
      <text:p text:style-name="P397">$return .= 'var myIcon = new LeafIcon();';</text:p>
      <text:p text:style-name="P397">$return .= "L.marker([" . $specialpin-&gt;latpin . ", " . $specialpin-&gt;lonpin . "], {icon: myIcon})."</text:p>
      <text:p text:style-name="P397">. "addTo(mymap" . $module-&gt;id . ")";</text:p>
      <text:p text:style-name="P397">}</text:p>
      <text:p text:style-name="P397"><text:soft-page-break/>if ($specialpin-&gt;popup == '1')</text:p>
      <text:p text:style-name="P397">{</text:p>
      <text:p text:style-name="P397">$return .= ".bindPopup('" . $specialpin-&gt;popuptext . "')";</text:p>
      <text:p text:style-name="P397">}</text:p>
      <text:p text:style-name="P397">if ($specialpin-&gt;popup == '2')</text:p>
      <text:p text:style-name="P397">{</text:p>
      <text:p text:style-name="P397">$return .= ".bindPopup('" . $specialpin-&gt;popuptext . "')"</text:p>
      <text:p text:style-name="P397">. ".openPopup()";</text:p>
      <text:p text:style-name="P397">}</text:p>
      <text:p text:style-name="P397">$return .= ";";</text:p>
      <text:p text:style-name="P397">}</text:p>
      <text:p text:style-name="P397">return $return;</text:p>
      <text:p text:style-name="P397">}</text:p>
      <text:p text:style-name="P415">}</text:p>
      <text:h text:style-name="Heading_20_2" text:outline-level="2">Sprachdateien</text:h>
      <text:p text:style-name="P345">Todo</text:p>
      <text:p text:style-name="P345"/>
      <text:p text:style-name="Text_20_body"/>
      <text:p text:style-name="Text_20_body"/>
      <text:p text:style-name="P383">todos</text:p>
      <text:p text:style-name="P108">todo GeoJson immer gleich geschriebe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3T15:02:11.769410198</dc:date>
    <meta:editing-duration>P8DT9H36M59S</meta:editing-duration>
    <meta:editing-cycles>722</meta:editing-cycles>
    <meta:document-statistic meta:table-count="1" meta:image-count="0" meta:object-count="0" meta:page-count="74" meta:paragraph-count="1439" meta:word-count="12148" meta:character-count="94298" meta:non-whitespace-character-count="83021"/>
  </office:meta>
</office:document-meta>
</file>